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8ecce" officeooo:paragraph-rsid="000d85ea"/>
    </style:style>
    <style:style style:name="P2" style:family="paragraph" style:parent-style-name="Text_20_body">
      <style:paragraph-properties fo:text-align="justify" style:justify-single-word="false"/>
      <style:text-properties fo:language="en" fo:country="US" officeooo:rsid="0008ecce" officeooo:paragraph-rsid="000d85ea"/>
    </style:style>
    <style:style style:name="P3" style:family="paragraph" style:parent-style-name="Text_20_body">
      <style:paragraph-properties fo:text-align="justify" style:justify-single-word="false"/>
      <style:text-properties fo:language="en" fo:country="US" officeooo:rsid="000f3743" officeooo:paragraph-rsid="000f3743"/>
    </style:style>
    <style:style style:name="P4" style:family="paragraph" style:parent-style-name="Text_20_body">
      <style:paragraph-properties fo:text-align="justify" style:justify-single-word="false"/>
      <style:text-properties fo:language="en" fo:country="US" officeooo:rsid="00102426" officeooo:paragraph-rsid="00102426"/>
    </style:style>
    <style:style style:name="P5" style:family="paragraph" style:parent-style-name="Text_20_body">
      <style:paragraph-properties fo:text-align="justify" style:justify-single-word="false"/>
      <style:text-properties fo:language="en" fo:country="US" officeooo:rsid="00108b3e" officeooo:paragraph-rsid="00108b3e"/>
    </style:style>
    <style:style style:name="P6" style:family="paragraph" style:parent-style-name="Text_20_body">
      <style:text-properties fo:language="en" fo:country="US" officeooo:rsid="001133da" officeooo:paragraph-rsid="001133da"/>
    </style:style>
    <style:style style:name="P7" style:family="paragraph" style:parent-style-name="Text_20_body">
      <style:paragraph-properties fo:text-align="justify" style:justify-single-word="false"/>
      <style:text-properties fo:language="en" fo:country="US" officeooo:rsid="001133da" officeooo:paragraph-rsid="001316fb"/>
    </style:style>
    <style:style style:name="P8" style:family="paragraph" style:parent-style-name="Text_20_body">
      <style:paragraph-properties fo:text-align="justify" style:justify-single-word="false"/>
      <style:text-properties fo:language="en" fo:country="US" officeooo:rsid="001316fb" officeooo:paragraph-rsid="001316fb"/>
    </style:style>
    <style:style style:name="P9" style:family="paragraph" style:parent-style-name="Text_20_body">
      <style:paragraph-properties fo:text-align="justify" style:justify-single-word="false"/>
      <style:text-properties fo:language="en" fo:country="US" officeooo:rsid="0014074c" officeooo:paragraph-rsid="0014074c"/>
    </style:style>
    <style:style style:name="P10" style:family="paragraph" style:parent-style-name="Text_20_body">
      <style:paragraph-properties fo:text-align="justify" style:justify-single-word="false"/>
      <style:text-properties fo:language="en" fo:country="US" officeooo:rsid="0014b122" officeooo:paragraph-rsid="0014b122"/>
    </style:style>
    <style:style style:name="P11" style:family="paragraph" style:parent-style-name="Text_20_body">
      <style:paragraph-properties fo:text-align="justify" style:justify-single-word="false"/>
      <style:text-properties fo:language="en" fo:country="US" officeooo:rsid="0014f21a" officeooo:paragraph-rsid="0014f21a"/>
    </style:style>
    <style:style style:name="P12" style:family="paragraph" style:parent-style-name="Text_20_body">
      <style:paragraph-properties fo:text-align="justify" style:justify-single-word="false"/>
      <style:text-properties fo:language="en" fo:country="US" officeooo:rsid="00156910" officeooo:paragraph-rsid="00156910"/>
    </style:style>
    <style:style style:name="P13" style:family="paragraph" style:parent-style-name="Text_20_body">
      <style:paragraph-properties fo:text-align="justify" style:justify-single-word="false"/>
      <style:text-properties fo:language="en" fo:country="US" officeooo:rsid="0015a896" officeooo:paragraph-rsid="0015a896"/>
    </style:style>
    <style:style style:name="P14" style:family="paragraph" style:parent-style-name="Text_20_body">
      <style:paragraph-properties fo:text-align="justify" style:justify-single-word="false"/>
      <style:text-properties fo:language="en" fo:country="US" officeooo:rsid="00178bf2" officeooo:paragraph-rsid="00178bf2"/>
    </style:style>
    <style:style style:name="P15" style:family="paragraph" style:parent-style-name="Text_20_body">
      <style:text-properties fo:language="en" fo:country="US" officeooo:rsid="0018d96e" officeooo:paragraph-rsid="0018d96e"/>
    </style:style>
    <style:style style:name="P16" style:family="paragraph" style:parent-style-name="Text_20_body">
      <style:paragraph-properties fo:text-align="justify" style:justify-single-word="false"/>
      <style:text-properties fo:language="en" fo:country="US" officeooo:rsid="0018d96e" officeooo:paragraph-rsid="0018d96e"/>
    </style:style>
    <style:style style:name="P17" style:family="paragraph" style:parent-style-name="Text_20_body">
      <style:paragraph-properties fo:text-align="justify" style:justify-single-word="false"/>
      <style:text-properties fo:language="en" fo:country="US" officeooo:rsid="001920d6" officeooo:paragraph-rsid="001920d6"/>
    </style:style>
    <style:style style:name="P18" style:family="paragraph" style:parent-style-name="Text_20_body">
      <style:paragraph-properties fo:text-align="justify" style:justify-single-word="false"/>
      <style:text-properties fo:language="en" fo:country="US" officeooo:rsid="0019ecf5" officeooo:paragraph-rsid="0019ecf5"/>
    </style:style>
    <style:style style:name="P19" style:family="paragraph" style:parent-style-name="Text_20_body">
      <style:paragraph-properties fo:text-align="start" style:justify-single-word="false"/>
      <style:text-properties fo:language="en" fo:country="US" officeooo:rsid="0019ecf5" officeooo:paragraph-rsid="0019ecf5"/>
    </style:style>
    <style:style style:name="P20" style:family="paragraph" style:parent-style-name="Text_20_body">
      <style:text-properties fo:language="en" fo:country="US" officeooo:rsid="001aea45" officeooo:paragraph-rsid="001aea45"/>
    </style:style>
    <style:style style:name="P21" style:family="paragraph" style:parent-style-name="Text_20_body">
      <style:paragraph-properties fo:text-align="justify" style:justify-single-word="false"/>
      <style:text-properties fo:language="en" fo:country="US" officeooo:rsid="001aea45" officeooo:paragraph-rsid="001aea45"/>
    </style:style>
    <style:style style:name="P22" style:family="paragraph" style:parent-style-name="Text_20_body">
      <style:paragraph-properties fo:text-align="start" style:justify-single-word="false"/>
      <style:text-properties fo:language="en" fo:country="US" officeooo:rsid="0025ab08" officeooo:paragraph-rsid="001aea45"/>
    </style:style>
    <style:style style:name="P23" style:family="paragraph" style:parent-style-name="Text_20_body">
      <style:paragraph-properties fo:text-align="start" style:justify-single-word="false"/>
      <style:text-properties fo:language="en" fo:country="US" officeooo:rsid="00270104" officeooo:paragraph-rsid="001aea45"/>
    </style:style>
    <style:style style:name="P24" style:family="paragraph" style:parent-style-name="Text_20_body">
      <style:paragraph-properties fo:text-align="justify" style:justify-single-word="false"/>
      <style:text-properties fo:language="en" fo:country="US" officeooo:rsid="001b3ee0" officeooo:paragraph-rsid="001b3ee0"/>
    </style:style>
    <style:style style:name="P25" style:family="paragraph" style:parent-style-name="Text_20_body">
      <style:paragraph-properties fo:text-align="justify" style:justify-single-word="false"/>
      <style:text-properties fo:language="en" fo:country="US" officeooo:rsid="001c8cf9" officeooo:paragraph-rsid="001c8cf9"/>
    </style:style>
    <style:style style:name="P26" style:family="paragraph" style:parent-style-name="Text_20_body">
      <style:paragraph-properties fo:text-align="start" style:justify-single-word="false"/>
      <style:text-properties fo:language="en" fo:country="US" officeooo:rsid="001c8cf9" officeooo:paragraph-rsid="001c8cf9"/>
    </style:style>
    <style:style style:name="P27" style:family="paragraph" style:parent-style-name="Text_20_body">
      <style:paragraph-properties fo:text-align="justify" style:justify-single-word="false"/>
      <style:text-properties fo:language="en" fo:country="US" fo:font-weight="normal" officeooo:rsid="001e32bd" officeooo:paragraph-rsid="001e32bd" style:font-weight-asian="normal" style:font-weight-complex="normal"/>
    </style:style>
    <style:style style:name="P28" style:family="paragraph" style:parent-style-name="Text_20_body">
      <style:paragraph-properties fo:text-align="justify" style:justify-single-word="false"/>
      <style:text-properties fo:language="en" fo:country="US" fo:font-weight="normal" officeooo:rsid="004225bc" officeooo:paragraph-rsid="00264a8a" style:font-weight-asian="normal" style:font-weight-complex="normal"/>
    </style:style>
    <style:style style:name="P29" style:family="paragraph" style:parent-style-name="Text_20_body">
      <style:paragraph-properties fo:text-align="start" style:justify-single-word="false"/>
      <style:text-properties fo:language="en" fo:country="US" fo:font-weight="normal" officeooo:rsid="0027c28a" officeooo:paragraph-rsid="0027c28a" style:font-weight-asian="normal" style:font-weight-complex="normal"/>
    </style:style>
    <style:style style:name="P30" style:family="paragraph" style:parent-style-name="Text_20_body">
      <style:paragraph-properties fo:text-align="start" style:justify-single-word="false"/>
      <style:text-properties fo:language="en" fo:country="US" fo:font-weight="normal" officeooo:rsid="00432b21" officeooo:paragraph-rsid="00291707" style:font-weight-asian="normal" style:font-weight-complex="normal"/>
    </style:style>
    <style:style style:name="P31" style:family="paragraph" style:parent-style-name="Text_20_body">
      <style:paragraph-properties fo:text-align="start" style:justify-single-word="false"/>
      <style:text-properties fo:language="en" fo:country="US" fo:font-weight="normal" officeooo:rsid="004442cb" officeooo:paragraph-rsid="00291707" style:font-weight-asian="normal" style:font-weight-complex="normal"/>
    </style:style>
    <style:style style:name="P32" style:family="paragraph" style:parent-style-name="Text_20_body">
      <style:paragraph-properties fo:text-align="justify" style:justify-single-word="false"/>
      <style:text-properties fo:language="en" fo:country="US" fo:font-weight="normal" officeooo:rsid="002c11e2" officeooo:paragraph-rsid="002c11e2" style:font-weight-asian="normal" style:font-weight-complex="normal"/>
    </style:style>
    <style:style style:name="P33" style:family="paragraph" style:parent-style-name="Text_20_body">
      <style:paragraph-properties fo:text-align="justify" style:justify-single-word="false"/>
      <style:text-properties fo:language="en" fo:country="US" fo:font-weight="normal" officeooo:rsid="003af6bf" officeooo:paragraph-rsid="003af6bf" style:font-weight-asian="normal" style:font-weight-complex="normal"/>
    </style:style>
    <style:style style:name="P34" style:family="paragraph" style:parent-style-name="Text_20_body">
      <style:paragraph-properties fo:text-align="justify" style:justify-single-word="false"/>
      <style:text-properties fo:language="en" fo:country="US" fo:font-weight="normal" officeooo:rsid="003d66e4" officeooo:paragraph-rsid="003d66e4" style:font-weight-asian="normal" style:font-weight-complex="normal"/>
    </style:style>
    <style:style style:name="P35" style:family="paragraph" style:parent-style-name="Text_20_body">
      <style:text-properties fo:language="en" fo:country="US" fo:font-weight="normal" officeooo:rsid="005e52a1" officeooo:paragraph-rsid="003e65b3" style:font-weight-asian="normal" style:font-weight-complex="normal"/>
    </style:style>
    <style:style style:name="P36" style:family="paragraph" style:parent-style-name="Text_20_body">
      <style:text-properties fo:language="en" fo:country="US" officeooo:rsid="002160c5" officeooo:paragraph-rsid="002160c5"/>
    </style:style>
    <style:style style:name="P37" style:family="paragraph" style:parent-style-name="Text_20_body">
      <style:paragraph-properties fo:text-align="justify" style:justify-single-word="false"/>
      <style:text-properties fo:language="en" fo:country="US" officeooo:rsid="002160c5" officeooo:paragraph-rsid="002160c5"/>
    </style:style>
    <style:style style:name="P38" style:family="paragraph" style:parent-style-name="Text_20_body">
      <style:paragraph-properties fo:text-align="justify" style:justify-single-word="false"/>
      <style:text-properties fo:language="en" fo:country="US" officeooo:rsid="0021f220" officeooo:paragraph-rsid="0021f220"/>
    </style:style>
    <style:style style:name="P39" style:family="paragraph" style:parent-style-name="Text_20_body">
      <style:paragraph-properties fo:text-align="justify" style:justify-single-word="false"/>
      <style:text-properties fo:language="en" fo:country="US" officeooo:rsid="003b674b" officeooo:paragraph-rsid="0021f220"/>
    </style:style>
    <style:style style:name="P40" style:family="paragraph" style:parent-style-name="Text_20_body">
      <style:paragraph-properties fo:text-align="justify" style:justify-single-word="false"/>
      <style:text-properties fo:language="en" fo:country="US" officeooo:rsid="003c0cc3" officeooo:paragraph-rsid="0021f220"/>
    </style:style>
    <style:style style:name="P41" style:family="paragraph" style:parent-style-name="Text_20_body">
      <style:paragraph-properties fo:text-align="justify" style:justify-single-word="false"/>
      <style:text-properties fo:language="en" fo:country="US" officeooo:rsid="00229736" officeooo:paragraph-rsid="00229736"/>
    </style:style>
    <style:style style:name="P42" style:family="paragraph" style:parent-style-name="Text_20_body">
      <style:paragraph-properties fo:text-align="justify" style:justify-single-word="false"/>
      <style:text-properties fo:language="en" fo:country="US" officeooo:rsid="003dd0fe" officeooo:paragraph-rsid="00229736"/>
    </style:style>
    <style:style style:name="P43" style:family="paragraph" style:parent-style-name="Text_20_body">
      <style:paragraph-properties fo:text-align="justify" style:justify-single-word="false"/>
      <style:text-properties fo:language="en" fo:country="US" officeooo:rsid="003e657b" officeooo:paragraph-rsid="00229736"/>
    </style:style>
    <style:style style:name="P44" style:family="paragraph" style:parent-style-name="Text_20_body">
      <style:paragraph-properties fo:text-align="start" style:justify-single-word="false"/>
      <style:text-properties fo:language="en" fo:country="US" officeooo:rsid="003e657b" officeooo:paragraph-rsid="00229736"/>
    </style:style>
    <style:style style:name="P45" style:family="paragraph" style:parent-style-name="Text_20_body">
      <style:text-properties fo:language="en" fo:country="US" officeooo:rsid="0022c1d6" officeooo:paragraph-rsid="0022c1d6"/>
    </style:style>
    <style:style style:name="P46" style:family="paragraph" style:parent-style-name="Text_20_body">
      <style:paragraph-properties fo:text-align="justify" style:justify-single-word="false"/>
      <style:text-properties fo:language="en" fo:country="US" officeooo:rsid="00245842" officeooo:paragraph-rsid="00245842"/>
    </style:style>
    <style:style style:name="P47" style:family="paragraph" style:parent-style-name="Text_20_body">
      <style:paragraph-properties fo:text-align="justify" style:justify-single-word="false"/>
      <style:text-properties fo:language="en" fo:country="US" officeooo:rsid="00264a8a" officeooo:paragraph-rsid="00264a8a"/>
    </style:style>
    <style:style style:name="P48" style:family="paragraph" style:parent-style-name="Text_20_body">
      <style:paragraph-properties fo:text-align="start" style:justify-single-word="false"/>
      <style:text-properties fo:language="en" fo:country="US" officeooo:rsid="004225bc" officeooo:paragraph-rsid="00264a8a"/>
    </style:style>
    <style:style style:name="P49" style:family="paragraph" style:parent-style-name="Text_20_body">
      <style:paragraph-properties fo:text-align="start" style:justify-single-word="false"/>
      <style:text-properties fo:language="en" fo:country="US" officeooo:rsid="004225bc" officeooo:paragraph-rsid="0027c28a"/>
    </style:style>
    <style:style style:name="P50" style:family="paragraph" style:parent-style-name="Text_20_body">
      <style:paragraph-properties fo:text-align="start" style:justify-single-word="false"/>
      <style:text-properties fo:language="en" fo:country="US" officeooo:rsid="004225bc" officeooo:paragraph-rsid="00291707"/>
    </style:style>
    <style:style style:name="P51" style:family="paragraph" style:parent-style-name="Text_20_body">
      <style:paragraph-properties fo:text-align="start" style:justify-single-word="false"/>
      <style:text-properties fo:language="en" fo:country="US" officeooo:rsid="0027c28a" officeooo:paragraph-rsid="0027c28a"/>
    </style:style>
    <style:style style:name="P52" style:family="paragraph" style:parent-style-name="Text_20_body">
      <style:paragraph-properties fo:text-align="justify" style:justify-single-word="false"/>
      <style:text-properties fo:language="en" fo:country="US" officeooo:rsid="0027c28a" officeooo:paragraph-rsid="0027c28a"/>
    </style:style>
    <style:style style:name="P53" style:family="paragraph" style:parent-style-name="Text_20_body">
      <style:paragraph-properties fo:text-align="start" style:justify-single-word="false"/>
      <style:text-properties fo:language="en" fo:country="US" officeooo:rsid="00291707" officeooo:paragraph-rsid="00291707"/>
    </style:style>
    <style:style style:name="P54" style:family="paragraph" style:parent-style-name="Text_20_body">
      <style:paragraph-properties fo:text-align="justify" style:justify-single-word="false"/>
      <style:text-properties fo:language="en" fo:country="US" officeooo:rsid="00291707" officeooo:paragraph-rsid="00291707"/>
    </style:style>
    <style:style style:name="P55" style:family="paragraph" style:parent-style-name="Text_20_body">
      <style:paragraph-properties fo:text-align="justify" style:justify-single-word="false"/>
      <style:text-properties fo:language="en" fo:country="US" officeooo:rsid="002fa276" officeooo:paragraph-rsid="002fa276"/>
    </style:style>
    <style:style style:name="P56" style:family="paragraph" style:parent-style-name="Text_20_body">
      <style:paragraph-properties fo:text-align="justify" style:justify-single-word="false"/>
      <style:text-properties fo:language="en" fo:country="US" fo:font-style="normal" officeooo:rsid="00488dda" officeooo:paragraph-rsid="002fa276" style:font-style-asian="normal" style:font-style-complex="normal"/>
    </style:style>
    <style:style style:name="P57" style:family="paragraph" style:parent-style-name="Text_20_body">
      <style:paragraph-properties fo:text-align="start" style:justify-single-word="false"/>
      <style:text-properties fo:language="en" fo:country="US" fo:font-style="normal" officeooo:rsid="004b567b" officeooo:paragraph-rsid="0030e3e5" style:font-style-asian="normal" style:font-style-complex="normal"/>
    </style:style>
    <style:style style:name="P58" style:family="paragraph" style:parent-style-name="Text_20_body">
      <style:paragraph-properties fo:text-align="justify" style:justify-single-word="false"/>
      <style:text-properties fo:language="en" fo:country="US" fo:font-style="normal" officeooo:rsid="0030e3e5" officeooo:paragraph-rsid="0030e3e5" style:font-style-asian="normal" style:font-style-complex="normal"/>
    </style:style>
    <style:style style:name="P59" style:family="paragraph" style:parent-style-name="Text_20_body">
      <style:paragraph-properties fo:text-align="justify" style:justify-single-word="false"/>
      <style:text-properties fo:language="en" fo:country="US" fo:font-style="normal" officeooo:rsid="00314e89" officeooo:paragraph-rsid="00314e89" style:font-style-asian="normal" style:font-style-complex="normal"/>
    </style:style>
    <style:style style:name="P60" style:family="paragraph" style:parent-style-name="Text_20_body">
      <style:paragraph-properties fo:text-align="justify" style:justify-single-word="false"/>
      <style:text-properties fo:language="en" fo:country="US" fo:font-style="normal" officeooo:rsid="0033252e" officeooo:paragraph-rsid="0033252e" style:font-style-asian="normal" style:font-style-complex="normal"/>
    </style:style>
    <style:style style:name="P61" style:family="paragraph" style:parent-style-name="Text_20_body">
      <style:paragraph-properties fo:text-align="justify" style:justify-single-word="false"/>
      <style:text-properties fo:language="en" fo:country="US" fo:font-style="normal" officeooo:rsid="00502f12" officeooo:paragraph-rsid="0033252e" style:font-style-asian="normal" style:font-style-complex="normal"/>
    </style:style>
    <style:style style:name="P62" style:family="paragraph" style:parent-style-name="Text_20_body">
      <style:paragraph-properties fo:text-align="start" style:justify-single-word="false"/>
      <style:text-properties fo:language="en" fo:country="US" fo:font-style="normal" officeooo:rsid="00502f12" officeooo:paragraph-rsid="003514f8" style:font-style-asian="normal" style:font-style-complex="normal"/>
    </style:style>
    <style:style style:name="P63" style:family="paragraph" style:parent-style-name="Text_20_body">
      <style:paragraph-properties fo:text-align="start" style:justify-single-word="false"/>
      <style:text-properties fo:language="en" fo:country="US" fo:font-style="normal" officeooo:rsid="003514f8" officeooo:paragraph-rsid="003514f8" style:font-style-asian="normal" style:font-style-complex="normal"/>
    </style:style>
    <style:style style:name="P64" style:family="paragraph" style:parent-style-name="Text_20_body">
      <style:paragraph-properties fo:text-align="justify" style:justify-single-word="false"/>
      <style:text-properties fo:language="en" fo:country="US" fo:font-style="normal" officeooo:rsid="003514f8" officeooo:paragraph-rsid="003514f8" style:font-style-asian="normal" style:font-style-complex="normal"/>
    </style:style>
    <style:style style:name="P65" style:family="paragraph" style:parent-style-name="Text_20_body">
      <style:paragraph-properties fo:text-align="justify" style:justify-single-word="false"/>
      <style:text-properties fo:language="en" fo:country="US" fo:font-style="normal" officeooo:rsid="002c372e" officeooo:paragraph-rsid="002c372e" style:font-style-asian="normal" style:font-style-complex="normal"/>
    </style:style>
    <style:style style:name="P66" style:family="paragraph" style:parent-style-name="Text_20_body">
      <style:text-properties fo:language="en" fo:country="US" fo:font-style="normal" officeooo:rsid="002c372e" officeooo:paragraph-rsid="002c372e" style:font-style-asian="normal" style:font-style-complex="normal"/>
    </style:style>
    <style:style style:name="P67" style:family="paragraph" style:parent-style-name="Text_20_body">
      <style:paragraph-properties fo:text-align="justify" style:justify-single-word="false"/>
      <style:text-properties fo:language="en" fo:country="US" fo:font-style="normal" officeooo:rsid="002f0c63" officeooo:paragraph-rsid="002f0c63" style:font-style-asian="normal" style:font-style-complex="normal"/>
    </style:style>
    <style:style style:name="P68" style:family="paragraph" style:parent-style-name="Text_20_body">
      <style:paragraph-properties fo:text-align="justify" style:justify-single-word="false"/>
      <style:text-properties fo:language="en" fo:country="US" fo:font-style="normal" officeooo:rsid="002fa276" officeooo:paragraph-rsid="002fa276" style:font-style-asian="normal" style:font-style-complex="normal"/>
    </style:style>
    <style:style style:name="P69" style:family="paragraph" style:parent-style-name="Text_20_body">
      <style:paragraph-properties fo:text-align="start" style:justify-single-word="false"/>
      <style:text-properties fo:language="en" fo:country="US" fo:font-style="normal" officeooo:rsid="00547853" officeooo:paragraph-rsid="003874f2" style:font-style-asian="normal" style:font-style-complex="normal"/>
    </style:style>
    <style:style style:name="P70" style:family="paragraph" style:parent-style-name="Text_20_body">
      <style:paragraph-properties fo:text-align="justify" style:justify-single-word="false"/>
      <style:text-properties fo:language="en" fo:country="US" fo:font-style="normal" officeooo:rsid="003874f2" officeooo:paragraph-rsid="003874f2" style:font-style-asian="normal" style:font-style-complex="normal"/>
    </style:style>
    <style:style style:name="P71" style:family="paragraph" style:parent-style-name="Text_20_body">
      <style:paragraph-properties fo:text-align="justify" style:justify-single-word="false"/>
      <style:text-properties fo:language="en" fo:country="US" fo:font-style="normal" officeooo:rsid="00475a76" officeooo:paragraph-rsid="00475a76" style:font-style-asian="normal" style:font-style-complex="normal"/>
    </style:style>
    <style:style style:name="P72" style:family="paragraph" style:parent-style-name="Text_20_body">
      <style:paragraph-properties fo:text-align="start" style:justify-single-word="false"/>
      <style:text-properties fo:language="en" fo:country="US" fo:font-style="normal" officeooo:rsid="00475a76" officeooo:paragraph-rsid="00475a76" style:font-style-asian="normal" style:font-style-complex="normal"/>
    </style:style>
    <style:style style:name="P73" style:family="paragraph" style:parent-style-name="Text_20_body">
      <style:paragraph-properties fo:text-align="justify" style:justify-single-word="false"/>
      <style:text-properties fo:language="en" fo:country="US" fo:font-style="normal" officeooo:rsid="004e8b87" officeooo:paragraph-rsid="004e8b87" style:font-style-asian="normal" style:font-style-complex="normal"/>
    </style:style>
    <style:style style:name="P74" style:family="paragraph" style:parent-style-name="Text_20_body">
      <style:text-properties fo:language="en" fo:country="US" fo:font-style="normal" officeooo:rsid="00503988" officeooo:paragraph-rsid="00503988" style:font-style-asian="normal" style:font-style-complex="normal"/>
    </style:style>
    <style:style style:name="P75" style:family="paragraph" style:parent-style-name="Text_20_body">
      <style:paragraph-properties fo:text-align="justify" style:justify-single-word="false"/>
      <style:text-properties fo:language="en" fo:country="US" fo:font-style="normal" officeooo:rsid="00503988" officeooo:paragraph-rsid="00503988" style:font-style-asian="normal" style:font-style-complex="normal"/>
    </style:style>
    <style:style style:name="P76" style:family="paragraph" style:parent-style-name="Text_20_body">
      <style:paragraph-properties fo:text-align="start" style:justify-single-word="false"/>
      <style:text-properties fo:language="en" fo:country="US" fo:font-style="normal" fo:font-weight="normal" officeooo:rsid="003f874f" officeooo:paragraph-rsid="003f874f" style:font-style-asian="normal" style:font-weight-asian="normal" style:font-style-complex="normal" style:font-weight-complex="normal"/>
    </style:style>
    <style:style style:name="P77" style:family="paragraph" style:parent-style-name="Text_20_body">
      <style:paragraph-properties fo:text-align="justify" style:justify-single-word="false"/>
      <style:text-properties fo:language="en" fo:country="US" fo:font-style="normal" fo:font-weight="normal" officeooo:rsid="003f874f" officeooo:paragraph-rsid="003f874f"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fo:language="en" fo:country="US" fo:font-style="normal" fo:font-weight="normal" officeooo:rsid="0065e0c6" officeooo:paragraph-rsid="003f874f"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fo:language="en" fo:country="US" fo:font-style="normal" fo:font-weight="normal" officeooo:rsid="00402d44" officeooo:paragraph-rsid="00402d44"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fo:language="en" fo:country="US" fo:font-style="normal" fo:font-weight="normal" officeooo:rsid="00402d44" officeooo:paragraph-rsid="00402d44" style:font-style-asian="normal" style:font-weight-asian="normal" style:font-style-complex="normal" style:font-weight-complex="normal"/>
    </style:style>
    <style:style style:name="P81" style:family="paragraph" style:parent-style-name="Text_20_body">
      <style:paragraph-properties fo:text-align="justify" style:justify-single-word="false"/>
      <style:text-properties fo:language="en" fo:country="US" fo:font-style="normal" fo:font-weight="normal" officeooo:rsid="004bd5d0" officeooo:paragraph-rsid="004bd5d0" style:font-style-asian="normal" style:font-weight-asian="normal" style:font-style-complex="normal" style:font-weight-complex="normal"/>
    </style:style>
    <style:style style:name="P82" style:family="paragraph" style:parent-style-name="Text_20_body">
      <style:paragraph-properties fo:text-align="start" style:justify-single-word="false"/>
      <style:text-properties fo:language="en" fo:country="US" officeooo:rsid="00488dda" officeooo:paragraph-rsid="002fa276"/>
    </style:style>
    <style:style style:name="P83" style:family="paragraph" style:parent-style-name="Text_20_body">
      <style:paragraph-properties fo:text-align="justify" style:justify-single-word="false"/>
      <style:text-properties fo:language="en" fo:country="US" officeooo:rsid="0030e3e5" officeooo:paragraph-rsid="0030e3e5"/>
    </style:style>
    <style:style style:name="P84" style:family="paragraph" style:parent-style-name="Text_20_body">
      <style:paragraph-properties fo:text-align="justify" style:justify-single-word="false"/>
      <style:text-properties fo:language="en" fo:country="US" officeooo:rsid="003874f2" officeooo:paragraph-rsid="003874f2"/>
    </style:style>
    <style:style style:name="P85" style:family="paragraph" style:parent-style-name="Text_20_body">
      <style:paragraph-properties fo:text-align="justify" style:justify-single-word="false"/>
      <style:text-properties fo:language="en" fo:country="US" officeooo:rsid="003a3ced" officeooo:paragraph-rsid="003a3ced"/>
    </style:style>
    <style:style style:name="P86" style:family="paragraph" style:parent-style-name="Text_20_body">
      <style:paragraph-properties fo:text-align="justify" style:justify-single-word="false"/>
      <style:text-properties fo:language="en" fo:country="US" officeooo:rsid="003af6bf" officeooo:paragraph-rsid="003af6bf"/>
    </style:style>
    <style:style style:name="P87" style:family="paragraph" style:parent-style-name="Text_20_body">
      <style:paragraph-properties fo:text-align="start" style:justify-single-word="false"/>
      <style:text-properties fo:language="en" fo:country="US" officeooo:rsid="003bb949" officeooo:paragraph-rsid="003bb949"/>
    </style:style>
    <style:style style:name="P88" style:family="paragraph" style:parent-style-name="Text_20_body">
      <style:paragraph-properties fo:text-align="start" style:justify-single-word="false"/>
      <style:text-properties fo:language="en" fo:country="US" officeooo:rsid="005cac17" officeooo:paragraph-rsid="003bb949"/>
    </style:style>
    <style:style style:name="P89" style:family="paragraph" style:parent-style-name="Text_20_body">
      <style:paragraph-properties fo:text-align="start" style:justify-single-word="false"/>
      <style:text-properties fo:language="en" fo:country="US" officeooo:rsid="00422b82" officeooo:paragraph-rsid="00422b82"/>
    </style:style>
    <style:style style:name="P90" style:family="paragraph" style:parent-style-name="Text_20_body">
      <style:paragraph-properties fo:text-align="justify" style:justify-single-word="false"/>
      <style:text-properties fo:language="en" fo:country="US" officeooo:rsid="006853c2" officeooo:paragraph-rsid="00422b82"/>
    </style:style>
    <style:style style:name="P91" style:family="paragraph" style:parent-style-name="Text_20_body">
      <style:paragraph-properties fo:text-align="start" style:justify-single-word="false"/>
      <style:text-properties fo:language="en" fo:country="US" officeooo:rsid="006853c2" officeooo:paragraph-rsid="00422b82"/>
    </style:style>
    <style:style style:name="P92" style:family="paragraph" style:parent-style-name="Text_20_body">
      <style:paragraph-properties fo:text-align="justify" style:justify-single-word="false"/>
      <style:text-properties fo:language="en" fo:country="US" officeooo:rsid="00432ac2" officeooo:paragraph-rsid="00432ac2"/>
    </style:style>
    <style:style style:name="P93" style:family="paragraph" style:parent-style-name="Text_20_body">
      <style:paragraph-properties fo:text-align="justify" style:justify-single-word="false"/>
      <style:text-properties fo:language="en" fo:country="US" officeooo:rsid="0068e10f" officeooo:paragraph-rsid="00432ac2"/>
    </style:style>
    <style:style style:name="P94" style:family="paragraph" style:parent-style-name="Text_20_body">
      <style:paragraph-properties fo:text-align="justify" style:justify-single-word="false"/>
      <style:text-properties fo:language="en" fo:country="US" officeooo:rsid="0045ab01" officeooo:paragraph-rsid="0045ab01"/>
    </style:style>
    <style:style style:name="P95" style:family="paragraph" style:parent-style-name="Text_20_body">
      <style:paragraph-properties fo:text-align="justify" style:justify-single-word="false"/>
      <style:text-properties fo:language="en" fo:country="US" officeooo:rsid="0045db82" officeooo:paragraph-rsid="0045db82"/>
    </style:style>
    <style:style style:name="P96" style:family="paragraph" style:parent-style-name="Text_20_body">
      <style:text-properties fo:language="en" fo:country="US" fo:font-style="italic" officeooo:rsid="000db0c3" officeooo:paragraph-rsid="00102426" style:font-style-asian="italic" style:font-style-complex="italic"/>
    </style:style>
    <style:style style:name="P97" style:family="paragraph" style:parent-style-name="Text_20_body">
      <style:paragraph-properties fo:text-align="justify" style:justify-single-word="false"/>
      <style:text-properties officeooo:rsid="0014b122" officeooo:paragraph-rsid="0014b122"/>
    </style:style>
    <style:style style:name="P98" style:family="paragraph" style:parent-style-name="Text_20_body">
      <style:text-properties officeooo:rsid="0014b122" officeooo:paragraph-rsid="0014b122"/>
    </style:style>
    <style:style style:name="P99" style:family="paragraph" style:parent-style-name="Text_20_body">
      <style:paragraph-properties fo:text-align="justify" style:justify-single-word="false"/>
      <style:text-properties officeooo:paragraph-rsid="001e32bd"/>
    </style:style>
    <style:style style:name="P100" style:family="paragraph" style:parent-style-name="Text_20_body">
      <style:paragraph-properties fo:text-align="justify" style:justify-single-word="false"/>
      <style:text-properties officeooo:paragraph-rsid="0047dc6d"/>
    </style:style>
    <style:style style:name="P101" style:family="paragraph" style:parent-style-name="Text_20_body">
      <style:paragraph-properties fo:text-align="start" style:justify-single-word="false"/>
      <style:text-properties officeooo:paragraph-rsid="001aea45"/>
    </style:style>
    <style:style style:name="P102" style:family="paragraph" style:parent-style-name="Text_20_body">
      <style:paragraph-properties fo:text-align="justify" style:justify-single-word="false"/>
      <style:text-properties officeooo:rsid="001b3ee0" officeooo:paragraph-rsid="001b3ee0"/>
    </style:style>
    <style:style style:name="P103" style:family="paragraph" style:parent-style-name="Text_20_body">
      <style:paragraph-properties fo:text-align="start" style:justify-single-word="false"/>
      <style:text-properties officeooo:rsid="001b3ee0" officeooo:paragraph-rsid="001b3ee0"/>
    </style:style>
    <style:style style:name="P104" style:family="paragraph" style:parent-style-name="Text_20_body">
      <style:paragraph-properties fo:text-align="justify" style:justify-single-word="false"/>
      <style:text-properties officeooo:rsid="001bfea4" officeooo:paragraph-rsid="001bfea4"/>
    </style:style>
    <style:style style:name="P105" style:family="paragraph" style:parent-style-name="Text_20_body">
      <style:paragraph-properties fo:text-align="start" style:justify-single-word="false"/>
      <style:text-properties officeooo:rsid="001bfea4" officeooo:paragraph-rsid="001bfea4"/>
    </style:style>
    <style:style style:name="P106" style:family="paragraph" style:parent-style-name="Text_20_body">
      <style:paragraph-properties fo:text-align="justify" style:justify-single-word="false"/>
      <style:text-properties officeooo:rsid="001c8cf9" officeooo:paragraph-rsid="001c8cf9"/>
    </style:style>
    <style:style style:name="P107" style:family="paragraph" style:parent-style-name="Text_20_body">
      <style:paragraph-properties fo:text-align="justify" style:justify-single-word="false"/>
      <style:text-properties officeooo:rsid="001dba90" officeooo:paragraph-rsid="001dba90"/>
    </style:style>
    <style:style style:name="P108" style:family="paragraph" style:parent-style-name="Text_20_body">
      <style:paragraph-properties fo:text-align="justify" style:justify-single-word="false"/>
      <style:text-properties fo:font-weight="normal" officeooo:rsid="001e32bd" officeooo:paragraph-rsid="001e32bd" style:font-weight-asian="normal" style:font-weight-complex="normal"/>
    </style:style>
    <style:style style:name="P109" style:family="paragraph" style:parent-style-name="Text_20_body">
      <style:paragraph-properties fo:text-align="justify" style:justify-single-word="false"/>
      <style:text-properties fo:font-weight="normal" officeooo:rsid="002aa041" officeooo:paragraph-rsid="002aa041" style:font-weight-asian="normal" style:font-weight-complex="normal"/>
    </style:style>
    <style:style style:name="P110" style:family="paragraph" style:parent-style-name="Text_20_body">
      <style:text-properties fo:font-weight="normal" officeooo:rsid="003e65b3" officeooo:paragraph-rsid="003e65b3" style:font-weight-asian="normal" style:font-weight-complex="normal"/>
    </style:style>
    <style:style style:name="P111" style:family="paragraph" style:parent-style-name="Text_20_body">
      <style:paragraph-properties fo:text-align="justify" style:justify-single-word="false"/>
      <style:text-properties fo:font-weight="normal" officeooo:rsid="003e65b3" officeooo:paragraph-rsid="003e65b3" style:font-weight-asian="normal" style:font-weight-complex="normal"/>
    </style:style>
    <style:style style:name="P112" style:family="paragraph" style:parent-style-name="Text_20_body">
      <style:paragraph-properties fo:text-align="start" style:justify-single-word="false"/>
      <style:text-properties fo:font-weight="normal" officeooo:rsid="005e52a1" officeooo:paragraph-rsid="003e65b3" style:font-weight-asian="normal" style:font-weight-complex="normal"/>
    </style:style>
    <style:style style:name="P113" style:family="paragraph" style:parent-style-name="Text_20_body">
      <style:paragraph-properties fo:text-align="start" style:justify-single-word="false"/>
      <style:text-properties fo:font-weight="normal" officeooo:rsid="005e52a1" officeooo:paragraph-rsid="003f874f" style:font-weight-asian="normal" style:font-weight-complex="normal"/>
    </style:style>
    <style:style style:name="P114" style:family="paragraph" style:parent-style-name="Text_20_body">
      <style:paragraph-properties fo:text-align="justify" style:justify-single-word="false"/>
      <style:text-properties fo:font-weight="normal" officeooo:rsid="003f874f" officeooo:paragraph-rsid="003f874f" style:font-weight-asian="normal" style:font-weight-complex="normal"/>
    </style:style>
    <style:style style:name="P115" style:family="paragraph" style:parent-style-name="Text_20_body">
      <style:paragraph-properties fo:text-align="start" style:justify-single-word="false"/>
      <style:text-properties fo:font-weight="normal" officeooo:rsid="006438f4" officeooo:paragraph-rsid="003f874f" style:font-weight-asian="normal" style:font-weight-complex="normal"/>
    </style:style>
    <style:style style:name="P116" style:family="paragraph" style:parent-style-name="Text_20_body">
      <style:paragraph-properties fo:text-align="justify" style:justify-single-word="false"/>
      <style:text-properties fo:font-weight="normal" officeooo:rsid="0072f77f" officeooo:paragraph-rsid="004bd5d0" style:font-weight-asian="normal" style:font-weight-complex="normal"/>
    </style:style>
    <style:style style:name="P117" style:family="paragraph" style:parent-style-name="Text_20_body">
      <style:paragraph-properties fo:text-align="justify" style:justify-single-word="false"/>
      <style:text-properties fo:font-weight="normal" officeooo:rsid="0074afe3" officeooo:paragraph-rsid="004bd5d0" style:font-weight-asian="normal" style:font-weight-complex="normal"/>
    </style:style>
    <style:style style:name="P118" style:family="paragraph" style:parent-style-name="Text_20_body">
      <style:paragraph-properties fo:text-align="justify" style:justify-single-word="false"/>
      <style:text-properties officeooo:rsid="001f095b" officeooo:paragraph-rsid="001f095b"/>
    </style:style>
    <style:style style:name="P119" style:family="paragraph" style:parent-style-name="Text_20_body">
      <style:paragraph-properties fo:text-align="justify" style:justify-single-word="false"/>
      <style:text-properties officeooo:rsid="0020c894" officeooo:paragraph-rsid="0020c894"/>
    </style:style>
    <style:style style:name="P120" style:family="paragraph" style:parent-style-name="Text_20_body">
      <style:paragraph-properties fo:text-align="justify" style:justify-single-word="false"/>
      <style:text-properties officeooo:rsid="003dd0fe" officeooo:paragraph-rsid="00229736"/>
    </style:style>
    <style:style style:name="P121" style:family="paragraph" style:parent-style-name="Text_20_body">
      <style:paragraph-properties fo:text-align="justify" style:justify-single-word="false"/>
      <style:text-properties officeooo:rsid="002c11e2" officeooo:paragraph-rsid="002c11e2"/>
    </style:style>
    <style:style style:name="P122" style:family="paragraph" style:parent-style-name="Text_20_body">
      <style:paragraph-properties fo:text-align="justify" style:justify-single-word="false"/>
      <style:text-properties officeooo:rsid="002c372e" officeooo:paragraph-rsid="002c372e"/>
    </style:style>
    <style:style style:name="P123" style:family="paragraph" style:parent-style-name="Text_20_body">
      <style:text-properties officeooo:rsid="002c372e" officeooo:paragraph-rsid="002c372e"/>
    </style:style>
    <style:style style:name="P124" style:family="paragraph" style:parent-style-name="Text_20_body">
      <style:paragraph-properties fo:text-align="justify" style:justify-single-word="false"/>
      <style:text-properties officeooo:rsid="002f0c63" officeooo:paragraph-rsid="002f0c63"/>
    </style:style>
    <style:style style:name="P125" style:family="paragraph" style:parent-style-name="Text_20_body">
      <style:paragraph-properties fo:text-align="justify" style:justify-single-word="false"/>
      <style:text-properties officeooo:rsid="003883c8" officeooo:paragraph-rsid="003883c8"/>
    </style:style>
    <style:style style:name="P126" style:family="paragraph" style:parent-style-name="Text_20_body">
      <style:paragraph-properties fo:text-align="start" style:justify-single-word="false"/>
      <style:text-properties fo:font-style="normal" officeooo:rsid="00551a21" officeooo:paragraph-rsid="003883c8" style:font-style-asian="normal" style:font-style-complex="normal"/>
    </style:style>
    <style:style style:name="P127" style:family="paragraph" style:parent-style-name="Text_20_body">
      <style:paragraph-properties fo:text-align="justify" style:justify-single-word="false"/>
      <style:text-properties fo:font-style="normal" officeooo:rsid="003883c8" officeooo:paragraph-rsid="003883c8" style:font-style-asian="normal" style:font-style-complex="normal"/>
    </style:style>
    <style:style style:name="P128" style:family="paragraph" style:parent-style-name="Text_20_body">
      <style:paragraph-properties fo:text-align="start" style:justify-single-word="false"/>
      <style:text-properties fo:font-style="normal" officeooo:rsid="006b11e2" officeooo:paragraph-rsid="0047dc6d" style:font-style-asian="normal" style:font-style-complex="normal"/>
    </style:style>
    <style:style style:name="P129" style:family="paragraph" style:parent-style-name="Text_20_body">
      <style:paragraph-properties fo:text-align="start" style:justify-single-word="false"/>
      <style:text-properties fo:font-style="normal" fo:font-weight="normal" officeooo:rsid="006438f4" officeooo:paragraph-rsid="003f874f" style:font-style-asian="normal" style:font-weight-asian="normal" style:font-style-complex="normal" style:font-weight-complex="normal"/>
    </style:style>
    <style:style style:name="P130" style:family="paragraph" style:parent-style-name="Text_20_body">
      <style:paragraph-properties fo:text-align="justify" style:justify-single-word="false"/>
      <style:text-properties fo:font-style="normal" fo:font-weight="normal" officeooo:rsid="003f874f" officeooo:paragraph-rsid="003f874f" style:font-style-asian="normal" style:font-weight-asian="normal" style:font-style-complex="normal" style:font-weight-complex="normal"/>
    </style:style>
    <style:style style:name="P131" style:family="paragraph" style:parent-style-name="Text_20_body">
      <style:paragraph-properties fo:text-align="justify" style:justify-single-word="false"/>
      <style:text-properties fo:font-style="normal" fo:font-weight="normal" officeooo:rsid="00658b49" officeooo:paragraph-rsid="003f874f" style:font-style-asian="normal" style:font-weight-asian="normal" style:font-style-complex="normal" style:font-weight-complex="normal"/>
    </style:style>
    <style:style style:name="P132" style:family="paragraph" style:parent-style-name="Text_20_body">
      <style:paragraph-properties fo:text-align="justify" style:justify-single-word="false"/>
      <style:text-properties fo:font-style="normal" fo:font-weight="normal" officeooo:rsid="0065e0c6" officeooo:paragraph-rsid="003f874f" style:font-style-asian="normal" style:font-weight-asian="normal" style:font-style-complex="normal" style:font-weight-complex="normal"/>
    </style:style>
    <style:style style:name="P133" style:family="paragraph" style:parent-style-name="Text_20_body">
      <style:paragraph-properties fo:text-align="justify" style:justify-single-word="false"/>
      <style:text-properties fo:font-style="normal" fo:font-weight="normal" officeooo:rsid="00402d44" officeooo:paragraph-rsid="00402d44" style:font-style-asian="normal" style:font-weight-asian="normal" style:font-style-complex="normal" style:font-weight-complex="normal"/>
    </style:style>
    <style:style style:name="P134" style:family="paragraph" style:parent-style-name="Text_20_body">
      <style:paragraph-properties fo:text-align="start" style:justify-single-word="false"/>
      <style:text-properties fo:font-style="normal" fo:font-weight="normal" officeooo:rsid="00670135" officeooo:paragraph-rsid="00402d44" style:font-style-asian="normal" style:font-weight-asian="normal" style:font-style-complex="normal" style:font-weight-complex="normal"/>
    </style:style>
    <style:style style:name="P135" style:family="paragraph" style:parent-style-name="Text_20_body">
      <style:paragraph-properties fo:text-align="justify" style:justify-single-word="false"/>
      <style:text-properties officeooo:rsid="003a3ced" officeooo:paragraph-rsid="003a3ced"/>
    </style:style>
    <style:style style:name="P136" style:family="paragraph" style:parent-style-name="Text_20_body">
      <style:paragraph-properties fo:text-align="justify" style:justify-single-word="false"/>
      <style:text-properties officeooo:rsid="003bb949" officeooo:paragraph-rsid="003bb949"/>
    </style:style>
    <style:style style:name="P137" style:family="paragraph" style:parent-style-name="Text_20_body">
      <style:paragraph-properties fo:text-align="start" style:justify-single-word="false"/>
      <style:text-properties officeooo:rsid="005cac17" officeooo:paragraph-rsid="003bb949"/>
    </style:style>
    <style:style style:name="P138" style:family="paragraph" style:parent-style-name="Text_20_body">
      <style:paragraph-properties fo:text-align="justify" style:justify-single-word="false"/>
      <style:text-properties officeooo:rsid="00402d44" officeooo:paragraph-rsid="00402d44"/>
    </style:style>
    <style:style style:name="P139" style:family="paragraph" style:parent-style-name="Text_20_body">
      <style:paragraph-properties fo:text-align="start" style:justify-single-word="false"/>
      <style:text-properties officeooo:rsid="006710cb" officeooo:paragraph-rsid="00422b82"/>
    </style:style>
    <style:style style:name="P140" style:family="paragraph" style:parent-style-name="Text_20_body">
      <style:paragraph-properties fo:text-align="justify" style:justify-single-word="false"/>
      <style:text-properties officeooo:rsid="00422b82" officeooo:paragraph-rsid="00422b82"/>
    </style:style>
    <style:style style:name="P141" style:family="paragraph" style:parent-style-name="Text_20_body">
      <style:paragraph-properties fo:text-align="justify" style:justify-single-word="false"/>
      <style:text-properties officeooo:rsid="00432ac2" officeooo:paragraph-rsid="00432ac2"/>
    </style:style>
    <style:style style:name="P142" style:family="paragraph" style:parent-style-name="Text_20_body">
      <style:paragraph-properties fo:text-align="justify" style:justify-single-word="false"/>
      <style:text-properties officeooo:rsid="00442b44" officeooo:paragraph-rsid="00442b44"/>
    </style:style>
    <style:style style:name="P143" style:family="paragraph" style:parent-style-name="Text_20_body">
      <style:paragraph-properties fo:text-align="justify" style:justify-single-word="false"/>
      <style:text-properties officeooo:rsid="0045ab01" officeooo:paragraph-rsid="0045ab01"/>
    </style:style>
    <style:style style:name="P144" style:family="paragraph" style:parent-style-name="Text_20_body">
      <style:paragraph-properties fo:text-align="justify" style:justify-single-word="false"/>
      <style:text-properties officeooo:rsid="0045db82" officeooo:paragraph-rsid="0045db82"/>
    </style:style>
    <style:style style:name="P145" style:family="paragraph" style:parent-style-name="Text_20_body">
      <style:paragraph-properties fo:text-align="justify" style:justify-single-word="false"/>
      <style:text-properties officeooo:rsid="00475a76" officeooo:paragraph-rsid="00475a76"/>
    </style:style>
    <style:style style:name="P146" style:family="paragraph" style:parent-style-name="Text_20_body">
      <style:paragraph-properties fo:text-align="justify" style:justify-single-word="false"/>
      <style:text-properties officeooo:rsid="006b11e2" officeooo:paragraph-rsid="00475a76"/>
    </style:style>
    <style:style style:name="P147" style:family="paragraph" style:parent-style-name="Text_20_body">
      <style:paragraph-properties fo:text-align="justify" style:justify-single-word="false"/>
      <style:text-properties officeooo:rsid="0047dc6d" officeooo:paragraph-rsid="0047dc6d"/>
    </style:style>
    <style:style style:name="P148" style:family="paragraph" style:parent-style-name="Text_20_body">
      <style:paragraph-properties fo:text-align="justify" style:justify-single-word="false"/>
      <style:text-properties officeooo:rsid="0049d8b6" officeooo:paragraph-rsid="0049d8b6"/>
    </style:style>
    <style:style style:name="P149" style:family="paragraph" style:parent-style-name="Text_20_body">
      <style:paragraph-properties fo:text-align="justify" style:justify-single-word="false"/>
      <style:text-properties officeooo:rsid="004c5803" officeooo:paragraph-rsid="004c5803"/>
    </style:style>
    <style:style style:name="P150" style:family="paragraph" style:parent-style-name="Text_20_body">
      <style:paragraph-properties fo:text-align="justify" style:justify-single-word="false"/>
      <style:text-properties officeooo:rsid="004e1b5f" officeooo:paragraph-rsid="004e1b5f"/>
    </style:style>
    <style:style style:name="P151" style:family="paragraph" style:parent-style-name="Text_20_body">
      <style:paragraph-properties fo:text-align="justify" style:justify-single-word="false"/>
      <style:text-properties officeooo:rsid="00503988" officeooo:paragraph-rsid="00503988"/>
    </style:style>
    <style:style style:name="P152" style:family="paragraph" style:parent-style-name="Text_20_body" style:master-page-name="">
      <style:paragraph-properties fo:margin-left="0cm" fo:margin-right="0cm" fo:margin-top="0cm" fo:margin-bottom="0.247cm" style:contextual-spacing="false" fo:line-height="120%" fo:text-align="justify" style:justify-single-word="false" fo:text-indent="0cm" style:auto-text-indent="false" style:page-number="auto"/>
      <style:text-properties officeooo:rsid="000d85ea" officeooo:paragraph-rsid="000d85ea"/>
    </style:style>
    <style:style style:name="P153" style:family="paragraph" style:parent-style-name="Text_20_body" style:master-page-name="">
      <style:paragraph-properties fo:margin-left="0cm" fo:margin-right="0cm" fo:margin-top="0cm" fo:margin-bottom="0.247cm" style:contextual-spacing="false" fo:line-height="120%" fo:text-align="justify" style:justify-single-word="false" fo:text-indent="0cm" style:auto-text-indent="false" style:page-number="auto"/>
      <style:text-properties fo:language="en" fo:country="US" officeooo:rsid="000d85ea" officeooo:paragraph-rsid="000d85ea"/>
    </style:style>
    <style:style style:name="P154" style:family="paragraph" style:parent-style-name="Text_20_body">
      <style:paragraph-properties fo:margin-top="0cm" fo:margin-bottom="0.247cm" style:contextual-spacing="false" fo:line-height="120%" fo:text-align="justify" style:justify-single-word="false"/>
      <style:text-properties fo:language="en" fo:country="US" officeooo:rsid="0008ecce" officeooo:paragraph-rsid="000d85ea"/>
    </style:style>
    <style:style style:name="P155" style:family="paragraph" style:parent-style-name="Footnote">
      <style:paragraph-properties fo:text-align="justify" style:justify-single-word="false"/>
      <style:text-properties fo:language="en" fo:country="US"/>
    </style:style>
    <style:style style:name="P156" style:family="paragraph" style:parent-style-name="Footnote">
      <style:text-properties fo:language="en" fo:country="US" officeooo:rsid="0014b122" officeooo:paragraph-rsid="0014b122"/>
    </style:style>
    <style:style style:name="P157" style:family="paragraph" style:parent-style-name="Footnote">
      <style:text-properties fo:language="en" fo:country="US" officeooo:rsid="00156910" officeooo:paragraph-rsid="00156910"/>
    </style:style>
    <style:style style:name="P158" style:family="paragraph" style:parent-style-name="Footnote">
      <style:text-properties fo:language="en" fo:country="US" officeooo:rsid="0015a896" officeooo:paragraph-rsid="0015a896"/>
    </style:style>
    <style:style style:name="P159" style:family="paragraph" style:parent-style-name="Footnote">
      <style:paragraph-properties fo:text-align="justify" style:justify-single-word="false"/>
      <style:text-properties fo:language="en" fo:country="US" officeooo:rsid="0015a896" officeooo:paragraph-rsid="0015a896"/>
    </style:style>
    <style:style style:name="P160" style:family="paragraph" style:parent-style-name="Footnote">
      <style:text-properties fo:language="en" fo:country="US" officeooo:rsid="00178bf2" officeooo:paragraph-rsid="00178bf2"/>
    </style:style>
    <style:style style:name="P161" style:family="paragraph" style:parent-style-name="Footnote">
      <style:text-properties fo:language="en" fo:country="US" officeooo:rsid="0018d96e" officeooo:paragraph-rsid="0018d96e"/>
    </style:style>
    <style:style style:name="P162" style:family="paragraph" style:parent-style-name="Footnote">
      <style:paragraph-properties fo:text-align="justify" style:justify-single-word="false"/>
      <style:text-properties fo:language="en" fo:country="US" officeooo:rsid="0018d96e" officeooo:paragraph-rsid="0018d96e"/>
    </style:style>
    <style:style style:name="P163" style:family="paragraph" style:parent-style-name="Footnote">
      <style:paragraph-properties fo:text-align="justify" style:justify-single-word="false"/>
      <style:text-properties fo:language="en" fo:country="US" officeooo:rsid="001b3ee0" officeooo:paragraph-rsid="001b3ee0"/>
    </style:style>
    <style:style style:name="P164" style:family="paragraph" style:parent-style-name="Footnote">
      <style:text-properties fo:language="en" fo:country="US" officeooo:rsid="001bfea4" officeooo:paragraph-rsid="001bfea4"/>
    </style:style>
    <style:style style:name="P165" style:family="paragraph" style:parent-style-name="Footnote">
      <style:paragraph-properties fo:text-align="justify" style:justify-single-word="false"/>
      <style:text-properties fo:language="en" fo:country="US" officeooo:rsid="001c8cf9" officeooo:paragraph-rsid="001c8cf9"/>
    </style:style>
    <style:style style:name="P166" style:family="paragraph" style:parent-style-name="Footnote">
      <style:text-properties fo:language="en" fo:country="US" officeooo:rsid="001dba90" officeooo:paragraph-rsid="001dba90"/>
    </style:style>
    <style:style style:name="P167" style:family="paragraph" style:parent-style-name="Footnote">
      <style:paragraph-properties fo:text-align="justify" style:justify-single-word="false"/>
      <style:text-properties fo:language="en" fo:country="US" officeooo:rsid="001f095b" officeooo:paragraph-rsid="001f095b"/>
    </style:style>
    <style:style style:name="P168" style:family="paragraph" style:parent-style-name="Footnote">
      <style:text-properties fo:language="en" fo:country="US" officeooo:rsid="001f095b" officeooo:paragraph-rsid="001f095b"/>
    </style:style>
    <style:style style:name="P169" style:family="paragraph" style:parent-style-name="Footnote">
      <style:text-properties fo:language="en" fo:country="US" officeooo:rsid="0020c894" officeooo:paragraph-rsid="0020c894"/>
    </style:style>
    <style:style style:name="P170" style:family="paragraph" style:parent-style-name="Footnote">
      <style:paragraph-properties fo:text-align="justify" style:justify-single-word="false"/>
      <style:text-properties fo:language="en" fo:country="US" officeooo:rsid="0020c894" officeooo:paragraph-rsid="0020c894"/>
    </style:style>
    <style:style style:name="P171" style:family="paragraph" style:parent-style-name="Footnote">
      <style:text-properties fo:language="en" fo:country="US" officeooo:rsid="002160c5" officeooo:paragraph-rsid="002160c5"/>
    </style:style>
    <style:style style:name="P172" style:family="paragraph" style:parent-style-name="Footnote">
      <style:paragraph-properties fo:text-align="justify" style:justify-single-word="false"/>
      <style:text-properties fo:language="en" fo:country="US" officeooo:rsid="003b674b" officeooo:paragraph-rsid="003b674b"/>
    </style:style>
    <style:style style:name="P173" style:family="paragraph" style:parent-style-name="Footnote">
      <style:paragraph-properties fo:text-align="start" style:justify-single-word="false"/>
      <style:text-properties fo:language="en" fo:country="US" officeooo:rsid="00229736" officeooo:paragraph-rsid="00229736"/>
    </style:style>
    <style:style style:name="P174" style:family="paragraph" style:parent-style-name="Footnote">
      <style:text-properties fo:language="en" fo:country="US" officeooo:rsid="00264a8a" officeooo:paragraph-rsid="00264a8a"/>
    </style:style>
    <style:style style:name="P175" style:family="paragraph" style:parent-style-name="Footnote">
      <style:text-properties fo:language="en" fo:country="US" officeooo:rsid="0027c28a" officeooo:paragraph-rsid="0027c28a"/>
    </style:style>
    <style:style style:name="P176" style:family="paragraph" style:parent-style-name="Footnote">
      <style:paragraph-properties fo:text-align="justify" style:justify-single-word="false"/>
      <style:text-properties fo:language="en" fo:country="US" officeooo:rsid="0027c28a" officeooo:paragraph-rsid="0027c28a"/>
    </style:style>
    <style:style style:name="P177" style:family="paragraph" style:parent-style-name="Footnote">
      <style:text-properties fo:language="en" fo:country="US" officeooo:rsid="00291707" officeooo:paragraph-rsid="00291707"/>
    </style:style>
    <style:style style:name="P178" style:family="paragraph" style:parent-style-name="Footnote">
      <style:text-properties fo:language="en" fo:country="US" officeooo:rsid="002aa041" officeooo:paragraph-rsid="002aa041"/>
    </style:style>
    <style:style style:name="P179" style:family="paragraph" style:parent-style-name="Footnote">
      <style:paragraph-properties fo:text-align="justify" style:justify-single-word="false"/>
      <style:text-properties fo:language="en" fo:country="US" officeooo:rsid="002c372e" officeooo:paragraph-rsid="002c372e"/>
    </style:style>
    <style:style style:name="P180" style:family="paragraph" style:parent-style-name="Footnote">
      <style:paragraph-properties fo:text-align="justify" style:justify-single-word="false"/>
      <style:text-properties fo:language="en" fo:country="US" officeooo:rsid="002c372e" officeooo:paragraph-rsid="002df220"/>
    </style:style>
    <style:style style:name="P181" style:family="paragraph" style:parent-style-name="Footnote">
      <style:text-properties fo:language="en" fo:country="US" officeooo:rsid="002f0c63" officeooo:paragraph-rsid="002f0c63"/>
    </style:style>
    <style:style style:name="P182" style:family="paragraph" style:parent-style-name="Footnote">
      <style:paragraph-properties fo:text-align="justify" style:justify-single-word="false"/>
      <style:text-properties fo:language="en" fo:country="US" officeooo:rsid="002fa276" officeooo:paragraph-rsid="002fa276"/>
    </style:style>
    <style:style style:name="P183" style:family="paragraph" style:parent-style-name="Footnote">
      <style:paragraph-properties fo:text-align="justify" style:justify-single-word="false"/>
      <style:text-properties fo:language="en" fo:country="US" officeooo:rsid="0030e3e5" officeooo:paragraph-rsid="0030e3e5"/>
    </style:style>
    <style:style style:name="P184" style:family="paragraph" style:parent-style-name="Footnote">
      <style:text-properties fo:language="en" fo:country="US" officeooo:rsid="003874f2" officeooo:paragraph-rsid="003874f2"/>
    </style:style>
    <style:style style:name="P185" style:family="paragraph" style:parent-style-name="Footnote">
      <style:text-properties fo:language="en" fo:country="US" officeooo:rsid="003883c8" officeooo:paragraph-rsid="003883c8"/>
    </style:style>
    <style:style style:name="P186" style:family="paragraph" style:parent-style-name="Footnote">
      <style:text-properties fo:language="en" fo:country="US" officeooo:rsid="003a3ced" officeooo:paragraph-rsid="003a3ced"/>
    </style:style>
    <style:style style:name="P187" style:family="paragraph" style:parent-style-name="Footnote">
      <style:text-properties fo:language="en" fo:country="US" officeooo:rsid="003bb949" officeooo:paragraph-rsid="003bb949"/>
    </style:style>
    <style:style style:name="P188" style:family="paragraph" style:parent-style-name="Footnote">
      <style:text-properties fo:language="en" fo:country="US" officeooo:rsid="003e65b3" officeooo:paragraph-rsid="003e65b3"/>
    </style:style>
    <style:style style:name="P189" style:family="paragraph" style:parent-style-name="Footnote">
      <style:text-properties fo:language="en" fo:country="US" officeooo:rsid="003f874f" officeooo:paragraph-rsid="003f874f"/>
    </style:style>
    <style:style style:name="P190" style:family="paragraph" style:parent-style-name="Footnote">
      <style:paragraph-properties fo:text-align="justify" style:justify-single-word="false"/>
      <style:text-properties fo:language="en" fo:country="US" officeooo:rsid="00402d44" officeooo:paragraph-rsid="00402d44"/>
    </style:style>
    <style:style style:name="P191" style:family="paragraph" style:parent-style-name="Footnote">
      <style:paragraph-properties fo:text-align="justify" style:justify-single-word="false"/>
      <style:text-properties fo:language="en" fo:country="US" officeooo:rsid="00432ac2" officeooo:paragraph-rsid="00432ac2"/>
    </style:style>
    <style:style style:name="P192" style:family="paragraph" style:parent-style-name="Footnote">
      <style:text-properties fo:language="en" fo:country="US" officeooo:rsid="00442b44" officeooo:paragraph-rsid="00442b44"/>
    </style:style>
    <style:style style:name="P193" style:family="paragraph" style:parent-style-name="Footnote">
      <style:text-properties fo:language="en" fo:country="US" officeooo:rsid="0045db82" officeooo:paragraph-rsid="0045db82"/>
    </style:style>
    <style:style style:name="P194" style:family="paragraph" style:parent-style-name="Footnote">
      <style:paragraph-properties fo:text-align="justify" style:justify-single-word="false"/>
      <style:text-properties fo:language="en" fo:country="US" officeooo:rsid="00475a76" officeooo:paragraph-rsid="00475a76"/>
    </style:style>
    <style:style style:name="P195" style:family="paragraph" style:parent-style-name="Footnote">
      <style:text-properties fo:language="en" fo:country="US" officeooo:rsid="0049d8b6" officeooo:paragraph-rsid="0049d8b6"/>
    </style:style>
    <style:style style:name="P196" style:family="paragraph" style:parent-style-name="Footnote">
      <style:text-properties fo:language="en" fo:country="US" officeooo:rsid="004bd5d0" officeooo:paragraph-rsid="004bd5d0"/>
    </style:style>
    <style:style style:name="P197" style:family="paragraph" style:parent-style-name="Footnote">
      <style:text-properties fo:language="en" fo:country="US" officeooo:rsid="004c5803" officeooo:paragraph-rsid="004c5803"/>
    </style:style>
    <style:style style:name="P198" style:family="paragraph" style:parent-style-name="Footnote">
      <style:text-properties fo:language="en" fo:country="US" officeooo:rsid="004e1b5f" officeooo:paragraph-rsid="004e1b5f"/>
    </style:style>
    <style:style style:name="P199" style:family="paragraph" style:parent-style-name="Footnote">
      <style:paragraph-properties fo:text-align="justify" style:justify-single-word="false"/>
      <style:text-properties fo:language="en" fo:country="US" officeooo:rsid="004e1b5f" officeooo:paragraph-rsid="004e1b5f"/>
    </style:style>
    <style:style style:name="P200" style:family="paragraph" style:parent-style-name="Footnote">
      <style:text-properties fo:language="en" fo:country="US" officeooo:rsid="004225bc" officeooo:paragraph-rsid="004225bc"/>
    </style:style>
    <style:style style:name="P201" style:family="paragraph" style:parent-style-name="Footnote">
      <style:paragraph-properties fo:text-align="justify" style:justify-single-word="false"/>
      <style:text-properties officeooo:rsid="00163032" officeooo:paragraph-rsid="001316fb"/>
    </style:style>
    <style:style style:name="P202" style:family="paragraph" style:parent-style-name="Footnote">
      <style:text-properties officeooo:rsid="00205573" officeooo:paragraph-rsid="0018d96e"/>
    </style:style>
    <style:style style:name="P203" style:family="paragraph" style:parent-style-name="Footnote">
      <style:paragraph-properties fo:text-align="justify" style:justify-single-word="false"/>
      <style:text-properties officeooo:rsid="0023b2aa" officeooo:paragraph-rsid="0023b2aa"/>
    </style:style>
    <style:style style:name="P204" style:family="paragraph" style:parent-style-name="Footnote">
      <style:paragraph-properties fo:text-align="justify" style:justify-single-word="false"/>
      <style:text-properties officeooo:rsid="00270104" officeooo:paragraph-rsid="00270104"/>
    </style:style>
    <style:style style:name="P205" style:family="paragraph" style:parent-style-name="Footnote">
      <style:text-properties officeooo:rsid="002160c5" officeooo:paragraph-rsid="002160c5"/>
    </style:style>
    <style:style style:name="P206" style:family="paragraph" style:parent-style-name="Footnote">
      <style:text-properties officeooo:rsid="00432b21" officeooo:paragraph-rsid="00432b21"/>
    </style:style>
    <style:style style:name="P207" style:family="paragraph" style:parent-style-name="Footnote">
      <style:text-properties officeooo:rsid="0045195c" officeooo:paragraph-rsid="002aa041"/>
    </style:style>
    <style:style style:name="P208" style:family="paragraph" style:parent-style-name="Footnote">
      <style:paragraph-properties fo:text-align="justify" style:justify-single-word="false"/>
      <style:text-properties officeooo:rsid="00432ac2" officeooo:paragraph-rsid="00432ac2"/>
    </style:style>
    <style:style style:name="P209" style:family="paragraph" style:parent-style-name="Footnote">
      <style:text-properties officeooo:rsid="0072f77f" officeooo:paragraph-rsid="0072f77f"/>
    </style:style>
    <style:style style:name="P210" style:family="paragraph" style:parent-style-name="Footnote">
      <style:text-properties officeooo:rsid="00721ed1" officeooo:paragraph-rsid="00721ed1"/>
    </style:style>
    <style:style style:name="P211" style:family="paragraph" style:parent-style-name="Footnote">
      <style:text-properties officeooo:rsid="004bd5d0" officeooo:paragraph-rsid="004bd5d0"/>
    </style:style>
    <style:style style:name="P212" style:family="paragraph" style:parent-style-name="Title">
      <style:text-properties fo:language="en" fo:country="US" officeooo:rsid="0005dcd3" officeooo:paragraph-rsid="000d85ea"/>
    </style:style>
    <style:style style:name="P213" style:family="paragraph" style:parent-style-name="Subtitle">
      <style:text-properties fo:language="en" fo:country="US" officeooo:rsid="000d85ea" officeooo:paragraph-rsid="000d85ea"/>
    </style:style>
    <style:style style:name="P214" style:family="paragraph" style:parent-style-name="Subtitle">
      <style:text-properties fo:language="en" fo:country="US" officeooo:rsid="0005dcd3" officeooo:paragraph-rsid="000d85ea"/>
    </style:style>
    <style:style style:name="P215" style:family="paragraph" style:parent-style-name="Contents_20_Heading">
      <style:paragraph-properties fo:break-before="page"/>
      <style:text-properties officeooo:rsid="00557754" officeooo:paragraph-rsid="00557754"/>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3">
      <style:paragraph-properties>
        <style:tab-stops>
          <style:tab-stop style:position="16.002cm" style:type="right" style:leader-style="dotted" style:leader-text="."/>
        </style:tab-stops>
      </style:paragraph-properties>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ent-style-name="Text_20_body" style:list-style-name="L2">
      <style:text-properties fo:language="en" fo:country="US" officeooo:rsid="001133da" officeooo:paragraph-rsid="001133da"/>
    </style:style>
    <style:style style:name="P220" style:family="paragraph" style:parent-style-name="Text_20_body" style:list-style-name="L3">
      <style:text-properties fo:language="en" fo:country="US" officeooo:rsid="001316fb" officeooo:paragraph-rsid="001316fb"/>
    </style:style>
    <style:style style:name="P221" style:family="paragraph" style:parent-style-name="Text_20_body" style:list-style-name="L4">
      <style:paragraph-properties fo:text-align="justify" style:justify-single-word="false"/>
      <style:text-properties fo:language="en" fo:country="US" officeooo:rsid="0014074c" officeooo:paragraph-rsid="0014074c"/>
    </style:style>
    <style:style style:name="P222" style:family="paragraph" style:parent-style-name="Text_20_body" style:list-style-name="L5">
      <style:text-properties fo:language="en" fo:country="US" officeooo:rsid="0014b122" officeooo:paragraph-rsid="0014b122"/>
    </style:style>
    <style:style style:name="P223" style:family="paragraph" style:parent-style-name="Text_20_body" style:list-style-name="L5">
      <style:paragraph-properties fo:text-align="justify" style:justify-single-word="false"/>
      <style:text-properties fo:language="en" fo:country="US" officeooo:rsid="0014b122" officeooo:paragraph-rsid="0014b122"/>
    </style:style>
    <style:style style:name="P224" style:family="paragraph" style:parent-style-name="Text_20_body" style:list-style-name="L6">
      <style:paragraph-properties fo:text-align="justify" style:justify-single-word="false"/>
      <style:text-properties fo:language="en" fo:country="US" officeooo:rsid="0014f21a" officeooo:paragraph-rsid="0014f21a"/>
    </style:style>
    <style:style style:name="P225" style:family="paragraph" style:parent-style-name="Text_20_body" style:list-style-name="L7">
      <style:text-properties fo:language="en" fo:country="US" officeooo:rsid="00156910" officeooo:paragraph-rsid="00156910"/>
    </style:style>
    <style:style style:name="P226" style:family="paragraph" style:parent-style-name="Text_20_body" style:list-style-name="L8">
      <style:text-properties fo:language="en" fo:country="US" officeooo:rsid="00178bf2" officeooo:paragraph-rsid="00178bf2"/>
    </style:style>
    <style:style style:name="P227" style:family="paragraph" style:parent-style-name="Text_20_body" style:list-style-name="L9">
      <style:text-properties fo:language="en" fo:country="US" officeooo:rsid="00178bf2" officeooo:paragraph-rsid="00178bf2"/>
    </style:style>
    <style:style style:name="P228" style:family="paragraph" style:parent-style-name="Text_20_body" style:list-style-name="L10">
      <style:paragraph-properties fo:text-align="justify" style:justify-single-word="false"/>
      <style:text-properties fo:language="en" fo:country="US" officeooo:rsid="00178bf2" officeooo:paragraph-rsid="00178bf2"/>
    </style:style>
    <style:style style:name="P229" style:family="paragraph" style:parent-style-name="Text_20_body" style:list-style-name="L11">
      <style:paragraph-properties fo:text-align="justify" style:justify-single-word="false"/>
      <style:text-properties fo:language="en" fo:country="US" officeooo:rsid="00178bf2" officeooo:paragraph-rsid="00178bf2"/>
    </style:style>
    <style:style style:name="P230" style:family="paragraph" style:parent-style-name="Text_20_body" style:list-style-name="L11">
      <style:text-properties fo:language="en" fo:country="US" officeooo:rsid="00178bf2" officeooo:paragraph-rsid="00178bf2"/>
    </style:style>
    <style:style style:name="P231" style:family="paragraph" style:parent-style-name="Text_20_body" style:list-style-name="L12">
      <style:paragraph-properties fo:text-align="justify" style:justify-single-word="false"/>
      <style:text-properties fo:language="en" fo:country="US" officeooo:rsid="001c8cf9" officeooo:paragraph-rsid="001c8cf9"/>
    </style:style>
    <style:style style:name="P232" style:family="paragraph" style:parent-style-name="Text_20_body" style:list-style-name="L13">
      <style:paragraph-properties fo:text-align="justify" style:justify-single-word="false"/>
      <style:text-properties fo:language="en" fo:country="US" fo:font-weight="normal" officeooo:rsid="001e32bd" officeooo:paragraph-rsid="001e32bd" style:font-weight-asian="normal" style:font-weight-complex="normal"/>
    </style:style>
    <style:style style:name="P233" style:family="paragraph" style:parent-style-name="Text_20_body">
      <style:paragraph-properties fo:text-align="justify" style:justify-single-word="false"/>
      <style:text-properties fo:language="en" fo:country="US" fo:font-weight="normal" officeooo:rsid="00cd5e6b" officeooo:paragraph-rsid="00648097" style:font-weight-asian="normal" style:font-weight-complex="normal"/>
    </style:style>
    <style:style style:name="P234" style:family="paragraph" style:parent-style-name="Text_20_body" style:list-style-name="L24">
      <style:paragraph-properties fo:text-align="justify" style:justify-single-word="false"/>
      <style:text-properties fo:language="en" fo:country="US" fo:font-weight="normal" officeooo:rsid="00cd5e6b" officeooo:paragraph-rsid="00648097" style:font-weight-asian="normal" style:font-weight-complex="normal"/>
    </style:style>
    <style:style style:name="P235" style:family="paragraph" style:parent-style-name="Text_20_body" style:list-style-name="L24">
      <style:paragraph-properties fo:text-align="justify" style:justify-single-word="false"/>
      <style:text-properties fo:language="en" fo:country="US" fo:font-weight="normal" officeooo:rsid="00648097" officeooo:paragraph-rsid="00648097" style:font-weight-asian="normal" style:font-weight-complex="normal"/>
    </style:style>
    <style:style style:name="P236" style:family="paragraph" style:parent-style-name="Text_20_body" style:list-style-name="L14">
      <style:paragraph-properties fo:text-align="justify" style:justify-single-word="false"/>
      <style:text-properties fo:language="en" fo:country="US" officeooo:rsid="002160c5" officeooo:paragraph-rsid="002160c5"/>
    </style:style>
    <style:style style:name="P237" style:family="paragraph" style:parent-style-name="Text_20_body" style:list-style-name="L16">
      <style:paragraph-properties fo:text-align="justify" style:justify-single-word="false"/>
      <style:text-properties fo:language="en" fo:country="US" fo:font-style="normal" officeooo:rsid="002f0c63" officeooo:paragraph-rsid="002f0c63" style:font-style-asian="normal" style:font-style-complex="normal"/>
    </style:style>
    <style:style style:name="P238" style:family="paragraph" style:parent-style-name="Text_20_body" style:list-style-name="L19">
      <style:paragraph-properties fo:text-align="justify" style:justify-single-word="false"/>
      <style:text-properties fo:language="en" fo:country="US" fo:font-style="normal" officeooo:rsid="0047dc6d" officeooo:paragraph-rsid="0047dc6d" style:font-style-asian="normal" style:font-style-complex="normal"/>
    </style:style>
    <style:style style:name="P239" style:family="paragraph" style:parent-style-name="Text_20_body" style:list-style-name="L20">
      <style:paragraph-properties fo:text-align="justify" style:justify-single-word="false"/>
      <style:text-properties fo:language="en" fo:country="US" fo:font-style="normal" officeooo:rsid="004c5803" officeooo:paragraph-rsid="004c5803" style:font-style-asian="normal" style:font-style-complex="normal"/>
    </style:style>
    <style:style style:name="P240" style:family="paragraph" style:parent-style-name="Text_20_body" style:list-style-name="L21">
      <style:paragraph-properties fo:text-align="justify" style:justify-single-word="false"/>
      <style:text-properties fo:language="en" fo:country="US" fo:font-style="normal" officeooo:rsid="004e1b5f" officeooo:paragraph-rsid="004e1b5f" style:font-style-asian="normal" style:font-style-complex="normal"/>
    </style:style>
    <style:style style:name="P241" style:family="paragraph" style:parent-style-name="Text_20_body">
      <style:paragraph-properties fo:text-align="justify" style:justify-single-word="false"/>
      <style:text-properties fo:language="en" fo:country="US" fo:font-style="normal" officeooo:rsid="003874f2" officeooo:paragraph-rsid="003874f2" style:font-style-asian="normal" style:font-style-complex="normal"/>
    </style:style>
    <style:style style:name="P242" style:family="paragraph" style:parent-style-name="Text_20_body">
      <style:paragraph-properties fo:text-align="justify" style:justify-single-word="false"/>
      <style:text-properties fo:language="en" fo:country="US" fo:font-style="normal" officeooo:rsid="005e4896" officeooo:paragraph-rsid="005e4896" style:font-style-asian="normal" style:font-style-complex="normal"/>
    </style:style>
    <style:style style:name="P243" style:family="paragraph" style:parent-style-name="Text_20_body" style:list-style-name="L17">
      <style:paragraph-properties fo:text-align="justify" style:justify-single-word="false"/>
      <style:text-properties fo:language="en" fo:country="US" officeooo:rsid="003a3ced" officeooo:paragraph-rsid="003a3ced"/>
    </style:style>
    <style:style style:name="P244" style:family="paragraph" style:parent-style-name="Text_20_body" style:list-style-name="L18">
      <style:paragraph-properties fo:text-align="justify" style:justify-single-word="false"/>
      <style:text-properties fo:language="en" fo:country="US" officeooo:rsid="003a3ced" officeooo:paragraph-rsid="003a3ced"/>
    </style:style>
    <style:style style:name="P245" style:family="paragraph" style:parent-style-name="Text_20_body">
      <style:paragraph-properties fo:text-align="justify" style:justify-single-word="false"/>
      <style:text-properties fo:language="en" fo:country="US" officeooo:rsid="00c659d3" officeooo:paragraph-rsid="005fe887"/>
    </style:style>
    <style:style style:name="P246" style:family="paragraph" style:parent-style-name="Text_20_body">
      <style:paragraph-properties fo:text-align="justify" style:justify-single-word="false"/>
      <style:text-properties fo:language="en" fo:country="US" officeooo:rsid="005fe887" officeooo:paragraph-rsid="005fe887"/>
    </style:style>
    <style:style style:name="P247" style:family="paragraph" style:parent-style-name="Text_20_body" style:list-style-name="L11">
      <style:paragraph-properties fo:text-align="justify" style:justify-single-word="false"/>
      <style:text-properties fo:language="en" fo:country="US" officeooo:rsid="00caaa85" officeooo:paragraph-rsid="0063d09e"/>
    </style:style>
    <style:style style:name="P248" style:family="paragraph" style:parent-style-name="Text_20_body" style:list-style-name="L4">
      <style:paragraph-properties fo:text-align="justify" style:justify-single-word="false"/>
      <style:text-properties officeooo:rsid="0014074c" officeooo:paragraph-rsid="0014074c"/>
    </style:style>
    <style:style style:name="P249" style:family="paragraph" style:parent-style-name="Text_20_body" style:list-style-name="L13">
      <style:paragraph-properties fo:text-align="justify" style:justify-single-word="false"/>
      <style:text-properties fo:font-weight="normal" officeooo:rsid="001e32bd" officeooo:paragraph-rsid="001e32bd" style:font-weight-asian="normal" style:font-weight-complex="normal"/>
    </style:style>
    <style:style style:name="P250" style:family="paragraph" style:parent-style-name="Text_20_body">
      <style:paragraph-properties fo:text-align="justify" style:justify-single-word="false"/>
      <style:text-properties fo:font-weight="normal" officeooo:rsid="00cdc1ab" officeooo:paragraph-rsid="00648097" style:font-weight-asian="normal" style:font-weight-complex="normal"/>
    </style:style>
    <style:style style:name="P251" style:family="paragraph" style:parent-style-name="Text_20_body" style:list-style-name="L15">
      <style:text-properties officeooo:rsid="002c372e" officeooo:paragraph-rsid="002c372e"/>
    </style:style>
    <style:style style:name="P252" style:family="paragraph" style:parent-style-name="Text_20_body" style:list-style-name="L15">
      <style:paragraph-properties fo:text-align="justify" style:justify-single-word="false"/>
      <style:text-properties officeooo:rsid="002c372e" officeooo:paragraph-rsid="002c372e"/>
    </style:style>
    <style:style style:name="P253" style:family="paragraph" style:parent-style-name="Text_20_body" style:list-style-name="L15">
      <style:paragraph-properties fo:text-align="justify" style:justify-single-word="false"/>
      <style:text-properties officeooo:rsid="002dfb98" officeooo:paragraph-rsid="002dfb98"/>
    </style:style>
    <style:style style:name="P254" style:family="paragraph" style:parent-style-name="Text_20_body" style:list-style-name="L16">
      <style:paragraph-properties fo:text-align="justify" style:justify-single-word="false"/>
      <style:text-properties officeooo:rsid="002f0c63" officeooo:paragraph-rsid="002f0c63"/>
    </style:style>
    <style:style style:name="P255" style:family="paragraph" style:parent-style-name="Text_20_body" style:list-style-name="L18">
      <style:paragraph-properties fo:text-align="justify" style:justify-single-word="false"/>
      <style:text-properties officeooo:rsid="003a3ced" officeooo:paragraph-rsid="003a3ced"/>
    </style:style>
    <style:style style:name="P256" style:family="paragraph" style:parent-style-name="Text_20_body" style:list-style-name="L20">
      <style:paragraph-properties fo:text-align="justify" style:justify-single-word="false"/>
      <style:text-properties officeooo:rsid="004c5803" officeooo:paragraph-rsid="004c5803"/>
    </style:style>
    <style:style style:name="P257" style:family="paragraph" style:parent-style-name="Text_20_body" style:list-style-name="L21">
      <style:paragraph-properties fo:text-align="justify" style:justify-single-word="false"/>
      <style:text-properties officeooo:rsid="004e1b5f" officeooo:paragraph-rsid="004e1b5f"/>
    </style:style>
    <style:style style:name="P258" style:family="paragraph" style:parent-style-name="Text_20_body" style:list-style-name="L22">
      <style:paragraph-properties fo:text-align="justify" style:justify-single-word="false"/>
      <style:text-properties officeooo:rsid="00503988" officeooo:paragraph-rsid="00503988"/>
    </style:style>
    <style:style style:name="P259" style:family="paragraph" style:parent-style-name="Text_20_body" style:list-style-name="L22">
      <style:paragraph-properties fo:text-align="justify" style:justify-single-word="false"/>
      <style:text-properties officeooo:rsid="007877de" officeooo:paragraph-rsid="00503988"/>
    </style:style>
    <style:style style:name="P260" style:family="paragraph" style:parent-style-name="Text_20_body" style:list-style-name="L22">
      <style:paragraph-properties fo:text-align="justify" style:justify-single-word="false"/>
      <style:text-properties officeooo:rsid="007a2d04" officeooo:paragraph-rsid="00503988"/>
    </style:style>
    <style:style style:name="P261" style:family="paragraph" style:parent-style-name="Text_20_body" style:list-style-name="L22">
      <style:paragraph-properties fo:text-align="justify" style:justify-single-word="false"/>
      <style:text-properties officeooo:rsid="00777688" officeooo:paragraph-rsid="00503988"/>
    </style:style>
    <style:style style:name="P262" style:family="paragraph" style:parent-style-name="Text_20_body" style:list-style-name="L22">
      <style:paragraph-properties fo:text-align="justify" style:justify-single-word="false"/>
      <style:text-properties officeooo:rsid="00789f68" officeooo:paragraph-rsid="00503988"/>
    </style:style>
    <style:style style:name="P263" style:family="paragraph" style:parent-style-name="Text_20_body">
      <style:paragraph-properties fo:text-align="justify" style:justify-single-word="false"/>
      <style:text-properties officeooo:rsid="003af6bf" officeooo:paragraph-rsid="003af6bf"/>
    </style:style>
    <style:style style:name="P264" style:family="paragraph" style:parent-style-name="Text_20_body">
      <style:paragraph-properties fo:text-align="justify" style:justify-single-word="false"/>
      <style:text-properties officeooo:rsid="005fe887" officeooo:paragraph-rsid="005fe887"/>
    </style:style>
    <style:style style:name="P265" style:family="paragraph" style:parent-style-name="Text_20_body">
      <style:paragraph-properties fo:text-align="justify" style:justify-single-word="false"/>
      <style:text-properties officeooo:paragraph-rsid="00432ac2"/>
    </style:style>
    <style:style style:name="P266" style:family="paragraph" style:parent-style-name="Text_20_body" style:list-style-name="L1">
      <style:paragraph-properties fo:margin-top="0cm" fo:margin-bottom="0.247cm" style:contextual-spacing="false" fo:line-height="120%" fo:text-align="justify" style:justify-single-word="false"/>
      <style:text-properties fo:language="en" fo:country="US" officeooo:rsid="000d85ea" officeooo:paragraph-rsid="000d85ea"/>
    </style:style>
    <style:style style:name="P267" style:family="paragraph" style:parent-style-name="Text_20_body" style:list-style-name="L1">
      <style:paragraph-properties fo:margin-top="0cm" fo:margin-bottom="0.247cm" style:contextual-spacing="false" fo:line-height="120%" fo:text-align="justify" style:justify-single-word="false"/>
      <style:text-properties fo:language="en" fo:country="US" officeooo:rsid="000e1fc9" officeooo:paragraph-rsid="000e1fc9"/>
    </style:style>
    <style:style style:name="P268" style:family="paragraph" style:parent-style-name="Text_20_body" style:list-style-name="L1">
      <style:paragraph-properties fo:margin-top="0cm" fo:margin-bottom="0.247cm" style:contextual-spacing="false" fo:line-height="120%" fo:text-align="justify" style:justify-single-word="false"/>
      <style:text-properties officeooo:rsid="0007fec7" officeooo:paragraph-rsid="000d85ea"/>
    </style:style>
    <style:style style:name="P269" style:family="paragraph" style:parent-style-name="Heading_20_1" style:list-style-name="">
      <style:text-properties fo:language="en" fo:country="US" officeooo:rsid="0005dcd3" officeooo:paragraph-rsid="000d85ea"/>
    </style:style>
    <style:style style:name="P270" style:family="paragraph" style:parent-style-name="Heading_20_1">
      <style:paragraph-properties fo:break-before="page"/>
      <style:text-properties fo:language="en" fo:country="US" officeooo:rsid="0005dcd3" officeooo:paragraph-rsid="000d85ea"/>
    </style:style>
    <style:style style:name="P271" style:family="paragraph" style:parent-style-name="Heading_20_1">
      <style:paragraph-properties fo:break-before="page"/>
      <style:text-properties fo:language="en" fo:country="US" officeooo:rsid="00108b3e" officeooo:paragraph-rsid="00108b3e"/>
    </style:style>
    <style:style style:name="P272" style:family="paragraph" style:parent-style-name="Heading_20_1">
      <style:paragraph-properties fo:break-before="page"/>
      <style:text-properties fo:language="en" fo:country="US" officeooo:rsid="00178bf2" officeooo:paragraph-rsid="00178bf2"/>
    </style:style>
    <style:style style:name="P273" style:family="paragraph" style:parent-style-name="Heading_20_1">
      <style:paragraph-properties fo:break-before="page"/>
      <style:text-properties fo:language="en" fo:country="US" fo:font-weight="bold" officeooo:rsid="003af6bf" officeooo:paragraph-rsid="003af6bf" style:font-weight-asian="bold" style:font-weight-complex="bold"/>
    </style:style>
    <style:style style:name="P274" style:family="paragraph" style:parent-style-name="Heading_20_1">
      <style:paragraph-properties fo:break-before="page"/>
      <style:text-properties fo:language="en" fo:country="US" officeooo:rsid="0043f931" officeooo:paragraph-rsid="0043f931"/>
    </style:style>
    <style:style style:name="P275" style:family="paragraph" style:parent-style-name="Heading_20_1">
      <style:paragraph-properties fo:break-before="page"/>
      <style:text-properties fo:language="en" fo:country="US" fo:font-style="normal" officeooo:rsid="00475a76" officeooo:paragraph-rsid="00475a76" style:font-style-asian="normal" style:font-style-complex="normal"/>
    </style:style>
    <style:style style:name="P276" style:family="paragraph" style:parent-style-name="Heading_20_1">
      <style:paragraph-properties fo:break-before="page"/>
      <style:text-properties fo:language="en" fo:country="US" fo:font-style="normal" officeooo:rsid="004bd5d0" officeooo:paragraph-rsid="004bd5d0" style:font-style-asian="normal" style:font-style-complex="normal"/>
    </style:style>
    <style:style style:name="P277" style:family="paragraph" style:parent-style-name="Heading_20_1">
      <style:paragraph-properties fo:break-before="page"/>
      <style:text-properties officeooo:rsid="00503988" officeooo:paragraph-rsid="00503988"/>
    </style:style>
    <style:style style:name="P278" style:family="paragraph" style:parent-style-name="Heading_20_3">
      <style:text-properties fo:language="en" fo:country="US" officeooo:rsid="000d85ea" officeooo:paragraph-rsid="000d85ea"/>
    </style:style>
    <style:style style:name="P279" style:family="paragraph" style:parent-style-name="Heading_20_3">
      <style:text-properties fo:language="en" fo:country="US" officeooo:rsid="000f3743" officeooo:paragraph-rsid="000f3743"/>
    </style:style>
    <style:style style:name="P280" style:family="paragraph" style:parent-style-name="Heading_20_3">
      <style:text-properties fo:language="en" fo:country="US" officeooo:rsid="00178bf2" officeooo:paragraph-rsid="00178bf2"/>
    </style:style>
    <style:style style:name="P281" style:family="paragraph" style:parent-style-name="Heading_20_3">
      <style:paragraph-properties fo:text-align="justify" style:justify-single-word="false"/>
      <style:text-properties fo:language="en" fo:country="US" officeooo:rsid="001920d6" officeooo:paragraph-rsid="001920d6"/>
    </style:style>
    <style:style style:name="P282" style:family="paragraph" style:parent-style-name="Heading_20_3">
      <style:text-properties fo:language="en" fo:country="US" officeooo:rsid="0019ecf5" officeooo:paragraph-rsid="0019ecf5"/>
    </style:style>
    <style:style style:name="P283" style:family="paragraph" style:parent-style-name="Heading_20_3">
      <style:text-properties fo:language="en" fo:country="US" officeooo:rsid="001aea45" officeooo:paragraph-rsid="001aea45"/>
    </style:style>
    <style:style style:name="P284" style:family="paragraph" style:parent-style-name="Heading_20_3">
      <style:text-properties fo:language="en" fo:country="US" officeooo:rsid="001b3ee0" officeooo:paragraph-rsid="001b3ee0"/>
    </style:style>
    <style:style style:name="P285" style:family="paragraph" style:parent-style-name="Heading_20_3">
      <style:text-properties fo:language="en" fo:country="US" officeooo:rsid="001bfea4" officeooo:paragraph-rsid="001bfea4"/>
    </style:style>
    <style:style style:name="P286" style:family="paragraph" style:parent-style-name="Heading_20_3">
      <style:text-properties fo:language="en" fo:country="US" fo:font-weight="bold" officeooo:rsid="001e32bd" officeooo:paragraph-rsid="001e32bd" style:font-weight-asian="bold" style:font-weight-complex="bold"/>
    </style:style>
    <style:style style:name="P287" style:family="paragraph" style:parent-style-name="Heading_20_3">
      <style:text-properties fo:language="en" fo:country="US" fo:font-weight="bold" officeooo:rsid="00291707" officeooo:paragraph-rsid="00291707" style:font-weight-asian="bold" style:font-weight-complex="bold"/>
    </style:style>
    <style:style style:name="P288" style:family="paragraph" style:parent-style-name="Heading_20_3">
      <style:text-properties fo:language="en" fo:country="US" officeooo:rsid="001e32bd" officeooo:paragraph-rsid="001e32bd"/>
    </style:style>
    <style:style style:name="P289" style:family="paragraph" style:parent-style-name="Heading_20_3">
      <style:text-properties fo:language="en" fo:country="US" officeooo:rsid="002160c5" officeooo:paragraph-rsid="002160c5"/>
    </style:style>
    <style:style style:name="P290" style:family="paragraph" style:parent-style-name="Heading_20_3">
      <style:text-properties fo:language="en" fo:country="US" officeooo:rsid="0021f220" officeooo:paragraph-rsid="0021f220"/>
    </style:style>
    <style:style style:name="P291" style:family="paragraph" style:parent-style-name="Heading_20_3">
      <style:text-properties fo:language="en" fo:country="US" officeooo:rsid="00229736" officeooo:paragraph-rsid="00229736"/>
    </style:style>
    <style:style style:name="P292" style:family="paragraph" style:parent-style-name="Heading_20_3">
      <style:text-properties fo:language="en" fo:country="US" officeooo:rsid="00245842" officeooo:paragraph-rsid="00245842"/>
    </style:style>
    <style:style style:name="P293" style:family="paragraph" style:parent-style-name="Heading_20_3">
      <style:text-properties fo:language="en" fo:country="US" officeooo:rsid="002c11e2" officeooo:paragraph-rsid="002c11e2"/>
    </style:style>
    <style:style style:name="P294" style:family="paragraph" style:parent-style-name="Heading_20_3">
      <style:text-properties fo:language="en" fo:country="US" fo:font-style="normal" officeooo:rsid="002c372e" officeooo:paragraph-rsid="002c372e" style:font-style-asian="normal" style:font-style-complex="normal"/>
    </style:style>
    <style:style style:name="P295" style:family="paragraph" style:parent-style-name="Heading_20_3">
      <style:text-properties fo:language="en" fo:country="US" fo:font-style="normal" officeooo:rsid="003874f2" officeooo:paragraph-rsid="003874f2" style:font-style-asian="normal" style:font-style-complex="normal"/>
    </style:style>
    <style:style style:name="P296" style:family="paragraph" style:parent-style-name="Heading_20_3">
      <style:text-properties fo:language="en" fo:country="US" fo:font-style="normal" officeooo:rsid="00475a76" officeooo:paragraph-rsid="00475a76" style:font-style-asian="normal" style:font-style-complex="normal"/>
    </style:style>
    <style:style style:name="P297" style:family="paragraph" style:parent-style-name="Heading_20_3">
      <style:text-properties fo:language="en" fo:country="US" fo:font-style="normal" officeooo:rsid="004e8b87" officeooo:paragraph-rsid="004e8b87" style:font-style-asian="normal" style:font-style-complex="normal"/>
    </style:style>
    <style:style style:name="P298" style:family="paragraph" style:parent-style-name="Heading_20_3">
      <style:text-properties fo:language="en" fo:country="US" officeooo:rsid="002fa276" officeooo:paragraph-rsid="002fa276"/>
    </style:style>
    <style:style style:name="P299" style:family="paragraph" style:parent-style-name="Heading_20_3">
      <style:text-properties fo:language="en" fo:country="US" officeooo:rsid="0036c55b" officeooo:paragraph-rsid="0036c55b"/>
    </style:style>
    <style:style style:name="P300" style:family="paragraph" style:parent-style-name="Heading_20_3">
      <style:text-properties fo:language="en" fo:country="US" officeooo:rsid="003874f2" officeooo:paragraph-rsid="003874f2"/>
    </style:style>
    <style:style style:name="P301" style:family="paragraph" style:parent-style-name="Heading_20_3">
      <style:text-properties fo:language="en" fo:country="US" officeooo:rsid="003883c8" officeooo:paragraph-rsid="003883c8"/>
    </style:style>
    <style:style style:name="P302" style:family="paragraph" style:parent-style-name="Heading_20_3">
      <style:text-properties fo:language="en" fo:country="US" officeooo:rsid="003a3ced" officeooo:paragraph-rsid="003a3ced"/>
    </style:style>
    <style:style style:name="P303" style:family="paragraph" style:parent-style-name="Heading_20_3">
      <style:text-properties fo:language="en" fo:country="US" officeooo:rsid="005fe887" officeooo:paragraph-rsid="005fe887"/>
    </style:style>
    <style:style style:name="P304" style:family="paragraph" style:parent-style-name="Heading_20_3">
      <style:text-properties officeooo:rsid="00178bf2" officeooo:paragraph-rsid="00178bf2"/>
    </style:style>
    <style:style style:name="P305" style:family="paragraph" style:parent-style-name="Heading_20_3">
      <style:text-properties officeooo:rsid="001b248b" officeooo:paragraph-rsid="001b248b"/>
    </style:style>
    <style:style style:name="P306" style:family="paragraph" style:parent-style-name="Heading_20_3">
      <style:text-properties officeooo:rsid="001bfea4" officeooo:paragraph-rsid="001bfea4"/>
    </style:style>
    <style:style style:name="P307" style:family="paragraph" style:parent-style-name="Contents_20_3">
      <style:paragraph-properties>
        <style:tab-stops>
          <style:tab-stop style:position="16.002cm" style:type="right" style:leader-style="dotted" style:leader-text="."/>
        </style:tab-stops>
      </style:paragraph-properties>
    </style:style>
    <style:style style:name="P308" style:family="paragraph" style:parent-style-name="Heading_20_2">
      <style:text-properties fo:language="en" fo:country="US"/>
    </style:style>
    <style:style style:name="P309" style:family="paragraph" style:parent-style-name="Heading_20_2">
      <style:text-properties fo:language="en" fo:country="US" officeooo:rsid="001133da" officeooo:paragraph-rsid="001133da"/>
    </style:style>
    <style:style style:name="P310" style:family="paragraph" style:parent-style-name="Heading_20_2">
      <style:text-properties fo:language="en" fo:country="US" officeooo:rsid="001316fb" officeooo:paragraph-rsid="001316fb"/>
    </style:style>
    <style:style style:name="P311" style:family="paragraph" style:parent-style-name="Heading_20_2">
      <style:text-properties fo:language="en" fo:country="US" officeooo:rsid="00175f21" officeooo:paragraph-rsid="0014b122"/>
    </style:style>
    <style:style style:name="P312" style:family="paragraph" style:parent-style-name="Heading_20_2">
      <style:text-properties fo:language="en" fo:country="US" officeooo:rsid="0014b122" officeooo:paragraph-rsid="0014b122"/>
    </style:style>
    <style:style style:name="P313" style:family="paragraph" style:parent-style-name="Heading_20_2">
      <style:text-properties fo:language="en" fo:country="US" officeooo:rsid="00156910" officeooo:paragraph-rsid="00156910"/>
    </style:style>
    <style:style style:name="P314" style:family="paragraph" style:parent-style-name="Heading_20_2">
      <style:text-properties fo:language="en" fo:country="US" officeooo:rsid="0018d96e" officeooo:paragraph-rsid="0018d96e"/>
    </style:style>
    <style:style style:name="P315" style:family="paragraph" style:parent-style-name="Heading_20_2">
      <style:text-properties fo:language="en" fo:country="US" officeooo:rsid="0020c894" officeooo:paragraph-rsid="0020c894"/>
    </style:style>
    <style:style style:name="P316" style:family="paragraph" style:parent-style-name="Heading_20_2">
      <style:text-properties fo:language="en" fo:country="US" officeooo:rsid="002160c5" officeooo:paragraph-rsid="002160c5"/>
    </style:style>
    <style:style style:name="P317" style:family="paragraph" style:parent-style-name="Heading_20_2">
      <style:text-properties fo:language="en" fo:country="US" officeooo:rsid="003af6bf" officeooo:paragraph-rsid="003af6bf"/>
    </style:style>
    <style:style style:name="P318" style:family="paragraph" style:parent-style-name="Heading_20_2">
      <style:text-properties fo:language="en" fo:country="US" officeooo:rsid="003bb949" officeooo:paragraph-rsid="003bb949"/>
    </style:style>
    <style:style style:name="P319" style:family="paragraph" style:parent-style-name="Heading_20_2">
      <style:text-properties fo:language="en" fo:country="US" fo:font-weight="bold" officeooo:rsid="003d66e4" officeooo:paragraph-rsid="003d66e4" style:font-weight-asian="bold" style:font-weight-complex="bold"/>
    </style:style>
    <style:style style:name="P320" style:family="paragraph" style:parent-style-name="Heading_20_2">
      <style:text-properties fo:language="en" fo:country="US" officeooo:rsid="00402d44" officeooo:paragraph-rsid="00402d44"/>
    </style:style>
    <style:style style:name="P321" style:family="paragraph" style:parent-style-name="Heading_20_2">
      <style:text-properties fo:language="en" fo:country="US" officeooo:rsid="00432ac2" officeooo:paragraph-rsid="00432ac2"/>
    </style:style>
    <style:style style:name="P322" style:family="paragraph" style:parent-style-name="Heading_20_2">
      <style:text-properties fo:language="en" fo:country="US" officeooo:rsid="00442b44" officeooo:paragraph-rsid="00442b44"/>
    </style:style>
    <style:style style:name="P323" style:family="paragraph" style:parent-style-name="Heading_20_2">
      <style:text-properties fo:language="en" fo:country="US" officeooo:rsid="0045ab01" officeooo:paragraph-rsid="0045ab01"/>
    </style:style>
    <style:style style:name="P324" style:family="paragraph" style:parent-style-name="Heading_20_2">
      <style:paragraph-properties fo:text-align="justify" style:justify-single-word="false"/>
      <style:text-properties fo:language="en" fo:country="US" officeooo:rsid="0045db82" officeooo:paragraph-rsid="0045db82"/>
    </style:style>
    <style:style style:name="P325" style:family="paragraph" style:parent-style-name="Heading_20_2">
      <style:text-properties fo:language="en" fo:country="US" officeooo:rsid="0045db82" officeooo:paragraph-rsid="0045db82"/>
    </style:style>
    <style:style style:name="P326" style:family="paragraph" style:parent-style-name="Heading_20_2">
      <style:paragraph-properties fo:text-align="start" style:justify-single-word="false"/>
      <style:text-properties fo:language="en" fo:country="US" fo:font-style="normal" officeooo:rsid="006a2447" officeooo:paragraph-rsid="0047dc6d" style:font-style-asian="normal" style:font-style-complex="normal"/>
    </style:style>
    <style:style style:name="P327" style:family="paragraph" style:parent-style-name="Heading_20_2">
      <style:text-properties fo:language="en" fo:country="US" fo:font-style="normal" officeooo:rsid="004e1b5f" officeooo:paragraph-rsid="004e1b5f" style:font-style-asian="normal" style:font-style-complex="normal"/>
    </style:style>
    <style:style style:name="P328" style:family="paragraph" style:parent-style-name="Heading_20_2">
      <style:text-properties fo:language="en" fo:country="US" fo:font-style="normal" officeooo:rsid="004e8b87" officeooo:paragraph-rsid="004e8b87" style:font-style-asian="normal" style:font-style-complex="normal"/>
    </style:style>
    <style:style style:name="P329" style:family="paragraph" style:parent-style-name="Heading_20_2">
      <style:text-properties fo:language="en" fo:country="US" officeooo:rsid="00648097" officeooo:paragraph-rsid="00648097"/>
    </style:style>
    <style:style style:name="P330" style:family="paragraph" style:parent-style-name="Heading_20_2">
      <style:text-properties officeooo:rsid="0014074c" officeooo:paragraph-rsid="0014074c"/>
    </style:style>
    <style:style style:name="P331" style:family="paragraph" style:parent-style-name="Heading_20_2">
      <style:text-properties officeooo:rsid="00475a76" officeooo:paragraph-rsid="00475a76"/>
    </style:style>
    <style:style style:name="P332" style:family="paragraph" style:parent-style-name="Heading_20_2">
      <style:text-properties officeooo:rsid="004c5803" officeooo:paragraph-rsid="004c5803"/>
    </style:style>
    <style:style style:name="P333" style:family="paragraph" style:parent-style-name="Footnote">
      <style:text-properties fo:language="en" fo:country="US" officeooo:rsid="00c55550" officeooo:paragraph-rsid="00c55550"/>
    </style:style>
    <style:style style:name="P334" style:family="paragraph" style:parent-style-name="Footnote">
      <style:text-properties fo:language="en" fo:country="US" officeooo:rsid="005fe887" officeooo:paragraph-rsid="005fe887"/>
    </style:style>
    <style:style style:name="P335" style:family="paragraph" style:parent-style-name="Contents_20_Heading">
      <style:paragraph-properties fo:break-before="page"/>
    </style:style>
    <style:style style:name="P336" style:family="paragraph" style:parent-style-name="Contents_20_1">
      <style:paragraph-properties>
        <style:tab-stops>
          <style:tab-stop style:position="17cm" style:type="right" style:leader-style="dotted" style:leader-text="."/>
        </style:tab-stops>
      </style:paragraph-properties>
    </style:style>
    <style:style style:name="P33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d85ea"/>
    </style:style>
    <style:style style:name="T2" style:family="text">
      <style:text-properties officeooo:rsid="000a6aa8"/>
    </style:style>
    <style:style style:name="T3" style:family="text">
      <style:text-properties officeooo:rsid="000e1fc9"/>
    </style:style>
    <style:style style:name="T4" style:family="text">
      <style:text-properties officeooo:rsid="000f3743"/>
    </style:style>
    <style:style style:name="T5" style:family="text">
      <style:text-properties officeooo:rsid="00102426"/>
    </style:style>
    <style:style style:name="T6" style:family="text">
      <style:text-properties officeooo:rsid="00108b3e"/>
    </style:style>
    <style:style style:name="T7" style:family="text">
      <style:text-properties fo:font-weight="bold" style:font-weight-asian="bold" style:font-weight-complex="bold"/>
    </style:style>
    <style:style style:name="T8" style:family="text">
      <style:text-properties fo:font-weight="bold" officeooo:rsid="001f9a7d" style:font-weight-asian="bold" style:font-weight-complex="bold"/>
    </style:style>
    <style:style style:name="T9" style:family="text">
      <style:text-properties fo:font-weight="bold" officeooo:rsid="00432b21" style:font-weight-asian="bold" style:font-weight-complex="bold"/>
    </style:style>
    <style:style style:name="T10" style:family="text">
      <style:text-properties fo:font-weight="bold" officeooo:rsid="00648097" style:font-weight-asian="bold" style:font-weight-complex="bold"/>
    </style:style>
    <style:style style:name="T11" style:family="text">
      <style:text-properties officeooo:rsid="001133da"/>
    </style:style>
    <style:style style:name="T12" style:family="text">
      <style:text-properties fo:language="en" fo:country="US"/>
    </style:style>
    <style:style style:name="T13" style:family="text">
      <style:text-properties fo:language="en" fo:country="US" officeooo:rsid="0007fec7"/>
    </style:style>
    <style:style style:name="T14" style:family="text">
      <style:text-properties fo:language="en" fo:country="US" officeooo:rsid="000e1fc9"/>
    </style:style>
    <style:style style:name="T15" style:family="text">
      <style:text-properties fo:language="en" fo:country="US" officeooo:rsid="000f3743"/>
    </style:style>
    <style:style style:name="T16" style:family="text">
      <style:text-properties fo:language="en" fo:country="US" officeooo:rsid="001316fb"/>
    </style:style>
    <style:style style:name="T17" style:family="text">
      <style:text-properties fo:language="en" fo:country="US" officeooo:rsid="00175f21"/>
    </style:style>
    <style:style style:name="T18" style:family="text">
      <style:text-properties fo:language="en" fo:country="US" fo:font-weight="bold" style:font-weight-asian="bold" style:font-weight-complex="bold"/>
    </style:style>
    <style:style style:name="T19" style:family="text">
      <style:text-properties fo:language="en" fo:country="US" fo:font-weight="bold" officeooo:rsid="001dba90" style:font-weight-asian="bold" style:font-weight-complex="bold"/>
    </style:style>
    <style:style style:name="T20" style:family="text">
      <style:text-properties fo:language="en" fo:country="US" fo:font-weight="bold" officeooo:rsid="002c11e2" style:font-weight-asian="bold" style:font-weight-complex="bold"/>
    </style:style>
    <style:style style:name="T21" style:family="text">
      <style:text-properties fo:language="en" fo:country="US" fo:font-weight="bold" officeooo:rsid="00432ac2" style:font-weight-asian="bold" style:font-weight-complex="bold"/>
    </style:style>
    <style:style style:name="T22" style:family="text">
      <style:text-properties fo:language="en" fo:country="US" officeooo:rsid="0019ecf5"/>
    </style:style>
    <style:style style:name="T23" style:family="text">
      <style:text-properties fo:language="en" fo:country="US" officeooo:rsid="0023bcb7"/>
    </style:style>
    <style:style style:name="T24" style:family="text">
      <style:text-properties fo:language="en" fo:country="US" officeooo:rsid="001aea45"/>
    </style:style>
    <style:style style:name="T25" style:family="text">
      <style:text-properties fo:language="en" fo:country="US" officeooo:rsid="001b248b"/>
    </style:style>
    <style:style style:name="T26" style:family="text">
      <style:text-properties fo:language="en" fo:country="US" officeooo:rsid="00270104"/>
    </style:style>
    <style:style style:name="T27" style:family="text">
      <style:text-properties fo:language="en" fo:country="US" fo:font-style="italic" style:font-style-asian="italic" style:font-style-complex="italic"/>
    </style:style>
    <style:style style:name="T28" style:family="text">
      <style:text-properties fo:language="en" fo:country="US" fo:font-style="italic" officeooo:rsid="00270104" style:font-style-asian="italic" style:font-style-complex="italic"/>
    </style:style>
    <style:style style:name="T29" style:family="text">
      <style:text-properties fo:language="en" fo:country="US" fo:font-style="italic" officeooo:rsid="001aea45" style:font-style-asian="italic" style:font-style-complex="italic"/>
    </style:style>
    <style:style style:name="T30" style:family="text">
      <style:text-properties fo:language="en" fo:country="US" fo:font-style="italic" officeooo:rsid="00619470" style:font-style-asian="italic" style:font-style-complex="italic"/>
    </style:style>
    <style:style style:name="T31" style:family="text">
      <style:text-properties fo:language="en" fo:country="US" fo:font-style="italic" officeooo:rsid="006438f4" style:font-style-asian="italic" style:font-style-complex="italic"/>
    </style:style>
    <style:style style:name="T32" style:family="text">
      <style:text-properties fo:language="en" fo:country="US" fo:font-style="italic" fo:font-weight="bold" officeooo:rsid="00432ac2" style:font-style-asian="italic" style:font-weight-asian="bold" style:font-style-complex="italic" style:font-weight-complex="bold"/>
    </style:style>
    <style:style style:name="T33" style:family="text">
      <style:text-properties fo:language="en" fo:country="US" officeooo:rsid="0028d176"/>
    </style:style>
    <style:style style:name="T34" style:family="text">
      <style:text-properties fo:language="en" fo:country="US" officeooo:rsid="001bfea4"/>
    </style:style>
    <style:style style:name="T35" style:family="text">
      <style:text-properties fo:language="en" fo:country="US" officeooo:rsid="002a3024"/>
    </style:style>
    <style:style style:name="T36" style:family="text">
      <style:text-properties fo:language="en" fo:country="US" officeooo:rsid="001dba90"/>
    </style:style>
    <style:style style:name="T37" style:family="text">
      <style:text-properties fo:language="en" fo:country="US" fo:font-weight="normal" style:font-weight-asian="normal" style:font-weight-complex="normal"/>
    </style:style>
    <style:style style:name="T38" style:family="text">
      <style:text-properties fo:language="en" fo:country="US" fo:font-weight="normal" officeooo:rsid="001dba90" style:font-weight-asian="normal" style:font-weight-complex="normal"/>
    </style:style>
    <style:style style:name="T39" style:family="text">
      <style:text-properties fo:language="en" fo:country="US" officeooo:rsid="001e32bd"/>
    </style:style>
    <style:style style:name="T40" style:family="text">
      <style:text-properties fo:language="en" fo:country="US" officeooo:rsid="001f095b"/>
    </style:style>
    <style:style style:name="T41" style:family="text">
      <style:text-properties fo:language="en" fo:country="US" officeooo:rsid="00291707"/>
    </style:style>
    <style:style style:name="T42" style:family="text">
      <style:text-properties fo:language="en" fo:country="US" officeooo:rsid="002c11e2"/>
    </style:style>
    <style:style style:name="T43" style:family="text">
      <style:text-properties fo:language="en" fo:country="US" fo:font-style="normal" style:font-style-asian="normal" style:font-style-complex="normal"/>
    </style:style>
    <style:style style:name="T44" style:family="text">
      <style:text-properties fo:language="en" fo:country="US" fo:font-style="normal" officeooo:rsid="0047384f" style:font-style-asian="normal" style:font-style-complex="normal"/>
    </style:style>
    <style:style style:name="T45" style:family="text">
      <style:text-properties fo:language="en" fo:country="US" fo:font-style="normal" officeooo:rsid="002c372e" style:font-style-asian="normal" style:font-style-complex="normal"/>
    </style:style>
    <style:style style:name="T46" style:family="text">
      <style:text-properties fo:language="en" fo:country="US" fo:font-style="normal" officeooo:rsid="002f0c63" style:font-style-asian="normal" style:font-style-complex="normal"/>
    </style:style>
    <style:style style:name="T47" style:family="text">
      <style:text-properties fo:language="en" fo:country="US" fo:font-style="normal" officeooo:rsid="005fe43c" style:font-style-asian="normal" style:font-style-complex="normal"/>
    </style:style>
    <style:style style:name="T48" style:family="text">
      <style:text-properties fo:language="en" fo:country="US" fo:font-style="normal" officeooo:rsid="00619470" style:font-style-asian="normal" style:font-style-complex="normal"/>
    </style:style>
    <style:style style:name="T49" style:family="text">
      <style:text-properties fo:language="en" fo:country="US" fo:font-style="normal" officeooo:rsid="003e65b3" style:font-style-asian="normal" style:font-style-complex="normal"/>
    </style:style>
    <style:style style:name="T50" style:family="text">
      <style:text-properties fo:language="en" fo:country="US" fo:font-style="normal" officeooo:rsid="006438f4" style:font-style-asian="normal" style:font-style-complex="normal"/>
    </style:style>
    <style:style style:name="T51" style:family="text">
      <style:text-properties fo:language="en" fo:country="US" fo:font-style="normal" officeooo:rsid="00658b49" style:font-style-asian="normal" style:font-style-complex="normal"/>
    </style:style>
    <style:style style:name="T52" style:family="text">
      <style:text-properties fo:language="en" fo:country="US" fo:font-style="normal" officeooo:rsid="006a2447" style:font-style-asian="normal" style:font-style-complex="normal"/>
    </style:style>
    <style:style style:name="T53" style:family="text">
      <style:text-properties fo:language="en" fo:country="US" fo:font-style="normal" officeooo:rsid="006e5559" style:font-style-asian="normal" style:font-style-complex="normal"/>
    </style:style>
    <style:style style:name="T54" style:family="text">
      <style:text-properties fo:language="en" fo:country="US" fo:font-style="normal" officeooo:rsid="00475a76" style:font-style-asian="normal" style:font-style-complex="normal"/>
    </style:style>
    <style:style style:name="T55" style:family="text">
      <style:text-properties fo:language="en" fo:country="US" fo:font-style="normal" officeooo:rsid="0047dc6d" style:font-style-asian="normal" style:font-style-complex="normal"/>
    </style:style>
    <style:style style:name="T56" style:family="text">
      <style:text-properties fo:language="en" fo:country="US" fo:font-style="normal" officeooo:rsid="006b11e2" style:font-style-asian="normal" style:font-style-complex="normal"/>
    </style:style>
    <style:style style:name="T57" style:family="text">
      <style:text-properties fo:language="en" fo:country="US" fo:font-style="normal" officeooo:rsid="0049d8b6" style:font-style-asian="normal" style:font-style-complex="normal"/>
    </style:style>
    <style:style style:name="T58" style:family="text">
      <style:text-properties fo:language="en" fo:country="US" fo:font-style="normal" officeooo:rsid="00721ed1" style:font-style-asian="normal" style:font-style-complex="normal"/>
    </style:style>
    <style:style style:name="T59" style:family="text">
      <style:text-properties fo:language="en" fo:country="US" fo:font-style="normal" officeooo:rsid="004bd5d0" style:font-style-asian="normal" style:font-style-complex="normal"/>
    </style:style>
    <style:style style:name="T60" style:family="text">
      <style:text-properties fo:language="en" fo:country="US" fo:font-style="normal" officeooo:rsid="004c5803" style:font-style-asian="normal" style:font-style-complex="normal"/>
    </style:style>
    <style:style style:name="T61" style:family="text">
      <style:text-properties fo:language="en" fo:country="US" fo:font-style="normal" officeooo:rsid="004e1b5f" style:font-style-asian="normal" style:font-style-complex="normal"/>
    </style:style>
    <style:style style:name="T62" style:family="text">
      <style:text-properties fo:language="en" fo:country="US" fo:font-style="normal" officeooo:rsid="004e8b87" style:font-style-asian="normal" style:font-style-complex="normal"/>
    </style:style>
    <style:style style:name="T63" style:family="text">
      <style:text-properties fo:language="en" fo:country="US" fo:font-style="normal" officeooo:rsid="00503988" style:font-style-asian="normal" style:font-style-complex="normal"/>
    </style:style>
    <style:style style:name="T64" style:family="text">
      <style:text-properties fo:language="en" fo:country="US" fo:font-style="normal" officeooo:rsid="007be04e" style:font-style-asian="normal" style:font-style-complex="normal"/>
    </style:style>
    <style:style style:name="T65" style:family="text">
      <style:text-properties fo:language="en" fo:country="US" fo:font-style="normal" officeooo:rsid="008245dd" style:font-style-asian="normal" style:font-style-complex="normal"/>
    </style:style>
    <style:style style:name="T66" style:family="text">
      <style:text-properties fo:language="en" fo:country="US" fo:font-style="normal" officeooo:rsid="00525ca7" style:font-style-asian="normal" style:font-style-complex="normal"/>
    </style:style>
    <style:style style:name="T67" style:family="text">
      <style:text-properties fo:language="en" fo:country="US" fo:font-style="normal" officeooo:rsid="005fe887" style:font-style-asian="normal" style:font-style-complex="normal"/>
    </style:style>
    <style:style style:name="T68" style:family="text">
      <style:text-properties fo:language="en" fo:country="US" fo:font-style="normal" officeooo:rsid="00c55550" style:font-style-asian="normal" style:font-style-complex="normal"/>
    </style:style>
    <style:style style:name="T69" style:family="text">
      <style:text-properties fo:language="en" fo:country="US" fo:font-style="normal" fo:font-weight="bold" style:font-style-asian="normal" style:font-weight-asian="bold" style:font-style-complex="normal" style:font-weight-complex="bold"/>
    </style:style>
    <style:style style:name="T70" style:family="text">
      <style:text-properties fo:language="en" fo:country="US" fo:font-style="normal" fo:font-weight="bold" officeooo:rsid="0049d8b6" style:font-style-asian="normal" style:font-weight-asian="bold" style:font-style-complex="normal" style:font-weight-complex="bold"/>
    </style:style>
    <style:style style:name="T71" style:family="text">
      <style:text-properties fo:language="en" fo:country="US" fo:font-style="normal" fo:font-weight="bold" officeooo:rsid="00721ed1" style:font-style-asian="normal" style:font-weight-asian="bold" style:font-style-complex="normal" style:font-weight-complex="bold"/>
    </style:style>
    <style:style style:name="T72" style:family="text">
      <style:text-properties fo:language="en" fo:country="US" fo:font-style="normal" fo:font-weight="normal" style:font-style-asian="normal" style:font-weight-asian="normal" style:font-style-complex="normal" style:font-weight-complex="normal"/>
    </style:style>
    <style:style style:name="T73" style:family="text">
      <style:text-properties fo:language="en" fo:country="US" fo:font-style="normal" fo:font-weight="normal" officeooo:rsid="00721ed1" style:font-style-asian="normal" style:font-weight-asian="normal" style:font-style-complex="normal" style:font-weight-complex="normal"/>
    </style:style>
    <style:style style:name="T74" style:family="text">
      <style:text-properties fo:language="en" fo:country="US" officeooo:rsid="002c372e"/>
    </style:style>
    <style:style style:name="T75" style:family="text">
      <style:text-properties fo:language="en" fo:country="US" officeooo:rsid="003721f3"/>
    </style:style>
    <style:style style:name="T76" style:family="text">
      <style:text-properties fo:language="en" fo:country="US" officeooo:rsid="003883c8"/>
    </style:style>
    <style:style style:name="T77" style:family="text">
      <style:text-properties fo:language="en" fo:country="US" officeooo:rsid="0056f200"/>
    </style:style>
    <style:style style:name="T78" style:family="text">
      <style:text-properties fo:language="en" fo:country="US" officeooo:rsid="003bb949"/>
    </style:style>
    <style:style style:name="T79" style:family="text">
      <style:text-properties fo:language="en" fo:country="US" officeooo:rsid="003d66e4"/>
    </style:style>
    <style:style style:name="T80" style:family="text">
      <style:text-properties fo:language="en" fo:country="US" officeooo:rsid="003f874f"/>
    </style:style>
    <style:style style:name="T81" style:family="text">
      <style:text-properties fo:language="en" fo:country="US" officeooo:rsid="006438f4"/>
    </style:style>
    <style:style style:name="T82" style:family="text">
      <style:text-properties fo:language="en" fo:country="US" officeooo:rsid="00658b49"/>
    </style:style>
    <style:style style:name="T83" style:family="text">
      <style:text-properties fo:language="en" fo:country="US" officeooo:rsid="00402d44"/>
    </style:style>
    <style:style style:name="T84" style:family="text">
      <style:text-properties fo:language="en" fo:country="US" officeooo:rsid="00422b82"/>
    </style:style>
    <style:style style:name="T85" style:family="text">
      <style:text-properties fo:language="en" fo:country="US" officeooo:rsid="006853c2"/>
    </style:style>
    <style:style style:name="T86" style:family="text">
      <style:text-properties fo:language="en" fo:country="US" officeooo:rsid="0068e10f"/>
    </style:style>
    <style:style style:name="T87" style:family="text">
      <style:text-properties fo:language="en" fo:country="US" officeooo:rsid="0043f931"/>
    </style:style>
    <style:style style:name="T88" style:family="text">
      <style:text-properties fo:language="en" fo:country="US" officeooo:rsid="0047dc6d"/>
    </style:style>
    <style:style style:name="T89" style:family="text">
      <style:text-properties fo:language="en" fo:country="US" officeooo:rsid="0049d8b6"/>
    </style:style>
    <style:style style:name="T90" style:family="text">
      <style:text-properties fo:language="en" fo:country="US" officeooo:rsid="0050fcce"/>
    </style:style>
    <style:style style:name="T91" style:family="text">
      <style:text-properties fo:language="en" fo:country="US" officeooo:rsid="0052e637"/>
    </style:style>
    <style:style style:name="T92" style:family="text">
      <style:text-properties fo:language="en" fo:country="US" officeooo:rsid="00432ac2"/>
    </style:style>
    <style:style style:name="T93" style:family="text">
      <style:text-properties fo:language="en" fo:country="US" officeooo:rsid="005acfdd"/>
    </style:style>
    <style:style style:name="T94" style:family="text">
      <style:text-properties fo:language="en" fo:country="US" officeooo:rsid="00648097"/>
    </style:style>
    <style:style style:name="T95" style:family="text">
      <style:text-properties fo:font-weight="normal" style:font-weight-asian="normal" style:font-weight-complex="normal"/>
    </style:style>
    <style:style style:name="T96" style:family="text">
      <style:text-properties fo:font-weight="normal" officeooo:rsid="004225bc" style:font-weight-asian="normal" style:font-weight-complex="normal"/>
    </style:style>
    <style:style style:name="T97" style:family="text">
      <style:text-properties fo:font-weight="normal" officeooo:rsid="00432b21" style:font-weight-asian="normal" style:font-weight-complex="normal"/>
    </style:style>
    <style:style style:name="T98" style:family="text">
      <style:text-properties fo:font-weight="normal" officeooo:rsid="00291707" style:font-weight-asian="normal" style:font-weight-complex="normal"/>
    </style:style>
    <style:style style:name="T99" style:family="text">
      <style:text-properties fo:font-weight="normal" officeooo:rsid="004442cb" style:font-weight-asian="normal" style:font-weight-complex="normal"/>
    </style:style>
    <style:style style:name="T100" style:family="text">
      <style:text-properties fo:font-weight="normal" officeooo:rsid="00525ca7" style:font-weight-asian="normal" style:font-weight-complex="normal"/>
    </style:style>
    <style:style style:name="T101" style:family="text">
      <style:text-properties officeooo:rsid="001316fb"/>
    </style:style>
    <style:style style:name="T102" style:family="text">
      <style:text-properties officeooo:rsid="0014074c"/>
    </style:style>
    <style:style style:name="T103" style:family="text">
      <style:text-properties officeooo:rsid="00156910"/>
    </style:style>
    <style:style style:name="T104" style:family="text">
      <style:text-properties officeooo:rsid="00178bf2"/>
    </style:style>
    <style:style style:name="T105" style:family="text">
      <style:text-properties officeooo:rsid="001f9a7d"/>
    </style:style>
    <style:style style:name="T106" style:family="text">
      <style:text-properties officeooo:rsid="0023b2aa"/>
    </style:style>
    <style:style style:name="T107" style:family="text">
      <style:text-properties officeooo:rsid="0024e9a3"/>
    </style:style>
    <style:style style:name="T108" style:family="text">
      <style:text-properties officeooo:rsid="001aea45"/>
    </style:style>
    <style:style style:name="T109" style:family="text">
      <style:text-properties officeooo:rsid="00393ef7"/>
    </style:style>
    <style:style style:name="T110" style:family="text">
      <style:text-properties officeooo:rsid="0021f220"/>
    </style:style>
    <style:style style:name="T111" style:family="text">
      <style:text-properties fo:font-style="italic" style:font-style-asian="italic" style:font-style-complex="italic"/>
    </style:style>
    <style:style style:name="T112" style:family="text">
      <style:text-properties fo:font-style="italic" officeooo:rsid="0021f220" style:font-style-asian="italic" style:font-style-complex="italic"/>
    </style:style>
    <style:style style:name="T113" style:family="text">
      <style:text-properties fo:font-style="italic" officeooo:rsid="003d9392" style:font-style-asian="italic" style:font-style-complex="italic"/>
    </style:style>
    <style:style style:name="T114" style:family="text">
      <style:text-properties fo:font-style="italic" officeooo:rsid="002fa276" style:font-style-asian="italic" style:font-style-complex="italic"/>
    </style:style>
    <style:style style:name="T115" style:family="text">
      <style:text-properties fo:font-style="italic" fo:font-weight="bold" officeooo:rsid="00432b21" style:font-style-asian="italic" style:font-weight-asian="bold" style:font-style-complex="italic" style:font-weight-complex="bold"/>
    </style:style>
    <style:style style:name="T116" style:family="text">
      <style:text-properties fo:font-style="italic" fo:font-weight="normal" officeooo:rsid="00432b21" style:font-style-asian="italic" style:font-weight-asian="normal" style:font-style-complex="italic" style:font-weight-complex="normal"/>
    </style:style>
    <style:style style:name="T117" style:family="text">
      <style:text-properties fo:font-style="italic" fo:font-weight="normal" officeooo:rsid="004442cb" style:font-style-asian="italic" style:font-weight-asian="normal" style:font-style-complex="italic" style:font-weight-complex="normal"/>
    </style:style>
    <style:style style:name="T118" style:family="text">
      <style:text-properties fo:font-style="normal" style:font-style-asian="normal" style:font-style-complex="normal"/>
    </style:style>
    <style:style style:name="T119" style:family="text">
      <style:text-properties fo:font-style="normal" officeooo:rsid="0021f220" style:font-style-asian="normal" style:font-style-complex="normal"/>
    </style:style>
    <style:style style:name="T120" style:family="text">
      <style:text-properties fo:font-style="normal" officeooo:rsid="00482cd7" style:font-style-asian="normal" style:font-style-complex="normal"/>
    </style:style>
    <style:style style:name="T121" style:family="text">
      <style:text-properties fo:font-style="normal" officeooo:rsid="005310d2" style:font-style-asian="normal" style:font-style-complex="normal"/>
    </style:style>
    <style:style style:name="T122" style:family="text">
      <style:text-properties fo:font-style="normal" officeooo:rsid="00c659d3" style:font-style-asian="normal" style:font-style-complex="normal"/>
    </style:style>
    <style:style style:name="T123" style:family="text">
      <style:text-properties fo:font-style="normal" officeooo:rsid="005fe887" style:font-style-asian="normal" style:font-style-complex="normal"/>
    </style:style>
    <style:style style:name="T124" style:family="text">
      <style:text-properties fo:font-style="normal" officeooo:rsid="00626bb5" style:font-style-asian="normal" style:font-style-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0c55550" style:font-style-asian="normal" style:font-weight-asian="normal" style:font-style-complex="normal" style:font-weight-complex="normal"/>
    </style:style>
    <style:style style:name="T128" style:family="text">
      <style:text-properties fo:font-style="normal" fo:font-weight="normal" officeooo:rsid="00c6b74a" style:font-style-asian="normal" style:font-weight-asian="normal" style:font-style-complex="normal" style:font-weight-complex="normal"/>
    </style:style>
    <style:style style:name="T129" style:family="text">
      <style:text-properties officeooo:rsid="003d9392"/>
    </style:style>
    <style:style style:name="T130" style:family="text">
      <style:text-properties officeooo:rsid="003e657b"/>
    </style:style>
    <style:style style:name="T131" style:family="text">
      <style:text-properties officeooo:rsid="0022c1d6"/>
    </style:style>
    <style:style style:name="T132" style:family="text">
      <style:text-properties officeooo:rsid="0027c28a"/>
    </style:style>
    <style:style style:name="T133" style:family="text">
      <style:text-properties officeooo:rsid="00291707"/>
    </style:style>
    <style:style style:name="T134" style:family="text">
      <style:text-properties officeooo:rsid="002c11e2"/>
    </style:style>
    <style:style style:name="T135" style:family="text">
      <style:text-properties officeooo:rsid="002df220"/>
    </style:style>
    <style:style style:name="T136" style:family="text">
      <style:text-properties officeooo:rsid="002fa276"/>
    </style:style>
    <style:style style:name="T137" style:family="text">
      <style:text-properties officeooo:rsid="00314e89"/>
    </style:style>
    <style:style style:name="T138" style:family="text">
      <style:text-properties officeooo:rsid="0033252e"/>
    </style:style>
    <style:style style:name="T139" style:family="text">
      <style:text-properties officeooo:rsid="00502f12"/>
    </style:style>
    <style:style style:name="T140" style:family="text">
      <style:text-properties officeooo:rsid="003514f8"/>
    </style:style>
    <style:style style:name="T141" style:family="text">
      <style:text-properties officeooo:rsid="003bb949"/>
    </style:style>
    <style:style style:name="T142" style:family="text">
      <style:text-properties officeooo:rsid="0049d8b6"/>
    </style:style>
    <style:style style:name="T143" style:family="text">
      <style:text-properties officeooo:rsid="0050fcce"/>
    </style:style>
    <style:style style:name="T144" style:family="text">
      <style:text-properties officeooo:rsid="00525ca7"/>
    </style:style>
    <style:style style:name="T145" style:family="text">
      <style:text-properties officeooo:rsid="005523ba"/>
    </style:style>
    <style:style style:name="T146" style:family="text">
      <style:text-properties officeooo:rsid="0055530c"/>
    </style:style>
    <style:style style:name="T147" style:family="text">
      <style:text-properties officeooo:rsid="00595d72"/>
    </style:style>
    <style:style style:name="T148" style:family="text">
      <style:text-properties officeooo:rsid="005af9bc"/>
    </style:style>
    <style:style style:name="T149" style:family="text">
      <style:text-properties officeooo:rsid="005c81a3"/>
    </style:style>
    <style:style style:name="T150" style:family="text">
      <style:text-properties officeooo:rsid="005c847b"/>
    </style:style>
    <style:style style:name="T151" style:family="text">
      <style:text-properties officeooo:rsid="005e4896"/>
    </style:style>
    <style:style style:name="T152" style:family="text">
      <style:text-properties officeooo:rsid="005fe887"/>
    </style:style>
    <style:style style:name="T153" style:family="text">
      <style:text-properties officeooo:rsid="0063d09e"/>
    </style:style>
    <style:style style:name="T154" style:family="text">
      <style:text-properties officeooo:rsid="0064809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
      <text:p text:style-name="P212"/>
      <text:p text:style-name="P212"/>
      <text:p text:style-name="P212"/>
      <text:p text:style-name="P212"/>
      <text:p text:style-name="P212">Fewest Moves <text:span text:style-name="T1">Tutorial</text:span></text:p>
      <text:p text:style-name="P213">Solving a Rubik's Cube with as few moves as possible</text:p>
      <text:p text:style-name="P214"><text:span text:style-name="T1">by</text:span> Sebastiano Tronto</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35">Table of Contents</text:p>
          </text:index-title>
          <text:p text:style-name="P216"><text:a xlink:type="simple" xlink:href="#__RefHeading__3148_1009467504" text:style-name="Index_20_Link" text:visited-style-name="Index_20_Link">0. Intro<text:tab/>3</text:a></text:p>
          <text:p text:style-name="P217"><text:a xlink:type="simple" xlink:href="#__RefHeading__3150_1009467504" text:style-name="Index_20_Link" text:visited-style-name="Index_20_Link">Official Competitions<text:tab/>3</text:a></text:p>
          <text:p text:style-name="P217"><text:a xlink:type="simple" xlink:href="#__RefHeading__3152_1009467504" text:style-name="Index_20_Link" text:visited-style-name="Index_20_Link">Unofficial Competitions and Variations<text:tab/>4</text:a></text:p>
          <text:p text:style-name="P217"><text:a xlink:type="simple" xlink:href="#__RefHeading__3154_1009467504" text:style-name="Index_20_Link" text:visited-style-name="Index_20_Link">Goal of This Tutorial<text:tab/>4</text:a></text:p>
          <text:p text:style-name="P217"><text:a xlink:type="simple" xlink:href="#__RefHeading__3156_1009467504" text:style-name="Index_20_Link" text:visited-style-name="Index_20_Link">Sources and Thanks<text:tab/>4</text:a></text:p>
          <text:p text:style-name="P217"><text:a xlink:type="simple" xlink:href="#__RefHeading__3158_1009467504" text:style-name="Index_20_Link" text:visited-style-name="Index_20_Link">Disclaimer<text:tab/>4</text:a></text:p>
          <text:p text:style-name="P216"><text:a xlink:type="simple" xlink:href="#__RefHeading__3160_1009467504" text:style-name="Index_20_Link" text:visited-style-name="Index_20_Link">1. Think Outside the Box<text:tab/>5</text:a></text:p>
          <text:p text:style-name="P218"><text:a xlink:type="simple" xlink:href="#__RefHeading__3162_1009467504" text:style-name="Index_20_Link" text:visited-style-name="Index_20_Link">Petrus<text:tab/>5</text:a></text:p>
          <text:p text:style-name="P218"><text:a xlink:type="simple" xlink:href="#__RefHeading__3164_1009467504" text:style-name="Index_20_Link" text:visited-style-name="Index_20_Link">Roux<text:tab/>6</text:a></text:p>
          <text:p text:style-name="P218"><text:a xlink:type="simple" xlink:href="#__RefHeading__3166_1009467504" text:style-name="Index_20_Link" text:visited-style-name="Index_20_Link">ZZ<text:tab/>6</text:a></text:p>
          <text:p text:style-name="P218"><text:a xlink:type="simple" xlink:href="#__RefHeading__3168_1009467504" text:style-name="Index_20_Link" text:visited-style-name="Index_20_Link">CFOP (Fridrich) / FreeFOP<text:tab/>6</text:a></text:p>
          <text:p text:style-name="P218"><text:a xlink:type="simple" xlink:href="#__RefHeading__3170_1009467504" text:style-name="Index_20_Link" text:visited-style-name="Index_20_Link">Keyhole F2L<text:tab/>7</text:a></text:p>
          <text:p text:style-name="P218"><text:a xlink:type="simple" xlink:href="#__RefHeading__3172_1009467504" text:style-name="Index_20_Link" text:visited-style-name="Index_20_Link">Heise<text:tab/>7</text:a></text:p>
          <text:p text:style-name="P218"><text:a xlink:type="simple" xlink:href="#__RefHeading__3174_1009467504" text:style-name="Index_20_Link" text:visited-style-name="Index_20_Link">What and How to Learn<text:tab/>8</text:a></text:p>
          <text:p text:style-name="P217"><text:a xlink:type="simple" xlink:href="#__RefHeading__3176_1009467504" text:style-name="Index_20_Link" text:visited-style-name="Index_20_Link">Petrus:<text:tab/>8</text:a></text:p>
          <text:p text:style-name="P217"><text:a xlink:type="simple" xlink:href="#__RefHeading__3178_1009467504" text:style-name="Index_20_Link" text:visited-style-name="Index_20_Link">Roux<text:tab/>8</text:a></text:p>
          <text:p text:style-name="P217"><text:a xlink:type="simple" xlink:href="#__RefHeading__3180_1009467504" text:style-name="Index_20_Link" text:visited-style-name="Index_20_Link">ZZ<text:tab/>8</text:a></text:p>
          <text:p text:style-name="P217"><text:a xlink:type="simple" xlink:href="#__RefHeading__3182_1009467504" text:style-name="Index_20_Link" text:visited-style-name="Index_20_Link">CFOP / FreeFOP<text:tab/>9</text:a></text:p>
          <text:p text:style-name="P216"><text:a xlink:type="simple" xlink:href="#__RefHeading__3184_1009467504" text:style-name="Index_20_Link" text:visited-style-name="Index_20_Link">2. How to Proceed During a Solve<text:tab/>10</text:a></text:p>
          <text:p text:style-name="P218"><text:a xlink:type="simple" xlink:href="#__RefHeading__3186_1009467504" text:style-name="Index_20_Link" text:visited-style-name="Index_20_Link">Blockbuilding<text:tab/>10</text:a></text:p>
          <text:p text:style-name="P217"><text:a xlink:type="simple" xlink:href="#__RefHeading__3188_1009467504" text:style-name="Index_20_Link" text:visited-style-name="Index_20_Link">Align Then Join<text:tab/>10</text:a></text:p>
          <text:p text:style-name="P217"><text:a xlink:type="simple" xlink:href="#__RefHeading__3190_1009467504" text:style-name="Index_20_Link" text:visited-style-name="Index_20_Link">Move it out of the Way<text:tab/>11</text:a></text:p>
          <text:p text:style-name="P217"><text:a xlink:type="simple" xlink:href="#__RefHeading__3192_1009467504" text:style-name="Index_20_Link" text:visited-style-name="Index_20_Link">Destroy and Restore<text:tab/>11</text:a></text:p>
          <text:p text:style-name="P217"><text:a xlink:type="simple" xlink:href="#__RefHeading__3194_1009467504" text:style-name="Index_20_Link" text:visited-style-name="Index_20_Link">Keyhole<text:tab/>11</text:a></text:p>
          <text:p text:style-name="P217"><text:a xlink:type="simple" xlink:href="#__RefHeading__3196_1009467504" text:style-name="Index_20_Link" text:visited-style-name="Index_20_Link">One Move, Two Goals<text:tab/>12</text:a></text:p>
          <text:p text:style-name="P217"><text:a xlink:type="simple" xlink:href="#__RefHeading__3198_1009467504" text:style-name="Index_20_Link" text:visited-style-name="Index_20_Link">Influence Later Steps<text:tab/>12</text:a></text:p>
          <text:p text:style-name="P217"><text:a xlink:type="simple" xlink:href="#__RefHeading__3200_1009467504" text:style-name="Index_20_Link" text:visited-style-name="Index_20_Link">Pay Attention to EO!<text:tab/>12</text:a></text:p>
          <text:p text:style-name="P217"><text:a xlink:type="simple" xlink:href="#__RefHeading__3202_1009467504" text:style-name="Index_20_Link" text:visited-style-name="Index_20_Link">Which Blocks Should I Build?<text:tab/>13</text:a></text:p>
          <text:p text:style-name="P217"><text:a xlink:type="simple" xlink:href="#__RefHeading__3204_1009467504" text:style-name="Index_20_Link" text:visited-style-name="Index_20_Link">Ready-Made Blocks: How to Deal with Them?<text:tab/>13</text:a></text:p>
          <text:p text:style-name="P217"><text:a xlink:type="simple" xlink:href="#__RefHeading__3206_1009467504" text:style-name="Index_20_Link" text:visited-style-name="Index_20_Link">Tricks to Get Fast and Advanced Techniques<text:tab/>14</text:a></text:p>
          <text:p text:style-name="P218"><text:a xlink:type="simple" xlink:href="#__RefHeading__3208_1009467504" text:style-name="Index_20_Link" text:visited-style-name="Index_20_Link">Find a Good Skeleton<text:tab/>15</text:a></text:p>
          <text:p text:style-name="P218"><text:a xlink:type="simple" xlink:href="#__RefHeading__3210_1009467504" text:style-name="Index_20_Link" text:visited-style-name="Index_20_Link">Commutators<text:tab/>15</text:a></text:p>
          <text:p text:style-name="P217"><text:a xlink:type="simple" xlink:href="#__RefHeading__3212_1009467504" text:style-name="Index_20_Link" text:visited-style-name="Index_20_Link">Corner Commutators<text:tab/>16</text:a></text:p>
          <text:p text:style-name="P217"><text:a xlink:type="simple" xlink:href="#__RefHeading__3214_1009467504" text:style-name="Index_20_Link" text:visited-style-name="Index_20_Link">Edge Commutators<text:tab/>16</text:a></text:p>
          <text:p text:style-name="P217"><text:a xlink:type="simple" xlink:href="#__RefHeading__3216_1009467504" text:style-name="Index_20_Link" text:visited-style-name="Index_20_Link">Block Commutators<text:tab/>17</text:a></text:p>
          <text:p text:style-name="P218"><text:a xlink:type="simple" xlink:href="#__RefHeading__3218_1009467504" text:style-name="Index_20_Link" text:visited-style-name="Index_20_Link">Insertions<text:tab/>17</text:a></text:p>
          <text:p text:style-name="P217"><text:a xlink:type="simple" xlink:href="#__RefHeading__3220_1009467504" text:style-name="Index_20_Link" text:visited-style-name="Index_20_Link">Simple Insertions<text:tab/>17</text:a></text:p>
          <text:p text:style-name="P217"><text:a xlink:type="simple" xlink:href="#__RefHeading__3222_1009467504" text:style-name="Index_20_Link" text:visited-style-name="Index_20_Link">Multiple Insertions: Separated Cycles (3 edges and 3 corners)<text:tab/>19</text:a></text:p>
          <text:p text:style-name="P217"><text:a xlink:type="simple" xlink:href="#__RefHeading__3224_1009467504" text:style-name="Index_20_Link" text:visited-style-name="Index_20_Link">Multiple Insertions: 2 or 3 Twisted Corners<text:tab/>19</text:a></text:p>
          <text:p text:style-name="P217"><text:a xlink:type="simple" xlink:href="#__RefHeading__3226_1009467504" text:style-name="Index_20_Link" text:visited-style-name="Index_20_Link">Multiple Insertions: 4 corners<text:tab/>20</text:a></text:p>
          <text:p text:style-name="P217"><text:a xlink:type="simple" xlink:href="#__RefHeading__3228_1009467504" text:style-name="Index_20_Link" text:visited-style-name="Index_20_Link">Multiple Insertions: 5 Corners<text:tab/>21</text:a></text:p>
          <text:p text:style-name="P217"><text:a xlink:type="simple" xlink:href="#__RefHeading__3230_1009467504" text:style-name="Index_20_Link" text:visited-style-name="Index_20_Link">Multiple Insertions: 5 Edges<text:tab/>23</text:a></text:p>
          <text:p text:style-name="P217"><text:a xlink:type="simple" xlink:href="#__RefHeading__3232_1009467504" text:style-name="Index_20_Link" text:visited-style-name="Index_20_Link">Other Insertions: 2 Corners and 2 Edges<text:tab/>23</text:a></text:p>
          <text:p text:style-name="P217"><text:a xlink:type="simple" xlink:href="#__RefHeading__3234_1009467504" text:style-name="Index_20_Link" text:visited-style-name="Index_20_Link">Other Insertions: Conjugate and Solve<text:tab/>23</text:a></text:p>
          <text:p text:style-name="P217"><text:a xlink:type="simple" xlink:href="#__RefHeading__3236_1009467504" text:style-name="Index_20_Link" text:visited-style-name="Index_20_Link">Move Count (an Estimate)<text:tab/>24</text:a></text:p>
          <text:p text:style-name="P217"><text:a xlink:type="simple" xlink:href="#__RefHeading__3238_1009467504" text:style-name="Index_20_Link" text:visited-style-name="Index_20_Link">Insertion Finder<text:tab/>25</text:a></text:p>
          <text:p text:style-name="P218"><text:a xlink:type="simple" xlink:href="#__RefHeading__3240_1009467504" text:style-name="Index_20_Link" text:visited-style-name="Index_20_Link">Go Back and Pimp your Solve<text:tab/>25</text:a></text:p>
          <text:p text:style-name="P218"><text:a xlink:type="simple" xlink:href="#__RefHeading__3242_1009467504" text:style-name="Index_20_Link" text:visited-style-name="Index_20_Link">Get Lucky!<text:tab/>25</text:a></text:p>
          <text:p text:style-name="P217"><text:a xlink:type="simple" xlink:href="#__RefHeading__7115_1077764956" text:style-name="Index_20_Link" text:visited-style-name="Index_20_Link">First Example: Insert Last Pair<text:tab/>25</text:a></text:p>
          <text:p text:style-name="P217"><text:a xlink:type="simple" xlink:href="#__RefHeading__7117_1077764956" text:style-name="Index_20_Link" text:visited-style-name="Index_20_Link">Second Example: How to Use Algorithms<text:tab/>25</text:a></text:p>
          <text:p text:style-name="P216"><text:soft-page-break/><text:a xlink:type="simple" xlink:href="#__RefHeading__3244_1009467504" text:style-name="Index_20_Link" text:visited-style-name="Index_20_Link">3. Advanced Tools<text:tab/>26</text:a></text:p>
          <text:p text:style-name="P218"><text:a xlink:type="simple" xlink:href="#__RefHeading__3246_1009467504" text:style-name="Index_20_Link" text:visited-style-name="Index_20_Link">Inverse Scramble<text:tab/>26</text:a></text:p>
          <text:p text:style-name="P218"><text:a xlink:type="simple" xlink:href="#__RefHeading__3248_1009467504" text:style-name="Index_20_Link" text:visited-style-name="Index_20_Link">Pseudo Blocks, Premoves and NISS<text:tab/>27</text:a></text:p>
          <text:p text:style-name="P218"><text:a xlink:type="simple" xlink:href="#__RefHeading__3250_1009467504" text:style-name="Index_20_Link" text:visited-style-name="Index_20_Link">Reverse NISS<text:tab/>29</text:a></text:p>
          <text:p text:style-name="P218"><text:a xlink:type="simple" xlink:href="#__RefHeading__3252_1009467504" text:style-name="Index_20_Link" text:visited-style-name="Index_20_Link">Useful Algorithms<text:tab/>30</text:a></text:p>
          <text:p text:style-name="P218"><text:a xlink:type="simple" xlink:href="#__RefHeading__7119_1077764956" text:style-name="Index_20_Link" text:visited-style-name="Index_20_Link">Pair Analysis<text:tab/>30</text:a></text:p>
          <text:p text:style-name="P216"><text:a xlink:type="simple" xlink:href="#__RefHeading__3254_1009467504" text:style-name="Index_20_Link" text:visited-style-name="Index_20_Link">4. How to Practice<text:tab/>32</text:a></text:p>
          <text:p text:style-name="P218"><text:a xlink:type="simple" xlink:href="#__RefHeading__3256_1009467504" text:style-name="Index_20_Link" text:visited-style-name="Index_20_Link">No Time Limit and Simulating Competitions<text:tab/>32</text:a></text:p>
          <text:p text:style-name="P218"><text:a xlink:type="simple" xlink:href="#__RefHeading__3258_1009467504" text:style-name="Index_20_Link" text:visited-style-name="Index_20_Link">Compare yourself to Masters (and Study their Solves)<text:tab/>32</text:a></text:p>
          <text:p text:style-name="P218"><text:a xlink:type="simple" xlink:href="#__RefHeading__3260_1009467504" text:style-name="Index_20_Link" text:visited-style-name="Index_20_Link">Hard Scrambles<text:tab/>32</text:a></text:p>
          <text:p text:style-name="P218"><text:a xlink:type="simple" xlink:href="#__RefHeading__3262_1009467504" text:style-name="Index_20_Link" text:visited-style-name="Index_20_Link">Deliberate Practice<text:tab/>32</text:a></text:p>
          <text:p text:style-name="P218"><text:a xlink:type="simple" xlink:href="#__RefHeading__3264_1009467504" text:style-name="Index_20_Link" text:visited-style-name="Index_20_Link">Fast Scrambling<text:tab/>32</text:a></text:p>
          <text:p text:style-name="P218"><text:a xlink:type="simple" xlink:href="#__RefHeading__3266_1009467504" text:style-name="Index_20_Link" text:visited-style-name="Index_20_Link">Study!<text:tab/>33</text:a></text:p>
          <text:p text:style-name="P216"><text:a xlink:type="simple" xlink:href="#__RefHeading__3268_1009467504" text:style-name="Index_20_Link" text:visited-style-name="Index_20_Link">5. Some Other Ways<text:tab/>34</text:a></text:p>
          <text:p text:style-name="P218"><text:a xlink:type="simple" xlink:href="#__RefHeading__3270_1009467504" text:style-name="Index_20_Link" text:visited-style-name="Index_20_Link">Starting with EO<text:tab/>34</text:a></text:p>
          <text:p text:style-name="P217"><text:a xlink:type="simple" xlink:href="#__RefHeading__3272_1009467504" text:style-name="Index_20_Link" text:visited-style-name="Index_20_Link">EO + Blockbuilding<text:tab/>34</text:a></text:p>
          <text:p text:style-name="P217"><text:a xlink:type="simple" xlink:href="#__RefHeading__3274_1009467504" text:style-name="Index_20_Link" text:visited-style-name="Index_20_Link">“Domino” Reduction (and HTA)<text:tab/>34</text:a></text:p>
          <text:p text:style-name="P218"><text:a xlink:type="simple" xlink:href="#__RefHeading__3276_1009467504" text:style-name="Index_20_Link" text:visited-style-name="Index_20_Link">Corners First<text:tab/>35</text:a></text:p>
          <text:p text:style-name="P216"><text:a xlink:type="simple" xlink:href="#__RefHeading__3278_1009467504" text:style-name="Index_20_Link" text:visited-style-name="Index_20_Link">6. In Competitions<text:tab/>36</text:a></text:p>
          <text:p text:style-name="P218"><text:a xlink:type="simple" xlink:href="#__RefHeading__3280_1009467504" text:style-name="Index_20_Link" text:visited-style-name="Index_20_Link">How to Write a Solution<text:tab/>36</text:a></text:p>
          <text:p text:style-name="P218"><text:a xlink:type="simple" xlink:href="#__RefHeading__3282_1009467504" text:style-name="Index_20_Link" text:visited-style-name="Index_20_Link">Backup Solution<text:tab/>36</text:a></text:p>
          <text:p text:style-name="P218"><text:a xlink:type="simple" xlink:href="#__RefHeading__3284_1009467504" text:style-name="Index_20_Link" text:visited-style-name="Index_20_Link">Time Management<text:tab/>37</text:a></text:p>
          <text:p text:style-name="P217"><text:a xlink:type="simple" xlink:href="#__RefHeading__3286_1009467504" text:style-name="Index_20_Link" text:visited-style-name="Index_20_Link">Don't Get Stuck!<text:tab/>37</text:a></text:p>
          <text:p text:style-name="P217"><text:a xlink:type="simple" xlink:href="#__RefHeading__3396_1009467504" text:style-name="Index_20_Link" text:visited-style-name="Index_20_Link">Explore Every Possibility<text:tab/>37</text:a></text:p>
          <text:p text:style-name="P216"><text:a xlink:type="simple" xlink:href="#__RefHeading__3290_1009467504" text:style-name="Index_20_Link" text:visited-style-name="Index_20_Link">7. Other Resources<text:tab/>38</text:a></text:p>
        </text:index-body>
      </text:table-of-content>
      <text:h text:style-name="P269" text:outline-level="1"/>
      <text:h text:style-name="P270" text:outline-level="1"><text:bookmark-start text:name="__RefHeading__3148_1009467504"/>0. Intro<text:bookmark-end text:name="__RefHeading__3148_1009467504"/></text:h>
      <text:p text:style-name="P153">Trying to solve a Rubik's cube (or, in general, any puzzle) as fast as possible is interesting, but it is even more interesting trying to solve it using fewer moves: this the goal in “Fewest Moves” solving (or FMC, “Fewest Moves Challenge”).</text:p>
      <text:h text:style-name="P278" text:outline-level="3"><text:bookmark-start text:name="__RefHeading__3150_1009467504"/>Official Competitions<text:bookmark-end text:name="__RefHeading__3150_1009467504"/></text:h>
      <text:p text:style-name="P152"><text:span text:style-name="T12">FMC is an official event recognized by the WCA (World Cube Association), the organization that governs competitions for the Rubik's cube and similar puzzles. Official regulations </text:span><text:span text:style-name="T13">(</text:span><text:a xlink:type="simple" xlink:href="https://www.worldcubeassociation.org/regulations/#article-E-fewest-moves">artic</text:a><text:a xlink:type="simple" xlink:href="https://www.worldcubeassociation.org/regulations/#article-E-fewest-moves"><text:span text:style-name="T12">le</text:span></text:a><text:a xlink:type="simple" xlink:href="https://www.worldcubeassociation.org/regulations/#article-E-fewest-moves"> E</text:a><text:span text:style-name="T13">) </text:span><text:span text:style-name="T12">can be summed up as follows:</text:span></text:p>
      <text:list xml:id="list1217632381260840304" text:style-name="L1">
        <text:list-item>
          <text:p text:style-name="P266">The scramble (sequence of moves to scramble the cube) is given <text:span text:style-name="T3">to all competitors, written on a sheet of paper.</text:span></text:p>
        </text:list-item>
        <text:list-item>
          <text:p text:style-name="P267">Time limit: 60 minutes</text:p>
        </text:list-item>
        <text:list-item>
          <text:p text:style-name="P267">Allowed material:</text:p>
          <text:list>
            <text:list-item>
              <text:p text:style-name="P267">Paper and pens (provided by the judge)</text:p>
            </text:list-item>
            <text:list-item>
              <text:p text:style-name="P267">Up to 3 Rubik's cubes (self-supplied)</text:p>
            </text:list-item>
            <text:list-item>
              <text:p text:style-name="P267">Unlimited colored stickers (se<text:span text:style-name="T143">l</text:span>f-supplied)</text:p>
            </text:list-item>
          </text:list>
        </text:list-item>
        <text:list-item>
          <text:p text:style-name="P267">The solution</text:p>
          <text:list>
            <text:list-item>
              <text:p text:style-name="P268"><text:span text:style-name="T14">Ha</text:span><text:span text:style-name="T90">s</text:span><text:span text:style-name="T14"> to be submitted written in the </text:span><text:a xlink:type="simple" xlink:href="https://www.worldcubeassociation.org/regulations/#12a">OBTM</text:a><text:span text:style-name="T14"> notation: allowed moves are rotations (x, y2, [u]...), single-layer moves (R, U2, L', …) and wide moves (Rw2, Fw', …) but not inner-layer moves (M, E, S, …); for the final results, rotations are not counted, while each other move counts as 1.</text:span></text:p>
            </text:list-item>
            <text:list-item>
              <text:p text:style-name="P267">Has to be at most 80 moves long (including rotations)</text:p>
            </text:list-item>
            <text:list-item>
              <text:p text:style-name="P267">Must not be related to the scramble in any way; in addition, the competitor must be able to explain each move in his solution.</text:p>
            </text:list-item>
          </text:list>
        </text:list-item>
      </text:list>
      <text:p text:style-name="P154"><text:span text:style-name="T3">The best result ever achieved in competition is 20 moves, by </text:span>Tomoaki Okayama (<text:span text:style-name="T143">Japan</text:span>) <text:span text:style-name="T3">and the world record for an average of 3 attempts (in one competition) is 25, by</text:span> <text:span text:style-name="T146">both </text:span>Sébastien Auroux (German<text:span text:style-name="T3">y</text:span>) <text:span text:style-name="T146">and Vincent Sheu (USA)</text:span>.</text:p>
      <text:h text:style-name="P279" text:outline-level="3"><text:bookmark-start text:name="__RefHeading__3152_1009467504"/>Unofficial Competitions and Variations<text:bookmark-end text:name="__RefHeading__3152_1009467504"/></text:h>
      <text:p text:style-name="P1"><text:span text:style-name="T15">Unofficial online competitions are held weekly in many forums</text:span><text:span text:style-name="T12"> (</text:span><text:span text:style-name="T15">one of which is</text:span><text:span text:style-name="T12"> </text:span><text:a xlink:type="simple" xlink:href="http://www.speedsolving.com/">speedsolving.com</text:a><text:span text:style-name="T12">) </text:span><text:span text:style-name="T15">and on</text:span><text:span text:style-name="T12"> </text:span><text:a xlink:type="simple" xlink:href="http://www.ocf.berkeley.edu/~dadams/fmc">http://www.ocf.berkeley.edu/~dadams/fmc</text:a><text:span text:style-name="T12">. </text:span><text:span text:style-name="T15">Obviously, nobody can makes sure that the <text:s text:c="2"/>regulations are followed, therefore this kind of competitions are bases on reciprocal trust between competitors.</text:span></text:p>
      <text:p text:style-name="P2"><text:span text:style-name="T4">The most common variants are the “no time limit”</text:span>, <text:span text:style-name="T4">not having any time limit</text:span> (<text:span text:style-name="T4">generally, a time limit of one week is for practical reasons considered “no time limit”) and the</text:span> “linear”, <text:span text:style-name="T2">in which any move performed cannot be undone or canceled; you cannot explore more solutions, you have to write the </text:span><text:soft-page-break/><text:span text:style-name="T2">first one you find (usually the time limit is set to 10 minutes).</text:span></text:p>
      <text:h text:style-name="P279" text:outline-level="3"><text:bookmark-start text:name="__RefHeading__3154_1009467504"/>Goal of This Tutorial<text:bookmark-end text:name="__RefHeading__3154_1009467504"/></text:h>
      <text:p text:style-name="P3">The goal of this tutorial is to <text:span text:style-name="T143">summarize</text:span> the best known techniques that lead to good results in fewest moves solving. In some cases the explanation will detailed and enriched with examples, while in some other I will only provide a synthetic explanation and suggest other re<text:span text:style-name="T143">s</text:span>ources for further study.</text:p>
      <text:h text:style-name="P279" text:outline-level="3"><text:bookmark-start text:name="__RefHeading__3156_1009467504"/>Sources and Thanks<text:bookmark-end text:name="__RefHeading__3156_1009467504"/></text:h>
      <text:p text:style-name="P4">Everything you will read in this tutorial comes from the author's own experience, which has been obtained not only through practice, but also thanks to the many resources freely available online, most of which you will find in part <text:span text:style-name="T144">7</text:span> “Other Resources”, to which I will refer during all the tutorial. Therefore I want to thank the whole international speedcubing community for always openly spread techniques and methods, enabling anyone to freely learn anything that has been discovered (until now). I hope this tutorial will be helpful in the same way.</text:p>
      <text:h text:style-name="P279" text:outline-level="3"><text:bookmark-start text:name="__RefHeading__3158_1009467504"/>Disclaimer<text:bookmark-end text:name="__RefHeading__3158_1009467504"/></text:h>
      <text:p text:style-name="P3">As you may know, English is not my first language; <text:span text:style-name="T5">if you think that a certain passage is poorly written or if you find any mistake, please contact me at:</text:span></text:p>
      <text:p text:style-name="P96">sebastiano.<text:span text:style-name="T6">tronto</text:span> [at] <text:span text:style-name="T6">gmail</text:span> [dot] <text:span text:style-name="T6">com</text:span></text:p>
      <text:h text:style-name="P271" text:outline-level="1"><text:bookmark-start text:name="__RefHeading__3160_1009467504"/>1. Think Outside the Box<text:bookmark-end text:name="__RefHeading__3160_1009467504"/></text:h>
      <text:p text:style-name="P5">Whatever your main method is, restricting yourself by forcing yourself to only use that method is the worst thing you can do in FMC. <text:span text:style-name="T7">You should never restrict yourself</text:span> to only one method, but try to exploit every situation.</text:p>
      <text:p text:style-name="P5">For example, suppose you have built a 2x2x3 block; now you have many possibilities: you can place the l<text:span text:style-name="T145">a</text:span>st cross edge and finish the F2L (CFOP), you can orient edges (Petrus) or try to build more blocks freely (FreeFOP, Heise) and so on. Any of this methods may lead to a good solution, so the best thing to do is to <text:span text:style-name="T7">try to use them all</text:span> (or most of them at least).</text:p>
      <text:p text:style-name="P5">The best way to open your mind and learn how to think outside the box is, maybe a little paradoxically, <text:span text:style-name="T7">to get many “boxes”</text:span>, that is to learn many methods. <text:span text:style-name="T11">Here I will briefly describe those that are, in my opinion, the most useful methods for FMC, without talking about their development history nor their pro/cons in speedsolving. For each of these methods I will provide a link to an online tutorial, but I suggest you look for more information about them on google or speedsolving.com. </text:span><text:a xlink:type="simple" xlink:href="http://www.speedsolving.com/forum/showthread.php?43471-Beginner-s-Guide-to-Choosing-a-Speedsolving-Method"><text:span text:style-name="T11">This tutorial</text:span></text:a><text:span text:style-name="T11">, although mainly thought for speedsolving, is a good starting point for getting more information about the 4 most commonly used methods (CFOP, Roux, ZZ and Petrus).</text:span></text:p>
      <text:h text:style-name="P309" text:outline-level="2"><text:bookmark-start text:name="__RefHeading__3162_1009467504"/>Petrus<text:bookmark-end text:name="__RefHeading__3162_1009467504"/></text:h>
      <text:p text:style-name="P6">Petrus' steps are the following:</text:p>
      <text:list xml:id="list1671443253338688743" text:style-name="L2">
        <text:list-item>
          <text:p text:style-name="P219">Build a 2x2x2 block</text:p>
        </text:list-item>
        <text:list-item>
          <text:p text:style-name="P219">Expand the 2x2x2 block to a 2x2x3 block</text:p>
        </text:list-item>
        <text:list-item>
          <text:p text:style-name="P219">Orient Edges</text:p>
        </text:list-item>
        <text:list-item>
          <text:p text:style-name="P219">Build the first 2 layers (F2L)</text:p>
        </text:list-item>
        <text:list-item>
          <text:p text:style-name="P219">Solve the last layer (originally divided into 3 steps)</text:p>
        </text:list-item>
      </text:list>
      <text:p text:style-name="P7">Having a good <text:span text:style-name="T7">blockbuilding</text:span><text:span text:style-name="T95"><text:note text:id="ftn1" text:note-class="footnote"><text:note-citation>1</text:note-citation><text:note-body><text:p text:style-name="P155">“<text:span text:style-name="T11">Blockbuilding” or “block-building” is the technique consisting of making blocks of pieces and then joining them together. It is usually opposed to the way of building the F2L used in CFOP (Fridrich), but that can be considered a kind a blockbuilding too. A more suitable contrast is given by comparing it to other techniques, such as edges orientation (Petrus, ZZ), “Corners First” solving, using algorithms or commutators.</text:span></text:p></text:note-body></text:note></text:span> skill is mandatory if you want to get good at FMC, and practi<text:span text:style-name="T144">c</text:span>ing Petrus is the best way to acquire it. To learn how to solve steps 1 and 2 efficiently, you need to think and try to explore different ways of building blocks every time; it <text:span text:style-name="T101">is</text:span> also very useful to study <text:span text:style-name="T7">reconstructions of expert cubers' solves</text:span>. For the first step it <text:span text:style-name="T101">is also helpful to compare your solutions with the optimal ones, given by an optimal solver</text:span><text:span text:style-name="T101"><text:note text:id="ftn2" text:note-class="footnote"><text:note-citation>2</text:note-citation><text:note-body><text:p text:style-name="P201"><text:span text:style-name="T16">For example</text:span><text:span text:style-name="T12"> </text:span><text:a xlink:type="simple" xlink:href="http://laire.fi/jarcs/">http://laire.fi/jarcs/</text:a><text:span text:style-name="T12">, </text:span><text:span text:style-name="T16">which at the moment is not online.</text:span></text:p></text:note-body></text:note></text:span><text:span text:style-name="T101">, since for an expert it should be (almost) always possible to find an optimal 2x2x2 block.</text:span></text:p>
      <text:p text:style-name="P8">Step 3 teaches you how to recognize an edge's orientation regardless its position in the cube, another important skill, since flipped edges are one of the worst thing you may come across during an FMC solve. For this step, as well as for step 4, ZZ may be a better teacher than Petrus.</text:p>
      <text:p text:style-name="P8">You don't have to learn every algorithm for solving the last layer (the same for other methods too): <text:soft-page-break/>in the next chapter I will explain in detail how you should proceed, for now it is enough to be aware that the “last layer” step usually is not included in Fewest Moves solutions.</text:p>
      <text:p text:style-name="P8"><text:a xlink:type="simple" xlink:href="http://lar5.com/cube/">Lars Petrus website</text:a></text:p>
      <text:h text:style-name="P310" text:outline-level="2"><text:bookmark-start text:name="__RefHeading__3164_1009467504"/>Roux<text:bookmark-end text:name="__RefHeading__3164_1009467504"/></text:h>
      <text:list xml:id="list3474490636172177812" text:style-name="L3">
        <text:list-item>
          <text:p text:style-name="P220">Build a 3x2x1 block</text:p>
        </text:list-item>
        <text:list-item>
          <text:p text:style-name="P220">Build another 3x2x1 block, opposite to the first</text:p>
        </text:list-item>
        <text:list-item>
          <text:p text:style-name="P220">CMLL (corners of last layer, without necessarily preserving the M layer)</text:p>
        </text:list-item>
        <text:list-item>
          <text:p text:style-name="P220">LSE (last six edges, to solve only with M and U layers moves)</text:p>
        </text:list-item>
      </text:list>
      <text:p text:style-name="P8">Petrus is an excellent method to learn blockbuilding, but forcing yourself to only use Petrus is still wrong: <text:span text:style-name="T102">learning also Roux (especially the first 2 steps, even in this case) will make it in some way complete it. Also for this method it will be useful to study “the Masters'” solves (at the moment, the absolutely best is Alexander Lau, second in the world for 3x3 speedsolving average and European Champion 2014).</text:span></text:p>
      <text:p text:style-name="P9">For step 3 it still stands what was said about last layer algorithms, while step 4 is to be avoided like plague (at least, avoid solving it in the “standard” way): remember that every inner layer move, like M, is worth 2 normal moves!</text:p>
      <text:p text:style-name="P9"><text:a xlink:type="simple" xlink:href="http://wafflelikescubes.webs.com/">Waffle's Roux tutorial</text:a></text:p>
      <text:h text:style-name="P330" text:outline-level="2"><text:bookmark-start text:name="__RefHeading__3166_1009467504"/>ZZ<text:bookmark-end text:name="__RefHeading__3166_1009467504"/></text:h>
      <text:list xml:id="list838496846809820546" text:style-name="L4">
        <text:list-item>
          <text:p text:style-name="P248">EOLine (<text:span text:style-name="T12">orienting all edges and placing DF and DB, leaving the cube to be possibly solved moving only the R, L and U layers)</text:span></text:p>
        </text:list-item>
        <text:list-item>
          <text:p text:style-name="P221">F2L</text:p>
        </text:list-item>
        <text:list-item>
          <text:p text:style-name="P221">Last Layer</text:p>
        </text:list-item>
      </text:list>
      <text:p text:style-name="P10">As mentioned earlier, recognizing and solving edges' orientation is a very useful skill and ZZ is surely the best way to learn it. At first sight “orienting edges” can be hard, because it is a more abstract concept than “building blocks”, but don't panic, it's not impossible!</text:p>
      <text:p text:style-name="P97"><text:span text:style-name="T12">Step 2 is more or less the same as Petrus' step 4, but you have to build the blocks on both R and L side at the same time</text:span><text:span text:style-name="T12"><text:note text:id="ftn3" text:note-class="footnote"><text:note-citation>3</text:note-citation><text:note-body><text:p text:style-name="P156">As for execution speed, it may be better to build one block first and then the other, but not for FMC.</text:p></text:note-body></text:note></text:span><text:span text:style-name="T12">. This is also going to improve your blockbuilding experience.</text:span></text:p>
      <text:p text:style-name="P97"><text:a xlink:type="simple" xlink:href="http://cube.crider.co.uk/zz.php"><text:span text:style-name="T12">Conrad Rider's tutorial</text:span></text:a></text:p>
      <text:h text:style-name="P311" text:outline-level="2"><text:bookmark-start text:name="__RefHeading__3168_1009467504"/>CFOP (Fridrich) / FreeFOP<text:bookmark-end text:name="__RefHeading__3168_1009467504"/></text:h>
      <text:p text:style-name="P98"><text:span text:style-name="T17">I</text:span><text:span text:style-name="T12">n classic CFOP you follow these steps:</text:span></text:p>
      <text:list xml:id="list7581502790477986466" text:style-name="L5">
        <text:list-item>
          <text:p text:style-name="P222">Cross (4 edges on the same side)</text:p>
        </text:list-item>
        <text:list-item>
          <text:p text:style-name="P222">4 corner/edge pairs insertion</text:p>
        </text:list-item>
        <text:list-item>
          <text:p text:style-name="P222"><text:soft-page-break/>OLL (Orient Last Layer)</text:p>
        </text:list-item>
        <text:list-item>
          <text:p text:style-name="P223">PLL (Permute Last Layer)</text:p>
        </text:list-item>
      </text:list>
      <text:p text:style-name="P97"><text:span text:style-name="T12">Classic CFOP is </text:span><text:span text:style-name="T18">not</text:span><text:span text:style-name="T12"> considered a good method for FMC, but in some situation it is useful to know different ways to insert a corner/edge pair.</text:span></text:p>
      <text:p text:style-name="P10">In FreeFOP the first two steps are replaced by a “free” blockbuilding F2L.</text:p>
      <text:p text:style-name="P10">Anyways, I strongly advise against solving the last layer with OLL + PLL, unless you get to skip one of the two steps.</text:p>
      <text:p text:style-name="P97"><text:a xlink:type="simple" xlink:href="http://badmephisto.com/"><text:span text:style-name="T12">Badmephisto's Tutorial</text:span></text:a></text:p>
      <text:h text:style-name="P312" text:outline-level="2"><text:bookmark-start text:name="__RefHeading__3170_1009467504"/>Keyhole F2L<text:bookmark-end text:name="__RefHeading__3170_1009467504"/></text:h>
      <text:p text:style-name="P11">Keyhole is not really a method to solve the cube, but a technique to solve the first two layers. It is considerate an intermediate method between “Layer by Layer” and CFOP. The steps are the following:</text:p>
      <text:list xml:id="list5856613768513390236" text:style-name="L6">
        <text:list-item>
          <text:p text:style-name="P224">Cross</text:p>
        </text:list-item>
        <text:list-item>
          <text:p text:style-name="P224">Place 3 first layer corners</text:p>
        </text:list-item>
        <text:list-item>
          <text:p text:style-name="P224">Insert 3 middle layer edges, using the “free” corner</text:p>
        </text:list-item>
        <text:list-item>
          <text:p text:style-name="P224">Insert the last corner/edge pair, as in CFOP or as in LBL</text:p>
        </text:list-item>
      </text:list>
      <text:p text:style-name="P11">To improve efficiency you should replace the first two steps with blockbuilding and place a few middle layer edges in the meantime. <text:span text:style-name="T103">A variation consists in solving the cross and 3 middle layer edges, and then placing 3 first layer corners using the “free” edge.</text:span></text:p>
      <text:p text:style-name="P12">Despite its simplicity, this method can be very useful in FMC.</text:p>
      <text:h text:style-name="P313" text:outline-level="2"><text:bookmark-start text:name="__RefHeading__3172_1009467504"/>Heise<text:bookmark-end text:name="__RefHeading__3172_1009467504"/></text:h>
      <text:list xml:id="list6813209359105798727" text:style-name="L7">
        <text:list-item>
          <text:p text:style-name="P225">Build 4 “squares” 2x2x1 (sharing one colour)</text:p>
        </text:list-item>
        <text:list-item>
          <text:p text:style-name="P225">Match the squares and orient edges</text:p>
        </text:list-item>
        <text:list-item>
          <text:p text:style-name="P225">Place 2 corners and the remaining 5 edges</text:p>
        </text:list-item>
        <text:list-item>
          <text:p text:style-name="P225">Last 3 corners (commutators)</text:p>
        </text:list-item>
      </text:list>
      <text:p text:style-name="P12">If you decided not to follow the experts' advice and use only one method for FMC, this method must be Heise. Alone it can lead to and average of fewer than 40 moves for linear<text:note text:id="ftn4" text:note-class="footnote"><text:note-citation>4</text:note-citation><text:note-body><text:p text:style-name="P157">AS in “linear” FMC, that is without trying different possibilities and without canceling or undoing moves.</text:p></text:note-body></text:note> solves. It is an extreme m<text:span text:style-name="T144">e</text:span>thod, but also extremely efficient.</text:p>
      <text:p text:style-name="P12">First two steps are a strange but useful way of building an F2L-1<text:note text:id="ftn5" text:note-class="footnote"><text:note-citation>5</text:note-citation><text:note-body><text:p text:style-name="P158">With F2L-1 I mean an F2L (First 2 Layers) minus a corner/edge pair.</text:p></text:note-body></text:note> with all edges oriented. The “don't restrict yourself” and “exploit different situations” concepts is perfectly applied, given the freedom provided for solving blocks.</text:p>
      <text:p text:style-name="P12">The third step is complex, but it is a more efficient alternative to finish the first two layers and then <text:soft-page-break/>solving the last layer using algorithms. Practicing it will give you the ability to build and move around blocks when you are limited by the quantity of blocks already built (and this is the reason why this step is so difficult).</text:p>
      <text:p text:style-name="P12">For the last step you will need commutators; it allows, in an FMC solve, to use insertions (both these techniques will be explained in the next chapter).</text:p>
      <text:p text:style-name="P12"><text:a xlink:type="simple" xlink:href="http://www.ryanheise.com/cube/heise_method.html">Ryan Heise's websites</text:a>; here you can find not only a detailed explanation of his method, but also other useful information (for example, some <text:a xlink:type="simple" xlink:href="http://www.ryanheise.com/cube/fundamental_techniques.html">fundamental techniques</text:a>).</text:p>
      <text:h text:style-name="P313" text:outline-level="2"><text:bookmark-start text:name="__RefHeading__3174_1009467504"/>What and How to Learn<text:bookmark-end text:name="__RefHeading__3174_1009467504"/></text:h>
      <text:p text:style-name="P13">Obviously, getting fast with all of the methods described is not your goal. Doing some speedsolves may help seeing some things faster and is fun, but <text:span text:style-name="T7">we don't care about speed</text:span>. Since our goal is to solve the cube with the fewest moves possible, you should try to be efficient. It is also essential to be <text:span text:style-name="T7">color neutral</text:span><text:span text:style-name="T95"><text:note text:id="ftn6" text:note-class="footnote"><text:note-citation>6</text:note-citation><text:note-body><text:p text:style-name="P159">Being able to solve the cube by starting with any “color”; for example, starting from any cross in CFOP or from any of the 8 possible 2x2x2s in Petrus.</text:p></text:note-body></text:note></text:span> and it can be helpful trying to work with “<text:span text:style-name="T7">Non Matching Blocks</text:span>”<text:note text:id="ftn7" text:note-class="footnote"><text:note-citation>7</text:note-citation><text:note-body><text:p text:style-name="P159">Sometimes, especially in FMC, also called “Pseudo Blocks”; it is a useful technique in Roux, ZZ and Heise, but it can be used in other methods as well; it consists in building blocks different than the ones you should build if you are following the method, but that can be placed in the same “slots”. For example, in Roux, the second 3x2x1 block can be any of the 4 that can be built on the side opposed to the first one. This technique is very powerful if combined with premoves, that will be explained in chapter 3.</text:p></text:note-body></text:note>.</text:p>
      <text:p text:style-name="P13">But the main difference between speedsolving and fewest moves solving is that in FMC you can <text:span text:style-name="T7">try different possibilities</text:span>; if in Petrus, for example, you are left with 6 “bad” edges after a 2x2x3, you can try to build a different block or to slightly modify <text:span text:style-name="T104">the building of the block you have found to improve your situation</text:span><text:span text:style-name="T104"><text:note text:id="ftn8" text:note-class="footnote"><text:note-citation>8</text:note-citation><text:note-body><text:p text:style-name="P160">Trying to influence a later step while solving another one is a good habit, which will be talked about again later.</text:p></text:note-body></text:note></text:span><text:span text:style-name="T104">.</text:span></text:p>
      <text:p text:style-name="P14">Here is some piece of advice for some of the methods desc<text:span text:style-name="T144">r</text:span>ibed:</text:p>
      <text:h text:style-name="P280" text:outline-level="3"><text:bookmark-start text:name="__RefHeading__3176_1009467504"/>Petrus:<text:bookmark-end text:name="__RefHeading__3176_1009467504"/></text:h>
      <text:list xml:id="list5008753203390484293" text:style-name="L8">
        <text:list-item>
          <text:p text:style-name="P226">After completing a 2x2x2 block, you can expand it in <text:span text:style-name="T7">3 different directions</text:span>.</text:p>
        </text:list-item>
        <text:list-item>
          <text:p text:style-name="P226">Try to build a 2x2x3 directly, instead of going through the 2x2x2 step.</text:p>
        </text:list-item>
        <text:list-item>
          <text:p text:style-name="P226">Try using Non Matching Blocks in step 4.</text:p>
        </text:list-item>
        <text:list-item>
          <text:p text:style-name="P226">In step 4 again, try influencing the last layer to get an easier case (even “Heise style”).</text:p>
        </text:list-item>
      </text:list>
      <text:h text:style-name="P304" text:outline-level="3"><text:bookmark-start text:name="__RefHeading__3178_1009467504"/>Roux<text:bookmark-end text:name="__RefHeading__3178_1009467504"/></text:h>
      <text:list xml:id="list8604649136282218338" text:style-name="L9">
        <text:list-item>
          <text:p text:style-name="P227">Try to build the blocks at the same time.</text:p>
        </text:list-item>
        <text:list-item>
          <text:p text:style-name="P227">Try Non Matching Blocks.</text:p>
        </text:list-item>
        <text:list-item>
          <text:p text:style-name="P227">Influence CMLL while finishing the second block, and the LSE during the CMLL.</text:p>
        </text:list-item>
      </text:list>
      <text:h text:style-name="P304" text:outline-level="3"><text:bookmark-start text:name="__RefHeading__3180_1009467504"/>ZZ<text:bookmark-end text:name="__RefHeading__3180_1009467504"/></text:h>
      <text:list xml:id="list2326664914606499942" text:style-name="L10">
        <text:list-item>
          <text:p text:style-name="P228">After edges orientation, building the “Line” isn't always a good idea: try blockbuilding <text:soft-page-break/>directly (without breaking the EO!)</text:p>
        </text:list-item>
        <text:list-item>
          <text:p text:style-name="P228">Once you have oriented the edges, you have reduced the cube to be solved moving only the R, L ,U and D layers: you can build the F2L on any of these sides.</text:p>
        </text:list-item>
        <text:list-item>
          <text:p text:style-name="P228">As in Petrus and Roux, try using Non Matching Blocks and influencing the last layer while building the F2L.</text:p>
        </text:list-item>
      </text:list>
      <text:h text:style-name="P280" text:outline-level="3"><text:bookmark-start text:name="__RefHeading__3182_1009467504"/>CFOP / FreeFOP<text:bookmark-end text:name="__RefHeading__3182_1009467504"/></text:h>
      <text:list xml:id="list6544954308001129321" text:style-name="L11">
        <text:list-item>
          <text:p text:style-name="P230"><text:span text:style-name="T7">FreeFOP is obviously better than CFOP</text:span>; try at least to build an <text:span text:style-name="T7">Xcross</text:span><text:note text:id="ftn9" text:note-class="footnote"><text:note-citation>9</text:note-citation><text:note-body><text:p text:style-name="P160">Cross and first pair, built at the same time. It can also be seen as a 2x2x2 block + 2 edges.</text:p></text:note-body></text:note>.</text:p>
        </text:list-item>
        <text:list-item>
          <text:p text:style-name="P229">Try to influence the last layer edges' orientation, avoid the “4 edges flipped” cases; some ZBF2L algorithms can be useful, but instead of learning them by heart try to <text:span text:style-name="T7">study them to understand how they work</text:span>.</text:p>
        </text:list-item>
        <text:list-item>
          <text:p text:style-name="P229">Some optimal pair insertion algorithms are not well known (for example <text:span text:style-name="T8">F2 U R U' R' F2</text:span><text:span text:style-name="T105">): </text:span>study them, again trying to understand them rather than learning them.</text:p>
        </text:list-item>
        <text:list-item>
          <text:p text:style-name="P247"><text:span text:style-name="T153">Try </text:span>“<text:span text:style-name="T7">multislotting</text:span>”, <text:span text:style-name="T153">that is inserting more pairs at the same time</text:span>. <text:span text:style-name="T153">The easiest case is when you use a D-layer move as setup, for example</text:span> D R U R' D'. <text:span text:style-name="T153">You can find some algorithms </text:span><text:a xlink:type="simple" xlink:href="http://cubeloop.com/?page_id=264"><text:span text:style-name="T153">here</text:span></text:a>, <text:a xlink:type="simple" xlink:href="http://f2l.net46.net/multislotting.html"><text:span text:style-name="T153">here</text:span></text:a> <text:span text:style-name="T153">and</text:span> <text:a xlink:type="simple" xlink:href="http://absolutemind.pagesperso-orange.fr/ms-angl.html"><text:span text:style-name="T153">here</text:span></text:a>, <text:span text:style-name="T153">but I suggest trying in a “free” way: for example, look at how I have inserted the second, third and fourth pair in </text:span><text:a xlink:type="simple" xlink:href="http://www.speedsolving.com/forum/showthread.php?14345-The-quot-Example-Solve-quot-Game!&amp;p=1013053&amp;viewfull=1#post1013053"><text:span text:style-name="T153">this solve</text:span></text:a>.</text:p>
        </text:list-item>
      </text:list>
      <text:h text:style-name="P272" text:outline-level="1"><text:bookmark-start text:name="__RefHeading__3184_1009467504"/>2. How to Proceed During a Solve<text:bookmark-end text:name="__RefHeading__3184_1009467504"/></text:h>
      <text:p text:style-name="P15">To quote Per Kristen Fredlund, the general way to proceed is:</text:p>
      <text:p text:style-name="P16">“Think of it more like so: solve the cube in 2 stages where stage 1 solves as many pieces as possible as efficiently as possible (i.e.: make a good skeleton<text:note text:id="ftn10" text:note-class="footnote"><text:note-citation>10</text:note-citation><text:note-body><text:p text:style-name="P161">A partial solution, where only a few pieces (typically 2 to 6) are left to be solved.</text:p></text:note-body></text:note>). The second step is fixing the unsolved pieces, typically by inserting algorithms into the skeleton<text:note text:id="ftn11" text:note-class="footnote"><text:note-citation>11</text:note-citation><text:note-body><text:p text:style-name="P162">Techniques that allows to solve a few pieces by inserting moves somewhere earlier in the solve. It will be soon explained, be patient!</text:p></text:note-body></text:note>”<text:note text:id="ftn12" text:note-class="footnote"><text:note-citation>12</text:note-citation><text:note-body><text:p text:style-name="P202"><text:a xlink:type="simple" xlink:href="http://www.speedsolving.com/forum/showthread.php?1566-Fewest-Moves-Tips-and-Techniques&amp;p=16209&amp;viewfull=1#post16209">http://www.speedsolving.com/forum/showthread.php?1566-Fewest-Moves-Tips-and-Techniques&amp;p=16209&amp;viewfull=1#post16209</text:a></text:p></text:note-body></text:note>.</text:p>
      <text:p text:style-name="P16">This the general approach, but you don't need to use it every time: sometimes you can find a very short solution by, for example, solving the F2L with blockbuilding and then finishing the last layer with an algorithm. There are also different ways to proceed, two of which will be explained in chapter 4.</text:p>
      <text:p text:style-name="P16">If this description seems too generic, it is because it can't be differently: there isn't a standard method that allows you to always get good results, you should <text:span text:style-name="T7">always try as many strategies as you can</text:span>, so that you don't miss any chance.</text:p>
      <text:p text:style-name="P16">Here I will describe some basic techniques used in FMC solves. You have already learnt some of them by practicing the methods described in the previous chapter, while you will need to study some other. Some will be explained in detail, some other will be only mentioned a<text:span text:style-name="T147">n</text:span>d other tutorials will be linked for a more complete study.</text:p>
      <text:h text:style-name="P314" text:outline-level="2"><text:bookmark-start text:name="__RefHeading__3186_1009467504"/>Blockbuilding<text:bookmark-end text:name="__RefHeading__3186_1009467504"/></text:h>
      <text:p text:style-name="P17">Blockbuilding is probably the most important technique in FMC. It is a simple concept, but it requires a lot of practice to be mastered. Practicing blockbuilding-based methods (Petrus, Roux, Heise and ZZ), in the ways previously described, is the most direct way to improve at blockbuilding.</text:p>
      <text:p text:style-name="P17">Here I will list some fundamental techniques that will come in handy; the first ones are taken from Ryan Heise's website, which is full of examples: look for them!</text:p>
      <text:h text:style-name="P281" text:outline-level="3"><text:bookmark-start text:name="__RefHeading__3188_1009467504"/><text:a xlink:type="simple" xlink:href="http://www.ryanheise.com/cube/align_join.html">Align Then Join</text:a><text:bookmark-end text:name="__RefHeading__3188_1009467504"/></text:h>
      <text:p text:style-name="P17">Basic technique: to build a corner/edge pair, the simplest kind of block, you have to align them first, making them joinable by a single move, and then join them with that move.</text:p>
      <text:p text:style-name="P18">This concept can be applied, in a more general meaning, to the case of building bigger blocks, for example when you want to match a pair and 2x2x1 square to get a 3x2x1</text:p>
      <text:p text:style-name="P18">All of this may look trivial, and in some way it is; the important thing to learn is to <text:span text:style-name="T7">recognize when two pieces are aligned</text:span> and can be therefore joined with one move. This way you will be able to realize in advance whether a certain move will join 2 pieces.</text:p>
      <text:p text:style-name="P19">Example:<text:line-break/><text:soft-page-break/><text:span text:style-name="T106">Scramble</text:span><text:span text:style-name="T106"><text:note text:id="ftn13" text:note-class="footnote"><text:note-citation>13</text:note-citation><text:note-body><text:p text:style-name="P203"><text:span text:style-name="T22">From now on, when a scramble is given, in explaining the solution (complete or partial) I may mention the color of the pieces, When this happens,</text:span><text:span text:style-name="T12"> </text:span><text:span text:style-name="T22">I will assume you are a cube with the “standard” color scheme </text:span><text:span text:style-name="T12">(</text:span><text:a xlink:type="simple" xlink:href="http://www.speedsolving.com/wiki/index.php/Western_Color_Scheme">BOY</text:a><text:span text:style-name="T23">) </text:span><text:span text:style-name="T22">and that the scramble is applied with white in U and green in F.</text:span></text:p></text:note-body></text:note></text:span><text:span text:style-name="T106">: F U' D2 L D L2 D F R2 B U2 R2 D L2 D L2 D R2 U' L2 F2</text:span></text:p>
      <text:p text:style-name="P18">Two pairs are already built. If you want to build the one formed by the blue-red edge and the blue-red-yellow corner you can do it this way:</text:p>
      <text:p text:style-name="P19">Align: L2<text:line-break/>Join: U2</text:p>
      <text:h text:style-name="Heading_20_3" text:outline-level="3"><text:bookmark-start text:name="__RefHeading__3190_1009467504"/><text:a xlink:type="simple" xlink:href="http://www.ryanheise.com/cube/move_it_out_of_the_way.html"><text:span text:style-name="T12">Move it out of the Way</text:span></text:a><text:bookmark-end text:name="__RefHeading__3190_1009467504"/></text:h>
      <text:p text:style-name="P18">It can happen that we want to build a block, but the direct move to build it breaks other blocks, or moves aways pieces that we don't want to move. One of the ways to bypass this problem is to move aways such pieces first, saving them from the breaking move, and then, if necessary, putting them back together once the move has been performed.</text:p>
      <text:p text:style-name="P19">Example:<text:line-break/><text:span text:style-name="T107">Scramble: F R2 B D2 F D2 L2 B2 F' D2 F' L B U' F2 U2 L2 U B R2 F</text:span></text:p>
      <text:p text:style-name="P18">After <text:span text:style-name="T107">U2 R2 D R2 </text:span>we have a 2x2x1 square that can be expanded to a 2x2x2 with F' D'; but F' breaks the red-white edge and blue-red-white pair, which we would like to save. We can do U' (move it out of the way) F' D' (solve) to save the pair.</text:p>
      <text:h text:style-name="P282" text:outline-level="3"><text:bookmark-start text:name="__RefHeading__3192_1009467504"/><text:a xlink:type="simple" xlink:href="http://www.ryanheise.com/cube/destroy_restore.html">Destroy and Restore</text:a><text:bookmark-end text:name="__RefHeading__3192_1009467504"/></text:h>
      <text:p text:style-name="P21">Another approach to solve this problem is to temporarily break some pieces, to join them afterwards by using the “move it out of the way” technique.</text:p>
      <text:p text:style-name="P20">Example:<text:line-break/>Scramble R U R' U'</text:p>
      <text:p text:style-name="P21">Let's ignore the last layer and pretend not to know that U R U' R' obviously solves the cube. Looking at the first two layers only, we see that R' places the ready pair next to the other pieces in F, but breaks part of the F2L already built. We can use “Destroy and Restore” this way:</text:p>
      <text:p text:style-name="P22">R' (D<text:span text:style-name="T108">estroy)</text:span><text:line-break/>F (<text:span text:style-name="T108">Move it out of the way</text:span>)<text:line-break/>R (R<text:span text:style-name="T108">estore</text:span>)<text:line-break/>F' (<text:span text:style-name="T108">Puts back the pieces moved away with</text:span> F)</text:p>
      <text:h text:style-name="P283" text:outline-level="3"><text:bookmark-start text:name="__RefHeading__3194_1009467504"/>Keyhole<text:bookmark-end text:name="__RefHeading__3194_1009467504"/></text:h>
      <text:p text:style-name="P21">We talked about it earlier as a standalone method, but keyhole can be considered a particular strategy to build blocks. This <text:s/>technique consists in exploiting unsolved parts of the cube to solve some pieces. After some good Keyhole F2L practice you shouldn't need any example to understand what I mean, but I put here a Keyhole solve anyways:</text:p>
      <text:p text:style-name="P23">E<text:span text:style-name="T108">xample</text:span><text:note text:id="ftn14" text:note-class="footnote"><text:note-citation>14</text:note-citation><text:note-body><text:p text:style-name="P204"><text:span text:style-name="T24">This is a slightly modified version of </text:span><text:a xlink:type="simple" xlink:href="http://fmcsolves.cubing.net/?p=237">this solve</text:a><text:span text:style-name="T12"> </text:span><text:span text:style-name="T24">by</text:span><text:span text:style-name="T12"> Edoardo Disarò </text:span><text:span text:style-name="T24">adapted so that it doesn't require the knowledge of techniques that will be explained </text:span><text:span text:style-name="T25">only</text:span><text:span text:style-name="T24"> later.</text:span></text:p></text:note-body></text:note>:<text:line-break/><text:soft-page-break/>Scramble: U' R' L F' B U2 R2 B2 L' B R D F2 D2 L2 F2 D' R2 F2<text:line-break/>Solu<text:span text:style-name="T144">t</text:span>ion:</text:p>
      <text:p text:style-name="P101"><text:span text:style-name="T26">F' L' </text:span><text:span text:style-name="T28">//Fac</text:span><text:span text:style-name="T29">e</text:span><text:span text:style-name="T28"> -1 </text:span><text:span text:style-name="T29">corner</text:span><text:span text:style-name="T26"><text:line-break/>F2 L' B' L </text:span><text:span text:style-name="T28">//Keyhole</text:span><text:span text:style-name="T26"><text:line-break/>F U' B U </text:span><text:span text:style-name="T28">//Keyhole, </text:span><text:span text:style-name="T29">but it actually inserts also the last corner</text:span><text:span text:style-name="T26"><text:line-break/>F' R' B2 R </text:span><text:span text:style-name="T28">//Keyhole</text:span><text:span text:style-name="T26"><text:line-break/>F B L B L' </text:span><text:span text:style-name="T28">//F2L</text:span><text:span text:style-name="T26"><text:line-break/>B' </text:span><text:span text:style-name="T28">//LL</text:span></text:p>
      <text:h text:style-name="P305" text:outline-level="3"><text:bookmark-start text:name="__RefHeading__3196_1009467504"/><text:span text:style-name="T26">O</text:span><text:span text:style-name="T12">ne Move, Two Goals</text:span><text:bookmark-end text:name="__RefHeading__3196_1009467504"/></text:h>
      <text:p text:style-name="P102"><text:span text:style-name="T25">I</text:span><text:span text:style-name="T12">t is often possible to use only one move to build two blocks or, in general, to “get two things done”. An example will make this clearer.</text:span></text:p>
      <text:p text:style-name="P103"><text:span text:style-name="T12">Example:<text:line-break/></text:span><text:span text:style-name="T33">Scramble: D U' F2 U' R' F R2 B D' B R F B' U R' D2 L' R2 F2 B' U' B D B2 F2 U L F U' B2</text:span></text:p>
      <text:p text:style-name="P102"><text:span text:style-name="T33">T</text:span><text:span text:style-name="T12">aken from </text:span><text:a xlink:type="simple" xlink:href="http://fmcsolves.cubing.net/?p=107">this solve</text:a><text:span text:style-name="T12"> by Mirek Goljan and Guus Razoux Schultz (found independently by both, not in cooperation). It is possible to build a 2x2x2 block in 4 moves: L U' </text:span><text:span text:style-name="T18">F2 </text:span><text:span text:style-name="T12">D'; that F2 is what we are talking about: notice how that single move builds the 2x2x1 block in DF and places the orange-green edge at the same time, which allows to build the 2x2x2 with the next move.</text:span></text:p>
      <text:p text:style-name="P24">Situations like this may arise without forcing them, but it useful to learn to recognize them, in case the don't.</text:p>
      <text:h text:style-name="P284" text:outline-level="3"><text:bookmark-start text:name="__RefHeading__3198_1009467504"/>Influence Later Steps<text:bookmark-end text:name="__RefHeading__3198_1009467504"/></text:h>
      <text:p text:style-name="P102"><text:span text:style-name="T12">We have already (quickly) talked about influencing the LL step while finishing the F2L</text:span><text:span text:style-name="T12"><text:note text:id="ftn15" text:note-class="footnote"><text:note-citation>15</text:note-citation><text:note-body><text:p text:style-name="P163">Notable examples are ZBLS (sometimes less properly called ZBF2L) and Winter Variation, but there are many more: look them up!</text:p></text:note-body></text:note></text:span><text:span text:style-name="T12">. This idea also applies to blockbuilding: it is often better to build a block sub-optimally</text:span><text:span text:style-name="T12"><text:note text:id="ftn16" text:note-class="footnote"><text:note-citation>16</text:note-citation><text:note-body><text:p text:style-name="P163">“Sub-optimal” (with or without the -) refers to a solution (complete or partial) that uses more moves than the best possible one.</text:p></text:note-body></text:note></text:span><text:span text:style-name="T12">, </text:span><text:span text:style-name="T34">or to add some unnecessary moves to have a better continuation, blockbuilding or else (i.e., edges orientation).</text:span></text:p>
      <text:p text:style-name="P105"><text:span text:style-name="T12">Example:<text:line-break/></text:span><text:span text:style-name="T35">Scramble: L2 D2 U R2 F2 D2 B2 U' R2 B2 U B U F D B2 U L D' R' F</text:span></text:p>
      <text:p text:style-name="P104"><text:span text:style-name="T35">Y</text:span><text:span text:style-name="T12">ou can easily build a 2x2x1 square with L2 R B, but adding only one move the squares become 2: L2 </text:span><text:span text:style-name="T18">B</text:span><text:span text:style-name="T12"> R B.</text:span></text:p>
      <text:h text:style-name="P306" text:outline-level="3"><text:bookmark-start text:name="__RefHeading__3200_1009467504"/><text:span text:style-name="T75">Pay Attention to</text:span><text:span text:style-name="T12"> EO</text:span><text:span text:style-name="T12"><text:note text:id="ftn17" text:note-class="footnote"><text:note-citation>17</text:note-citation><text:note-body><text:p text:style-name="P164">Edges Orientation</text:p></text:note-body></text:note></text:span><text:span text:style-name="T12">!</text:span><text:bookmark-end text:name="__RefHeading__3200_1009467504"/></text:h>
      <text:p text:style-name="P104"><text:span text:style-name="T12">Someone may have noticed, while studying different methods, that “Edges Orientation” is a recurring step. As said before, </text:span><text:span text:style-name="T18">the more bad edges there are, the harder things will be</text:span><text:span text:style-name="T12">. Orienting edges at the end is usually not efficient. Orienting them first, as in ZZ, is convenient, but it can limit the blockbuilding phase. The best thing to do, according to many (including myself) is trying to solve, at least partially, edges orientation </text:span><text:span text:style-name="T18">during</text:span><text:span text:style-name="T12"> the blockbuilding step. Experience with methods such as ZZ and Petrus can lead to being able to easily spot if an edge will be correctly oriented after </text:span><text:soft-page-break/><text:span text:style-name="T12">some moves; if you don't have this ability yet, remember that in FMC solves you can go back and modify your solution every time you wish: if you are having troubles with EO, try going back and modifying some move to see if things get better.</text:span></text:p>
      <text:h text:style-name="P285" text:outline-level="3"><text:bookmark-start text:name="__RefHeading__3202_1009467504"/>Which Blocks Should I Build?<text:bookmark-end text:name="__RefHeading__3202_1009467504"/></text:h>
      <text:p text:style-name="P106"><text:span text:style-name="T34">T</text:span><text:span text:style-name="T12">he golden rule is to exploit different situations: a 2x2x2 block, a 3x2x1, two 2x2x1 squares and many other kind of blocks can be a good start. Try out every possibility.</text:span></text:p>
      <text:p text:style-name="P25">Two possible approaches are:</text:p>
      <text:list xml:id="list1878867836953920602" text:style-name="L12">
        <text:list-item>
          <text:p text:style-name="P231">Try completing big blocks, like a 2x2x3 or a F2L-1.</text:p>
        </text:list-item>
        <text:list-item>
          <text:p text:style-name="P231">Proceeding with small steps, building many small blocks and joining them at the end.</text:p>
        </text:list-item>
      </text:list>
      <text:p text:style-name="P106"><text:span text:style-name="T12">Erik Jernqvist proposes the following number of moves as good starts</text:span><text:span text:style-name="T12"><text:note text:id="ftn18" text:note-class="footnote"><text:note-citation>18</text:note-citation><text:note-body><text:p text:style-name="P165">Taken from this post on speedsolving.com. Obviously, a what is “good start” depends on your level; the given move counts are to be considered a good goal for who wants to become an expert, but if you are not this good yet you can get on with longer blocks: don't waste your time looking for a good start.</text:p></text:note-body></text:note></text:span><text:span text:style-name="T12">:</text:span></text:p>
      <text:p text:style-name="P26">2x2x1 square + corner/edge pair: 3<text:line-break/>2x2x2 block: 4<text:line-break/>Two 2x2x1 squares: 5<text:line-break/>2x2x3 block: 9<text:line-break/>F2L-1: 14<text:line-break/>F2L: 17</text:p>
      <text:p text:style-name="P106"><text:span text:style-name="T12">Personally, I think these are good e</text:span><text:span text:style-name="T36">s</text:span><text:span text:style-name="T12">timations, </text:span><text:span text:style-name="T36">especially for the first 3 cases, but always have to remember that </text:span><text:span text:style-name="T19">how good a start is depends on the possible continuations</text:span><text:span text:style-name="T38">. If you build an F2L-1 in 12 moves, but you have 4 bad edges, one of which is the last F2L edge (flipped in place), you may have to throw it away. On the other hand, a 2x2x3 in 12 moves with all edges oriented can be a better alternative. Obviously EO is not the only thing you have to consider, but it's one of the most important.</text:span></text:p>
      <text:p text:style-name="P107"><text:span text:style-name="T37">Another rule is: </text:span><text:span text:style-name="T18">never</text:span><text:span text:style-name="T18"><text:note text:id="ftn19" text:note-class="footnote"><text:note-citation>19</text:note-citation><text:note-body><text:p text:style-name="P166">There are, as always, <text:a xlink:type="simple" xlink:href="http://fmcsolves.cubing.net/?p=207">exceptions</text:a>.</text:p></text:note-body></text:note></text:span><text:span text:style-name="T18"> complete the F2L without influencing the last layer</text:span><text:span text:style-name="T37">. The reason is simple: a bad last layer can require many moves, no matter how many algorithms you know, and a completely built F2L gives a little freedom to manipulate the cube; on the contrary, </text:span><text:span text:style-name="T18">an F2L-1 is a good partial goal</text:span><text:span text:style-name="T37">, because it leaves you more with more freedom, despite the many pieces already placed.</text:span></text:p>
      <text:h text:style-name="P286" text:outline-level="3"><text:bookmark-start text:name="__RefHeading__3204_1009467504"/>Ready-Made Blocks: How to Deal with Them?<text:bookmark-end text:name="__RefHeading__3204_1009467504"/></text:h>
      <text:p text:style-name="P27">It can happen that you find some blocks already built after scrambling the cube, or that with the first moves you unintentionally build some more blocks (mostly corner/edge pairs). In this cases it is preferable to exploit those blocks rather than giving them and up and going on your own way. How? There are three ways:</text:p>
      <text:list xml:id="list5650361049060976663" text:style-name="L13">
        <text:list-item>
          <text:p text:style-name="P232">Expand / match the ready-made blocks first; the obvious thing to do.</text:p>
        </text:list-item>
        <text:list-item>
          <text:p text:style-name="P249"><text:span text:style-name="T12">Expand / match the ready-made blocks, but </text:span><text:span text:style-name="T18">watching other pieces too</text:span><text:span text:style-name="T12"> and trying to build </text:span><text:soft-page-break/><text:span text:style-name="T12">other blocks at the same time; this is usually the best thing to do.</text:span></text:p>
        </text:list-item>
        <text:list-item>
          <text:p text:style-name="P232">Don't expand the ready-made blocks, but try to make new ones, possibly saving the others.</text:p>
        </text:list-item>
      </text:list>
      <text:p text:style-name="P108"><text:span text:style-name="T12">Moreover, it is very important, but terribly difficult, to </text:span><text:span text:style-name="T18">understand when it is not worth to save a block</text:span><text:span text:style-name="T12">, and you should break it to make new ones. Personally, I find it very hard to “give up” and “throw away” a block, but I realize this is often cause of troubles, especially in time management.</text:span></text:p>
      <text:h text:style-name="P288" text:outline-level="3"><text:bookmark-start text:name="__RefHeading__3206_1009467504"/>Tricks to Get Fast and Advanced Techniques<text:bookmark-end text:name="__RefHeading__3206_1009467504"/></text:h>
      <text:p text:style-name="P99"><text:span text:style-name="T39">“</text:span><text:span text:style-name="T40">Getting fast” is not to be intended as in speedsolving, but as “finding faster a good blockbuilding start</text:span><text:span text:style-name="T40"><text:note text:id="ftn20" text:note-class="footnote"><text:note-citation>20</text:note-citation><text:note-body><text:p text:style-name="P167">A “start” can be a 2x2x2, a 3x2x1, some smaller blocks or, in some cases, a 2x2x3; in general, anything from the first 2 to the first 7 moves.</text:p></text:note-body></text:note></text:span><text:span text:style-name="T40">”. Being fast at finding a good start is very important, because it saves time (one hour isn't that long!) and you should try to explore, or at least to notice, every promising start.</text:span></text:p>
      <text:p text:style-name="P118"><text:span text:style-name="T12">The simplest kind of block is the corner/edge pair, or 2x1x1 block. There will probably be one already made in a scramble, without making any move. If there is/are, you can deal with it in one of the ways described in the previous section “Ready-Made Blocks: How to Deal with Them”. If there isn't any, you should learn how to recognize at the sight pairs that can be made with one move (see “Align Then Join”). If you are not fast at recognizing them yet, or if you want to avoid some effort</text:span><text:span text:style-name="T12"><text:note text:id="ftn21" text:note-class="footnote"><text:note-citation>21</text:note-citation><text:note-body><text:p text:style-name="P167">Since you need to keep thinking for an hour, avoid efforts is a good habit, not only if you are lazy.</text:p></text:note-body></text:note></text:span><text:span text:style-name="T12">, you can use the “Brute Force” techniques: try all possible moves, starting with U, U2, U', then R, R2, R', and so on, checking after each move if you have got to build one pair.</text:span></text:p>
      <text:p text:style-name="P118"><text:span text:style-name="T12">A more advanced technique, more useful but that require a bigger effort, consists in checking every possible 2x2x2 (there are 8 of them). You can do it this way: </text:span><text:span text:style-name="T18">for each corner</text:span><text:span text:style-name="T18"><text:note text:id="ftn22" text:note-class="footnote"><text:note-citation>22</text:note-citation><text:note-body><text:p text:style-name="P168">I start from ULB, proceed clockwise, do x2 and repeat.</text:p></text:note-body></text:note></text:span><text:span text:style-name="T18">, look for its three matching edges</text:span><text:span text:style-name="T12"> and try to see which way you can join them to make that 2x2x2 block; try not to make any “test” move, so that you can do the same for the other corners without re-scrambling. Usually, if I see a very bad 2x2x2 block(that requires too many moves) I just ignore it and go on. This technique, beside enabling you to find, most of times, an optimal 2x2x2 block (which is usually a good starting point), gives you an idea of where every piece is on the cube.</text:span></text:p>
      <text:p text:style-name="P119"><text:span text:style-name="T12">Another reason why I suggest trying to “see” every move for making the 2x2x2 without performing is that to get faster and better at blockbuilding it is useful to be able to “calculate”</text:span><text:span text:style-name="T12"><text:note text:id="ftn23" text:note-class="footnote"><text:note-citation>23</text:note-citation><text:note-body><text:p text:style-name="P170">The word “calculate” should be intended as in chess: a player is said to “calculate” 6, 7 or 7 moves if he can think of the possible moves and counter-moves for a total of 6, 7 or 8 moves.</text:p></text:note-body></text:note></text:span><text:span text:style-name="T12"> pieces' movements without seeing them. Alexander Lau, whom we have already talked about, is able, in the 15 seconds given to inspect the cube before a speedsolve, to plan a whole 3x2x1 block (Roux' first step). His planning is so accurate that while solving this block he can look-ahead</text:span><text:span text:style-name="T12"><text:note text:id="ftn24" text:note-class="footnote"><text:note-citation>24</text:note-citation><text:note-body><text:p text:style-name="P170">In speedsolving, “look-ahead” (with or without the -) is the ability to think about later step while you are solving another one.</text:p></text:note-body></text:note></text:span><text:span text:style-name="T12"> an</text:span><text:span text:style-name="T93">d</text:span><text:span text:style-name="T12"> (partially) plan the second block.</text:span></text:p>
      <text:p text:style-name="P119"><text:span text:style-name="T12">You can train your planning ability with this game: ask a friend to scramble your cube with 3 moves and then try to find those 3 moves</text:span><text:span text:style-name="T12"><text:note text:id="ftn25" text:note-class="footnote"><text:note-citation>25</text:note-citation><text:note-body><text:p text:style-name="P169">You can choose between HTM, QTM or STM, but agree on which metric to use first!</text:p></text:note-body></text:note></text:span><text:span text:style-name="T12"> (it should be easy). Then try with 4 moves, and so on. Depending on your level, you may find it difficult once you reach 6, 7 or 8 moves. If you get without problem to 9 or 10 moves, congratulations!</text:span></text:p>
      <text:h text:style-name="P315" text:outline-level="2"><text:bookmark-start text:name="__RefHeading__3208_1009467504"/><text:soft-page-break/>Find a Good Skeleton<text:bookmark-end text:name="__RefHeading__3208_1009467504"/></text:h>
      <text:p text:style-name="P37">Once you've got to something good (i.e.: and F2L-1) with blockbuilding, it is hard to go on with the techniques just described. Your goal now is to find a so-called “skeleton”, that is a partial solution that only leaves a few pieces unsolved. The best situation is the one with 3 corners unsolved, where the pieces make a 3-cycle<text:note text:id="ftn26" text:note-class="footnote"><text:note-citation>26</text:note-citation><text:note-body><text:p text:style-name="P205"><text:span text:style-name="T12">A 3-cycle is a cycle of 3 pieces; for example, A and U perm are 3-cycle, as well as the (L F R F' L' F R' F') OLL</text:span>.</text:p></text:note-body></text:note>, but also 4 or 5 corners, or 3 edges can be good, depending on how many moves you need to build the skeleton.</text:p>
      <text:p text:style-name="P37">What should we do then, if the blockbuilding techniques we have seen are difficult to use without destroying what we have just built up? Heise is an excellent starting point. Both the method and the website: <text:a xlink:type="simple" xlink:href="http://www.ryanheise.com/cube/five_edges_and_two_corners.html">step 3</text:a> is accurately described, in particular the <text:span text:style-name="T109">“</text:span><text:a xlink:type="simple" xlink:href="http://www.ryanheise.com/cube/two_pairs.html"><text:span text:style-name="T109">Two Pairs Approach</text:span></text:a><text:span text:style-name="T109">”.</text:span></text:p>
      <text:p text:style-name="P37">Heise's step 3 requires not only an F2L-1, but also all edges to be oriented. If they are not, you can:</text:p>
      <text:list xml:id="list8957011766234742222" text:style-name="L14">
        <text:list-item>
          <text:p text:style-name="P236">Orient them now; usually not recommended, unless it takes very few moves.</text:p>
        </text:list-item>
        <text:list-item>
          <text:p text:style-name="P236">Modify the steps you have already solved, to get all edges oriented at the end.</text:p>
        </text:list-item>
        <text:list-item>
          <text:p text:style-name="P236">Orient them while finishing your skeleton.</text:p>
        </text:list-item>
      </text:list>
      <text:p text:style-name="P37">To sum it up, the possible approaches to get a skeleton are many and the best way to train in this case, always a good habit, is to look online (for example on <text:a xlink:type="simple" xlink:href="http://fmcsolves.cubing.net/">http://fmcsolves.cubing.net</text:a>) for expert FMCers' solves; most of times, they build a skeleton.</text:p>
      <text:p text:style-name="P37">It can also be helpful some deliberate practice: on <text:a xlink:type="simple" xlink:href="http://www.qqtimer.net/">qqtimer</text:a> you can choose the scramble type 3x3x3 subsets → last slot + last layer.</text:p>
      <text:p text:style-name="P37">You obviously don't have to build an F2L-1 before completing your skeleton, but is often the easiest way<text:note text:id="ftn27" text:note-class="footnote"><text:note-citation>27</text:note-citation><text:note-body><text:p text:style-name="P171">In case you don't, there are many possibilities, requiring ad-hoc solutions.</text:p></text:note-body></text:note>. Anyways, try to save small blocks (pairs or 2x2x1 squares) made by LL pieces, if some of them happen to get built.</text:p>
      <text:h text:style-name="P316" text:outline-level="2"><text:bookmark-start text:name="__RefHeading__3210_1009467504"/>Commutators<text:bookmark-end text:name="__RefHeading__3210_1009467504"/></text:h>
      <text:p text:style-name="P36">According to <text:a xlink:type="simple" xlink:href="http://www.speedsolving.com/wiki/index.php/Commutator">speedsolving's definition</text:a>, in cubing<text:note text:id="ftn28" text:note-class="footnote"><text:note-citation>28</text:note-citation><text:note-body><text:p text:style-name="P171">The given definition comes from the mathematical one, given in Group Theory.</text:p></text:note-body></text:note>, a commutator is a sequence of moves like:</text:p>
      <text:p text:style-name="P36">A B A' B'</text:p>
      <text:p text:style-name="P37">where A and B are move sequences and X' is the inverse sequence of X<text:note text:id="ftn29" text:note-class="footnote"><text:note-citation>29</text:note-citation><text:note-body><text:p text:style-name="P171">For example, the inverse of (U R) is (R' U'), not (U' R') nor (R U)!</text:p></text:note-body></text:note>. Such commutator is written, in compact notation, as:</text:p>
      <text:p text:style-name="P37">[A, B]</text:p>
      <text:p text:style-name="P37">Often, in practice, “commutator” actually means “commutator that solves a 3-cycle”. We will use this meaning too.</text:p>
      <text:p text:style-name="P37">In contrast with blockbuilding, that solves a lot pieces but heavily influencing the rest of the cube, commutator solve fewer pieces (usually 3) leaving all the others where they were. Therefore, together with blockbuilding and insertions (which we will see in the next paragraph), commutators are basic for a good FMC solve.</text:p>
      <text:h text:style-name="P289" text:outline-level="3"><text:bookmark-start text:name="__RefHeading__3212_1009467504"/><text:soft-page-break/>Corner Commutators<text:bookmark-end text:name="__RefHeading__3212_1009467504"/></text:h>
      <text:p text:style-name="P37">Corner commutators are <text:span text:style-name="T7">the most useful</text:span> in FMC. “Niklas” (R U' L' U R' U' L U) A perm (R2 B2 R F R' B2 R F' R) and other algorithms that you probably already know can be seen as commutators.</text:p>
      <text:p text:style-name="P37">To learn commutators (which I will not explain in this tutorial), I advise you <text:a xlink:type="simple" xlink:href="http://www.speedsolving.com/forum/showthread.php?12268-BH-Tutorial">Brian Yu's tutorial</text:a>, which is both written and video, and very well made.</text:p>
      <text:p text:style-name="P37">For FMC you only need to know “pure” 8 moves commutators. Take a look at A9s and other cases if you want, but as we will see when talking about insertions, you will almost never<text:note text:id="ftn30" text:note-class="footnote"><text:note-citation>30</text:note-citation><text:note-body><text:p text:style-name="P171">You should know that “never” means footnote. Even in this case there are <text:a xlink:type="simple" xlink:href="http://www.speedsolving.com/forum/showthread.php?13599-The-FMC-thread&amp;p=443619&amp;viewfull=1#post443619">exceptions</text:a>.</text:p></text:note-body></text:note> need them in classic FMC.</text:p>
      <text:h text:style-name="P290" text:outline-level="3"><text:bookmark-start text:name="__RefHeading__3214_1009467504"/>Edge Commutators<text:bookmark-end text:name="__RefHeading__3214_1009467504"/></text:h>
      <text:p text:style-name="P38">Once you have learned corner commutators, it should be hard to understand how edge commutators work, especially the one like:</text:p>
      <text:p text:style-name="P39">[U R U', M'] = U R U' M' U R' U' M</text:p>
      <text:p text:style-name="P38">Sadly, commutators like this aren't usually convenient (although sometimes useful) because they use M layer moves, which are actually two moves in our metric.</text:p>
      <text:p text:style-name="P38">The commutator <text:span text:style-name="T7">everyone should know</text:span> is:</text:p>
      <text:p text:style-name="P38">[M', U2] = M' U2 M U2</text:p>
      <text:p text:style-name="P38">Which is also very useful with some setup move, like:</text:p>
      <text:p text:style-name="P39">[U: [M', U2]]<text:note text:id="ftn31" text:note-class="footnote"><text:note-citation>31</text:note-citation><text:note-body><text:p text:style-name="P172"><text:span text:style-name="T110">The </text:span>[A: B] <text:span text:style-name="T110">notation stays for a</text:span> <text:span text:style-name="T111">con</text:span><text:span text:style-name="T112">j</text:span><text:span text:style-name="T111">ugat</text:span><text:span text:style-name="T112">e</text:span><text:span text:style-name="T118">, </text:span><text:span text:style-name="T119">that is </text:span><text:span text:style-name="T118">A B A'; </text:span><text:span text:style-name="T119">A is usualle called “setup moves”.</text:span></text:p></text:note-body></text:note> = U M' U2 M U2 U' = U M' U2 M U</text:p>
      <text:p text:style-name="P38">Remember that in official competitions you can't write a inner layer moves, so the [M', U2] commutator becomes:</text:p>
      <text:p text:style-name="P40">M' U2 M U2 = R' L x U2 R L' x' U2 = R' L F2 R L' U2</text:p>
      <text:p text:style-name="P41">Notice how the first two moves (R' L) can be swapped. This is true for every pair of parallel (opposite) moves.</text:p>
      <text:p text:style-name="P41">Another thing you need to notice is that the first two moves don't affect any of the 3 edges we want to cycle: <text:span text:style-name="T129">R' L F2 R L' U2 </text:span>is therefore equivalent to<text:span text:style-name="T129"> L F2 R L' U2 R', </text:span>to<text:span text:style-name="T129"> F2 R L' U2 R' L </text:span>and<text:span text:style-name="T129">, </text:span>since we can invert R' and L, to<text:span text:style-name="T129"> R' F2 R L' U2 L.</text:span></text:p>
      <text:p text:style-name="P41">These observations are particularly useful when you want to <text:span text:style-name="T7">cancel</text:span> moves, that is making the first moves of our commutator (or, in general, any sequence of moves we want to apply) correspond to the inverse of the preceding moves (or that the last moves correspond to the inverse of the following ones)<text:note text:id="ftn32" text:note-class="footnote"><text:note-citation>32</text:note-citation><text:note-body><text:p text:style-name="P173">For example, if our F2L ends with <text:span text:style-name="T129">…U R2 F', </text:span>and we want to use the algorithm<text:span text:style-name="T129"> F R U R' U' F', </text:span>3 moves cancel<text:span text:style-name="T129">:<text:line-break/>...U </text:span><text:span text:style-name="T113">R2 F F' R</text:span><text:span text:style-name="T129"> U R' U' F' = U R' U R' U' F'</text:span></text:p></text:note-body></text:note></text:p>
      <text:p text:style-name="P41">There are also edge 3-cycles that don't use inner layer moves. The bet known are:</text:p>
      <text:p text:style-name="P120">R2 B2 L2 U B2 R2 F2 D</text:p>
      <text:p text:style-name="P42"><text:soft-page-break/>R2 B2 L2 U L2 B2 R2 D</text:p>
      <text:p text:style-name="P41">Notice how the first two moves of the first one don't affect our 3 edges: we can therefore “shift” it, as we have done before to <text:span text:style-name="T129">R' L F2 R L' U2.</text:span></text:p>
      <text:p text:style-name="P41">One last note for edges: even if they are not 3-cycles, it is useful to know the sequences <text:s/><text:span text:style-name="T130">M2 U2 M2 U2 </text:span>and<text:span text:style-name="T130"> R2 U2 R2 U2 R2 U2, </text:span>both swapping two pairs of edges.</text:p>
      <text:h text:style-name="P291" text:outline-level="3"><text:bookmark-start text:name="__RefHeading__3216_1009467504"/>Block Commutators<text:bookmark-end text:name="__RefHeading__3216_1009467504"/></text:h>
      <text:p text:style-name="P41">If you have read Ryan Heise's website carefully, you already know something about the so-called “pair 3-cycles”, or block commutators. If you know corner commutators, it will not be hard to find them intuitively. For example:</text:p>
      <text:p text:style-name="P41">[L Dw L', U']<text:span text:style-name="T130"> = L Dw' L' U' L Dw L' U</text:span></text:p>
      <text:p text:style-name="P41">They are very useful in Heise's third step, but also to solve a corner 3-cycle and an edge 3-cycle at the same time. For example, the last layer algorithm <text:span text:style-name="T130">M F U F' U' F' L F R' </text:span>can be seen as:</text:p>
      <text:p text:style-name="P43">[R: [L' Dw L, U']] = R L' Dw L U' L' Dw' L U R'</text:p>
      <text:p text:style-name="P41">That is a pair commutator with a setup move.</text:p>
      <text:p text:style-name="P41">J-perm can also be seen as a pair 3-cycle:</text:p>
      <text:p text:style-name="P44">Scramble: R U2 R' U' R U2 L' U R' U' L U<text:line-break/>Solu<text:span text:style-name="T131">t</text:span>ion: [R2: [Fw2, D B2 D']] = R2 Fw2 D B2 D' Fw2 D B2 D' R2</text:p>
      <text:h text:style-name="P308" text:outline-level="2"><text:bookmark-start text:name="__RefHeading__3218_1009467504"/>Insertions<text:bookmark-end text:name="__RefHeading__3218_1009467504"/></text:h>
      <text:p text:style-name="P45">After mentioning them multiple times throughout this tutorial, it is (finally) insertions time.</text:p>
      <text:p text:style-name="P46">We have somehow found a good skeleton; let's suppose we need to solve a corners 3-cycle to finish. What do we do now? We can obviously directly solve the cycle with a commutator; but, if you have studied all the cases, you know that a corner commutator can need up to 12 moves. Knowing that the best case only needs 8, those 4 more moves are not really nice. But there is a way to solve a corners 3-cycle almost certainly with <text:span text:style-name="T111">fewer</text:span> than 8 moves: insertions.</text:p>
      <text:h text:style-name="P292" text:outline-level="3"><text:bookmark-start text:name="__RefHeading__3220_1009467504"/>Simple Insertions<text:bookmark-end text:name="__RefHeading__3220_1009467504"/></text:h>
      <text:p text:style-name="P46">The idea behind insertions is not too difficult: if there are only 3 corners left to solve, I can go through my whole skeleton move by move and solve them when the corresponding commutator only requires 8 moves; since that commutator doesn't affect anything but the pieces that need to be affected, the rest of the solution will solve every other piece, as it did before, and those 3 corners will also be solved, since I have cycled them with the inserted commutator.</text:p>
      <text:p text:style-name="P46">This is how to solve almost always a 3-cycle of corner with 8 moves. How can we improve this? Among all possible inserted commutators that solve our 3-cycle, we simply choose the one that <text:span text:style-name="T7">cancels the most moves</text:span>; usually, it is enough to just check the cases where our 3 corners can be solved with a “pure” commutator, and then choose the bet one. It happens <text:a xlink:type="simple" xlink:href="http://www.speedsolving.com/forum/showthread.php?13599-The-FMC-thread&amp;p=443619&amp;viewfull=1#post443619">extremely rarely</text:a> that the best insertion is given by a 9 move commutator (or longer), but situations like this are so unlikely that it is not worth to check every possible type of commutator.</text:p>
      <text:p text:style-name="P47"><text:soft-page-break/>In order to make it easier to follow the movements of the 3 corners while going through your skeleton, many suggest stickering the cube with white stickers<text:note text:id="ftn33" text:note-class="footnote"><text:note-citation>33</text:note-citation><text:note-body><text:p text:style-name="P174">This is why you are allowed to bring with you “unlimited colored stickers” at a competition.</text:p></text:note-body></text:note> on which writing numbers 1, 2 and 3 (or letters A, B and C if you prefer)<text:note text:id="ftn34" text:note-class="footnote"><text:note-citation>34</text:note-citation><text:note-body><text:p text:style-name="P174">Sticker need to be attached so that the 3-cycle that moves 1 to 2, 2 to 3 and 3 to 1 is the one that solve the cube.</text:p></text:note-body></text:note>. Personally, I suggest taking a cheap cube with non-bright stickers and writing on it with a pencil.</text:p>
      <text:p text:style-name="P47">An <text:a xlink:type="simple" xlink:href="http://fmcsolves.cubing.net/?p=73">example solve</text:a> will make everything clearer:</text:p>
      <text:p text:style-name="P28">Scramble: D B2 U' F2 L2 D2 R2 U F2 U2 L2 R' D2 B L' U' R2 F2 R B F2</text:p>
      <text:p text:style-name="P28">Skeleton:</text:p>
      <text:p text:style-name="P48"><text:span text:style-name="T95">B' U' D L' F' //EO + bloc</text:span><text:span text:style-name="T100">ks</text:span><text:span text:style-name="T95"><text:line-break/>D2 L2 D' L //Pseudo</text:span><text:span text:style-name="T95"><text:note text:id="ftn35" text:note-class="footnote"><text:note-citation>35</text:note-citation><text:note-body><text:p text:style-name="P200"><text:span text:style-name="T148">We will soon talk about pseudo blocks</text:span>.</text:p></text:note-body></text:note></text:span><text:span text:style-name="T95"> 2x2x3<text:line-break/>U2 R2 U' R' //Pseudo 2x2x1<text:line-break/>U L' U R' U' L U2 R' L' //</text:span><text:span text:style-name="T100">All but 3 corners</text:span></text:p>
      <text:p text:style-name="P52"><text:span text:style-name="T95">At this point, grab a pencil and write “1” on the red sticker of the blue-red-yellow corner, “2” on the orange sticker of the blue-yellow-orange corner and “3” on the white sticker of the orange-blue-white corner.</text:span><text:span text:style-name="T95"><text:note text:id="ftn36" text:note-class="footnote"><text:note-citation>36</text:note-citation><text:note-body><text:p text:style-name="P175">There are many equivalent enumerations: you can start from the corner and from the sticker you wish, you just have to be <text:span text:style-name="T111">coherent</text:span>.</text:p></text:note-body></text:note></text:span><text:span text:style-name="T95"> Solve the cube</text:span><text:span text:style-name="T96"> (L B2 L F L' B2 L F' L2) </text:span><text:span text:style-name="T95">and re-scramble it.</text:span></text:p>
      <text:p text:style-name="P52"><text:span text:style-name="T95">We could solve the three corners at this point, but we would need 9 moves </text:span><text:span text:style-name="T96">(R2 F R B2 R' F' R B2 R). </text:span><text:span text:style-name="T95">So lets perform the first move of the skeleton (B') and see if we have a better case: no, still 9 moves. Perform the following move (U')</text:span><text:span text:style-name="T95"><text:note text:id="ftn37" text:note-class="footnote"><text:note-citation>37</text:note-citation><text:note-body><text:p text:style-name="P176">Watch out: when in a skeleton there are two consecutive parallel layers moves try swapping them too see if this gives better insertions. This is not the case, but you never know.</text:p></text:note-body></text:note></text:span><text:span text:style-name="T95">: we can now solve our three corners with an 8 moves commutator </text:span><text:span text:style-name="T97">(L2 F R F' L2 F R' F')! </text:span><text:span text:style-name="T95">If we wanted to use it, the final solution to submit would be:</text:span></text:p>
      <text:p text:style-name="P49"><text:span text:style-name="T97">B' U' </text:span><text:span text:style-name="T9">L2 F R F' L2 F R' F'</text:span><text:span text:style-name="T97"> D L' F' D2 L2 D' L U2 R2 U' R' U L' U R' U' L U2 R' L'</text:span></text:p>
      <text:p text:style-name="P51"><text:span text:style-name="T97">T</text:span><text:span text:style-name="T95">ry it out and convince yourself it works.</text:span></text:p>
      <text:p text:style-name="P52"><text:span text:style-name="T95">Anyways, we can do better. Perform the next move (D) and notice that this case requires 9 moves</text:span><text:span text:style-name="T95"><text:note text:id="ftn38" text:note-class="footnote"><text:note-citation>38</text:note-citation><text:note-body><text:p text:style-name="P176">The last 2 moves (U' D) are equivalent to an inner-layer move (E'), so they don't affect corners: it is reasonable that, before and after these moves, our 3-cycle is the same, modulo a rotation (y'/y in this case).</text:p></text:note-body></text:note></text:span><text:span text:style-name="T95">. Go on this way for some more move, until you reach ...L' F' D2. We can again solve our three corners with 8 moves </text:span><text:span text:style-name="T97">(D' F2 D B2 D' F2 D B2)</text:span><text:span text:style-name="T97"><text:note text:id="ftn39" text:note-class="footnote"><text:note-citation>39</text:note-citation><text:note-body><text:p text:style-name="P206">A<text:span text:style-name="T132">lso</text:span> B2 U' F' U B2 U' F U</text:p></text:note-body></text:note></text:span><text:span text:style-name="T97">. </text:span><text:span text:style-name="T95">But there is more: the last moved performed and the first of our commutator cancel! If we wanted to solve the three corners now, we should write:</text:span></text:p>
      <text:p text:style-name="P49"><text:span text:style-name="T97">B' U' D L' F' </text:span><text:span text:style-name="T116">D2 </text:span><text:span text:style-name="T115">D'</text:span><text:span text:style-name="T9"> F2 D B2 D' F2 D B2</text:span><text:span text:style-name="T97"> L2 D' L U2 R2 U' R' U L' U R' U' L U2 R' L'</text:span></text:p>
      <text:p text:style-name="P29">Which is equivalent to:</text:p>
      <text:p text:style-name="P49"><text:span text:style-name="T97">B' U' D L' F' </text:span><text:span text:style-name="T115">D</text:span><text:span text:style-name="T9"> F2 D B2 D' F2 D B2</text:span><text:span text:style-name="T97"> L2 D' L U2 R2 U' R' U L' U R' U' L U2 R' L'</text:span></text:p>
      <text:p text:style-name="P51"><text:span text:style-name="T97">O</text:span><text:span text:style-name="T95">ne move less, yay! So we got to solve 3 corners with 7 moves.</text:span></text:p>
      <text:p text:style-name="P51"><text:span text:style-name="T95">For the sake of completeness, we should continue until the end of the skeleton looking for better insertions. Actually, </text:span><text:span text:style-name="T98">the best insertion is towards the end:</text:span></text:p>
      <text:p text:style-name="P30"><text:soft-page-break/>B' U' D L' F' D2 L2 D' L U2 R2 U' R' U L' * U R' U' L U2 R' L'</text:p>
      <text:p text:style-name="P50"><text:span text:style-name="T97">* </text:span><text:span text:style-name="T99">= L F' L' B L F L' B'</text:span></text:p>
      <text:p text:style-name="P31"><text:span text:style-name="T133">Final solution</text:span>:</text:p>
      <text:p text:style-name="P50"><text:span text:style-name="T97">B' U' D L' F' D2 L2 D' L U2 R2 U' R' U </text:span><text:span text:style-name="T116">L' </text:span><text:span text:style-name="T117">L</text:span><text:span text:style-name="T99"> F' L' B L F L' B'</text:span><text:span text:style-name="T97"> U R' U' L U2 R' L'</text:span></text:p>
      <text:p text:style-name="P53"><text:span text:style-name="T97">W</text:span><text:span text:style-name="T95">here L and L' obviously cancel, so:</text:span></text:p>
      <text:p text:style-name="P50"><text:span text:style-name="T97">B' U' D L' F' D2 L2 D' L U2 R2 U' R' </text:span><text:span text:style-name="T99">U F' L' B L F L' B'</text:span><text:span text:style-name="T97"> U R' U' L U2 R' L'</text:span></text:p>
      <text:p text:style-name="P54"><text:span text:style-name="T97">W</text:span><text:span text:style-name="T95">ithout further explanation you should understand how to find insertions for edges 3-cycles. You do the same also for double edges 2-cycles, solvable with M2 U2 M2 or R2 U2 R2 U2 R2 U2 or variations</text:span><text:span text:style-name="T95"><text:note text:id="ftn40" text:note-class="footnote"><text:note-citation>40</text:note-citation><text:note-body><text:p text:style-name="P177">You can also solve this case with a double insertion, as with corners double 2-cycles.</text:p></text:note-body></text:note></text:span><text:span text:style-name="T95">.</text:span></text:p>
      <text:h text:style-name="P287" text:outline-level="3"><text:bookmark-start text:name="__RefHeading__3222_1009467504"/>Multiple Insertions: Separated Cycles (3 edges and 3 corners)<text:bookmark-end text:name="__RefHeading__3222_1009467504"/></text:h>
      <text:p text:style-name="P109"><text:span text:style-name="T41">A </text:span><text:span text:style-name="T12">skeleton doesn't have to always leave one 3-cycle: insertions can also be used to solve more (or longer) cycles.</text:span></text:p>
      <text:p text:style-name="P109"><text:span text:style-name="T12">As we have already seen, two 3-cycles, a corners and an edges one, can be solved with a </text:span><text:span text:style-name="T18">pairs commutator</text:span><text:span text:style-name="T12"> (with setup moves, if necessary). Another way is to solve the edges with a </text:span><text:span text:style-name="T18">“Sune”</text:span><text:span text:style-name="T12"><text:note text:id="ftn41" text:note-class="footnote"><text:note-citation>41</text:note-citation><text:note-body><text:p text:style-name="P207">R U R' U R U2 R'</text:p></text:note-body></text:note></text:span><text:span text:style-name="T12"> or a variation of it, so that the only corners affected are the ones we need to cycle</text:span><text:span text:style-name="T12"><text:note text:id="ftn42" text:note-class="footnote"><text:note-citation>42</text:note-citation><text:note-body><text:p text:style-name="P178">Which sti<text:span text:style-name="T134">l</text:span>l need to be solved somehow, possibly with another insertion.</text:p></text:note-body></text:note></text:span><text:span text:style-name="T12">. Both these ways should be kept in mind, but they are rarely easy to use</text:span><text:span text:style-name="T12"><text:note text:id="ftn43" text:note-class="footnote"><text:note-citation>43</text:note-citation><text:note-body><text:p text:style-name="P178">Unless you used a lot of setup moves, which will make them longer and inefficient.</text:p></text:note-body></text:note></text:span><text:span text:style-name="T12">. The “standard” solution is to </text:span><text:span text:style-name="T18">insert two commutators</text:span><text:span text:style-name="T12">.</text:span></text:p>
      <text:p text:style-name="P109"><text:span text:style-name="T12">After having numbered both the corners and the edges</text:span><text:span text:style-name="T12"><text:note text:id="ftn44" text:note-class="footnote"><text:note-citation>44</text:note-citation><text:note-body><text:p text:style-name="P178">I prefer using numbers for corners and letters for edges, so that I can't mistake one for another.</text:p></text:note-body></text:note></text:span><text:span text:style-name="T12">, proceed move by move as you would do with simple insertions, but at every spot you look both for a corners and an edges solution, besides checking for pairs commutators and Sunes. Once you are done, you can write down the final solution with two insertions, but you can also </text:span><text:span text:style-name="T18">do another pass</text:span><text:span text:style-name="T12">:</text:span><text:span text:style-name="T42"> if you want to keep, for example, the corner commutator, but you want to look for a better edge cycle, you can write down your solution with only the corner commutator inserted; what you have now is a </text:span><text:span text:style-name="T20">new skeleton</text:span><text:span text:style-name="T42">, a few moves longer, which only leaves 3 edges. At this point you can solve them with one simple insertion. Why should we do this, when we could get anything to work with only one pass? Because a good place to insert the edge commutator can be </text:span><text:span text:style-name="T20">inside the other commutator</text:span><text:span text:style-name="T42">. You can also insert the edge cycle first and then look for a corner insertion. </text:span><text:a xlink:type="simple" xlink:href="http://fmcsolves.cubing.net/?p=63">This solve</text:a><text:span text:style-name="T42"> is a good example, although a little overcomplicated for just understanding this.</text:span></text:p>
      <text:p text:style-name="P32">You can use exactly this approach for other cases that require you to solve two or more cycles (3 cycles or double 2-cycles) that are separated. In all other cases, things get a bit more complicated.</text:p>
      <text:h text:style-name="P293" text:outline-level="3"><text:bookmark-start text:name="__RefHeading__3224_1009467504"/>Multiple Insertions: 2 or 3 Twisted Corners<text:bookmark-end text:name="__RefHeading__3224_1009467504"/></text:h>
      <text:p text:style-name="P121"><text:span text:style-name="T12">When you need to </text:span><text:span text:style-name="T74">twist</text:span><text:span text:style-name="T12"> 2 corners, you can try to insert [F L' D2 L F', U2] (12 HTM) somewhere; for three corners, you can use </text:span><text:span text:style-name="T44">U' B U' F U2 B2 D' R2 U D F' U' B (13 </text:span><text:span text:style-name="T43">HTM</text:span><text:span text:style-name="T44">). </text:span><text:span text:style-name="T45">But this is usually not the best way, especially in the second case.</text:span></text:p>
      <text:p text:style-name="P122"><text:soft-page-break/><text:span text:style-name="T43">The classic way to solve 2 or 3 twisted corners is to use </text:span><text:span text:style-name="T69">two inserted corner commutators</text:span><text:span text:style-name="T43">. The first one only needs to cycle in any way the three twisted corners (or the two twisted corners + one random corner) and will usually lead to may cancellations. Then you only need to insert a simple corner commutator in the new skeleton you have got.</text:span></text:p>
      <text:p text:style-name="P65">To do this, you only need to draw an X or any other symbol on the twisted corners; if you want to try to use one of the “pure flip” algorithms written above, I suggest drawing an arrow, so that you can tell which way you need to twist your corner (clockwise or counterclockwise).</text:p>
      <text:p text:style-name="P65">After finding the first cycle, erase the symbols you have drawn and number the stickers 1,2 and 3.</text:p>
      <text:p text:style-name="P65">You can do the same with two flipped edges, but I suggest avoiding such situations, because edge commutators usually require more moves.</text:p>
      <text:h text:style-name="P294" text:outline-level="3"><text:bookmark-start text:name="__RefHeading__3226_1009467504"/>Multiple Insertions: 4 corners<text:bookmark-end text:name="__RefHeading__3226_1009467504"/></text:h>
      <text:p text:style-name="P123"><text:span text:style-name="T43">If have 4 corners left, the only bad case, requiring three inserted commutators, is when the corner are all placed but twisted. Try to avoid it.</text:span><text:span text:style-name="T43"><text:note text:id="ftn45" text:note-class="footnote"><text:note-citation>45</text:note-citation><text:note-body><text:p text:style-name="P179">The discussion started by <text:a xlink:type="simple" xlink:href="http://www.speedsolving.com/forum/showthread.php?13599-The-FMC-thread&amp;p=1009830&amp;viewfull=1#post1009830">this post</text:a> in the FMC thread on speedsolving.com is a good reading. Sébastien Auroux' (more than authoritative) point of view is slightly different. The “4 twisted” is still the worst 4 corners case and, beside sheer move count, you have to take in account that finding three insertions takes longer than finding only 2.</text:p></text:note-body></text:note></text:span></text:p>
      <text:p text:style-name="P66">There are three other cases:</text:p>
      <text:list xml:id="list5646412399274694325" text:style-name="L15">
        <text:list-item>
          <text:p text:style-name="P251"><text:span text:style-name="T43">One corner is placed but twisted, the other 3 form a “twisted 3-cycle”</text:span><text:span text:style-name="T43"><text:note text:id="ftn46" text:note-class="footnote"><text:note-citation>46</text:note-citation><text:note-body><text:p text:style-name="P179">A 3-cycle as regards to permutation, without considering orientation. A twisted cycle always depends on some other twisted piece (or cycle).</text:p></text:note-body></text:note></text:span><text:span text:style-name="T43">.</text:span></text:p>
        </text:list-item>
        <text:list-item>
          <text:p text:style-name="P252"><text:span text:style-name="T43">Two pair of corners that need to be swapped, correctly oriented (double swap or double 2-cycle)</text:span><text:span text:style-name="T43"><text:note text:id="ftn47" text:note-class="footnote"><text:note-citation>47</text:note-citation><text:note-body><text:p text:style-name="P180">This case can <text:span text:style-name="T135">be solved, besides using the method that will soon be described, also by transforming the corner double swap in an edge double swap: remember that an H perm (M2 U M2 U2 M2 U M2) can be transformed in a corner permutation with only one move (U2).</text:span></text:p><text:p text:style-name="P180"><text:tab/><text:span text:style-name="T135">Another way it so use algorithm such as (R U R' U')3 (triple sexy) or (R' F R F')3 (triple sledge), that swap two corner pairs.</text:span></text:p><text:p text:style-name="P180"><text:tab/><text:span text:style-name="T135">These alternative methods can be useful once in a while, but the general method is almost always better.</text:span></text:p></text:note-body></text:note></text:span><text:span text:style-name="T43">.</text:span></text:p>
        </text:list-item>
        <text:list-item>
          <text:p text:style-name="P253"><text:span text:style-name="T46">A</text:span><text:span text:style-name="T43"> “twisted double swap”.</text:span></text:p>
        </text:list-item>
      </text:list>
      <text:p text:style-name="P124"><text:span text:style-name="T43">All these cases </text:span><text:span text:style-name="T69">can be solved with two commutators</text:span><text:span text:style-name="T43">: the first one has to solve one of the 4 corners, freely affecting</text:span><text:span text:style-name="T43"><text:note text:id="ftn48" text:note-class="footnote"><text:note-citation>48</text:note-citation><text:note-body><text:p text:style-name="P181">Except for the first case, where you need the placed but twisted corner to be affected by the commutator.</text:p></text:note-body></text:note></text:span><text:span text:style-name="T43"> the other 3, while the second one, which should be inserted in the new skeleton obtained after the first insertion, has to solve the 3 corners left.</text:span></text:p>
      <text:p text:style-name="P67">To do so, I mark the corners as follows, depending on the case:</text:p>
      <text:list xml:id="list8519531920738183592" text:style-name="L16">
        <text:list-item>
          <text:p text:style-name="P254"><text:span text:style-name="T43">I mark the twisted corner with and X (I don't care which way it needs to be twisted), then I number the other three from 1 to 3; at this point, since the cycle is “twisted”, 1 belongs to 2, 2 to 3 while 3 doesn't belong to 1, but to another sticker on that corner</text:span><text:span text:style-name="T43"><text:note text:id="ftn49" text:note-class="footnote"><text:note-citation>49</text:note-citation><text:note-body><text:p text:style-name="P181">Always keep in mind that when talking about commutators there is a difference between “sticker” and “piece”.</text:p></text:note-body></text:note></text:span><text:span text:style-name="T43">. No problem: just mark that sticker with a 4.</text:span></text:p>
        </text:list-item>
        <text:list-item>
          <text:p text:style-name="P237">I mark the first pair of corner with two Xs and the second one with two As.</text:p>
        </text:list-item>
        <text:list-item>
          <text:p text:style-name="P237">Since we needed 4 numbers for a twisted 3-cycle, for a twisted 2-cycle we will need 3: <text:soft-page-break/>reasoning as in the first case, number one of the 2-cycles 1 to 3 and the other A to C.</text:p>
        </text:list-item>
      </text:list>
      <text:p text:style-name="P67">In the first case, for example, a possible “first cycle” is the one that sends X to 3, 3 to 4 and 4 to X.</text:p>
      <text:p text:style-name="P67">The cycle 1 → 2 → 3 → 1 is not good, because it leaves 2 twisted corners instead of a 3-cycle.</text:p>
      <text:p text:style-name="P68">Also in this case, I advise against dealing with the similar situation with 4 edges.</text:p>
      <text:p text:style-name="P55"><text:span text:style-name="T118">An excellent example is </text:span><text:a xlink:type="simple" xlink:href="http://fmcsolves.cubing.net/?p=200"><text:span text:style-name="T118">this modified version</text:span></text:a><text:span text:style-name="T118"><text:note text:id="ftn50" text:note-class="footnote"><text:note-citation>50</text:note-citation><text:note-body><text:p text:style-name="P182">The solution is adapted (and is one move shorter) so that it doesn't require, as the original one does, a premove, a technique that will be explained later.</text:p></text:note-body></text:note></text:span><text:span text:style-name="T118"> of the South American record by </text:span><text:span text:style-name="T120">João Pedro Batista Ribeiro Costa:</text:span></text:p>
      <text:p text:style-name="P56">Scramble: L U2 D' L' U2 B' D B' L U2 F2 R2 F' R2 L2 F' U2 D2 F</text:p>
      <text:p text:style-name="P56">Solu<text:span text:style-name="T136">t</text:span>ion: </text:p>
      <text:p text:style-name="P82"><text:span text:style-name="T118">F D' # U2 * R </text:span><text:span text:style-name="T111">//EO</text:span><text:span text:style-name="T118"><text:line-break/>D' F' L2 </text:span><text:span text:style-name="T111">//2x2x2</text:span><text:span text:style-name="T118"><text:line-break/>F2 D F2 </text:span><text:span text:style-name="T111">//Pseudo F2L-2</text:span><text:span text:style-name="T118"><text:line-break/>B' D B </text:span><text:span text:style-name="T111">//F2L-1</text:span><text:span text:style-name="T118"><text:line-break/>F' D' F' </text:span><text:span text:style-name="T111">//AB4C</text:span></text:p>
      <text:p text:style-name="P82"><text:span text:style-name="T118">* = U R D' R' U' R D R' </text:span><text:span text:style-name="T111">//</text:span><text:span text:style-name="T114">First</text:span><text:span text:style-name="T111"> commutator, 5 </text:span><text:span text:style-name="T114">moves</text:span><text:span text:style-name="T111"> cancel</text:span><text:span text:style-name="T118"><text:line-break/># = L' U' R' U L U' R U </text:span><text:span text:style-name="T111">//Second commutator, 3 </text:span><text:span text:style-name="T114">moves</text:span><text:span text:style-name="T111"> cancel</text:span></text:p>
      <text:p text:style-name="P56"><text:span text:style-name="T136">Final solution</text:span>: F D' L' U' R' U L U' R2 D' R' U' R F' L2 F2 D F2 B' D B F' D' F<text:span text:style-name="T136">'</text:span></text:p>
      <text:h text:style-name="P298" text:outline-level="3"><text:bookmark-start text:name="__RefHeading__3228_1009467504"/>Multiple Insertions: 5 Corners<text:bookmark-end text:name="__RefHeading__3228_1009467504"/></text:h>
      <text:p text:style-name="P83">Among all the cases with 5 corners left, the only one that requires 2 commutators is the one where the pieces make a 5-cycle. All other cases require 3 commutators, except when you have 5 corners placed but twisted: in that case you need 4. Here I will ignore any case requiring 3 or more commutators (although in some cases you may want to go for 3 insertions) and only look at the first one.</text:p>
      <text:p text:style-name="P83">The easiest and probably the most used way to deal with this situation is a <text:span text:style-name="T7">two-pass</text:span> way, as for 4 corners. After having numbered the corners 1 to 5, you go through the skeleton move by move and look for any commutator that solves a three consecutive corners cycle. These cycles are:</text:p>
      <text:p text:style-name="P57">1 → 2 → 3 → 1<text:line-break/>2 → 3 → 4 → 2<text:line-break/>3 → 4 → 5 → 3<text:line-break/>4 → 5 → 1 → 4<text:line-break/>5 → 1 → 2 → 5</text:p>
      <text:p text:style-name="P58">This will obviously take longer than looking for just one corner cycle. It is still enough to just look for “pure” commutators. Every time you find a good commutator write it down somewhere.</text:p>
      <text:p text:style-name="P58">Once you are done with this first pass, choose the best commutator you have found (the one canceling the most moves)<text:note text:id="ftn51" text:note-class="footnote"><text:note-citation>51</text:note-citation><text:note-body><text:p text:style-name="P183">The best choice may not be unique (for example, if you have found two different commutators canceling 3 moves); which should we choose? If you are short on time, just randomly choose any of them. If you have some time left, you can think of trying both of them.</text:p></text:note-body></text:note>. Insert that commutator; now you have a new skeleton that only leaves <text:soft-page-break/>a corner 3-cycle: you know what to do.</text:p>
      <text:p text:style-name="P58">With this method <text:span text:style-name="T7">you can't be sure</text:span> you have found the optimal solution: to be safer, you should check all (or at lest most) of the commutators you have found in the first pass an do many other (probably useless) passes. This usually leads to a huge waste of time and rarely to a better solution.</text:p>
      <text:p text:style-name="P58">To know if you don't know if you can improve your solution, keep in mind that 10 or 11 moves total are a good goal for a corner 5-cycle.</text:p>
      <text:p text:style-name="P58">There is also a faster, but slightly more complex, way that only requires <text:span text:style-name="T7">one pass</text:span>. It is almost identical to the first pass of the two-pass way, but besides taking note of any commutator you have found, you should also write down which corner cycle it solves. At this point, without even touching the cube anymore, you are already able to choose a pair of commutators that will solve the corner 5-cycle.</text:p>
      <text:p text:style-name="P58">To understand how, we need some “<text:span text:style-name="T7">cycle theory</text:span>”<text:note text:id="ftn52" text:note-class="footnote"><text:note-citation>52</text:note-citation><text:note-body><text:p text:style-name="P183">A further interesting reading is <text:span text:style-name="T137">the discussion started by </text:span><text:a xlink:type="simple" xlink:href="http://www.speedsolving.com/forum/showthread.php?13599-The-FMC-thread&amp;p=666185&amp;viewfull=1#post666185"><text:span text:style-name="T137">this post</text:span></text:a><text:span text:style-name="T137"> in the FMC thread on speedsolving.com. In particular </text:span><text:a xlink:type="simple" xlink:href="http://www.speedsolving.com/forum/showthread.php?13599-The-FMC-thread&amp;p=666199&amp;viewfull=1#post666199"><text:span text:style-name="T137">this post</text:span></text:a><text:span text:style-name="T137">, a mathematical proof of the “rule” for finding a 3-cycle combination to solve a 5-cycle; </text:span><text:a xlink:type="simple" xlink:href="http://www.speedsolving.com/forum/showthread.php?13599-The-FMC-thread&amp;p=666209&amp;viewfull=1#post666209"><text:span text:style-name="T137">this other one,</text:span></text:a><text:span text:style-name="T137"> which is the same explanation I give here (it is where I have learned this technique); and </text:span><text:a xlink:type="simple" xlink:href="http://www.speedsolving.com/forum/showthread.php?13599-The-FMC-thread&amp;p=666313&amp;viewfull=1#post666313"><text:span text:style-name="T137">this</text:span></text:a><text:span text:style-name="T137"> is an example solve using this method.</text:span></text:p><text:p text:style-name="P183"><text:tab/><text:span text:style-name="T137">Math geeks may be familiar with the topic: it is more or less permutation theory.</text:span></text:p></text:note-body></text:note>; don't worry, I will cut it down to the essential.</text:p>
      <text:p text:style-name="P59">First of all, written with the usual notation, <text:span text:style-name="T138">our cycle is:</text:span></text:p>
      <text:p text:style-name="P60">(1 2 3 4 5)</text:p>
      <text:p text:style-name="P60">which means that the corner 1 belongs to 2, 2 to 3, … and 5 to 1. With this notation, this cycle is equivalent to <text:span text:style-name="T139">(2 3 4 5 1), (3 4 5 1 2) </text:span>and so on. What we want to do is to break this 5-cycle into two 3-cycles, for example:</text:p>
      <text:p text:style-name="P61">(1 2 3) (3 4 5)</text:p>
      <text:p text:style-name="P60">But this decomposition doesn't work. <text:span text:style-name="T140">If you want to know why you can read some of the posts I have linked in the footnote; or, if you prefer a more practical approach... try it out! The important thing is that the correct possible decompositions are:</text:span></text:p>
      <text:p text:style-name="P62">(1 2 3) (4 5 1)<text:line-break/>(2 3 4) (5 1 2)<text:line-break/>(3 4 5) (1 2 3)<text:line-break/>(4 5 1) (2 3 4)<text:line-break/>(5 1 2) (3 4 5)</text:p>
      <text:p text:style-name="P63">So, <text:span text:style-name="T7">the first number of the first cycle must be the same as the last number of the second cycle</text:span>.</text:p>
      <text:p text:style-name="P64">Notice that <text:span text:style-name="T7">the order is important</text:span>: as you can see, (1 2 3) can be followed by (4 5 1) or preceded by (3 4 5). This means that once you have found a good commutator that solves, for example, (1 2 3), to complete the solve you can choose between a commutator that solves (4 5 1) somewhere <text:span text:style-name="T111">after </text:span><text:s/>it or for a commutator that solves (3 4 5) somewhere <text:span text:style-name="T111">before</text:span> it. You can do the same with any of the listed pairs of cycles.</text:p>
      <text:p text:style-name="P64">This method, although faster than the other one, doesn't allow you to check for “insertions inside insertions”; therefore, I advise using it only if you are short on time, or as “preliminary analysis”: <text:soft-page-break/>try to see how many moves you can get this way, and in the second pass only check for commutators that may lead to something better.</text:p>
      <text:h text:style-name="P299" text:outline-level="3"><text:bookmark-start text:name="__RefHeading__3230_1009467504"/>Multiple Insertions: 5 Edges<text:bookmark-end text:name="__RefHeading__3230_1009467504"/></text:h>
      <text:p text:style-name="P84">As usual, even for 5-cycles the edge case is preferably to avoid. If you decided to go that way, you can use the same method described for corners.</text:p>
      <text:p text:style-name="P84">But there is one case that can be solve in very few moves: when you can use the <text:span text:style-name="T7">6 moves 5 cycle</text:span>:</text:p>
      <text:p text:style-name="P84">M' U M U'</text:p>
      <text:p text:style-name="P84">even with some setup move, it can be really nice. Try to learn which cases it solves and possibly also some variations, like the “shifted” <text:span text:style-name="T121">L F L' R U' R'. </text:span><text:span text:style-name="T118">If you get a skeleton that leaves an edge 5-cycle, it is a good idea to number the stickers and quickly go through the solve to see if you can insert one of these algorithms. But don't waste to much time looking for it.</text:span></text:p>
      <text:h text:style-name="P295" text:outline-level="3"><text:bookmark-start text:name="__RefHeading__3232_1009467504"/>Other Insertions: 2 Corners and 2 Edges<text:bookmark-end text:name="__RefHeading__3232_1009467504"/></text:h>
      <text:p text:style-name="P70">Sometimes you may find a skeleton leaving 2 corners and 2 edges in a double swap (i.e.: a PLL such as J, T, V and so on).</text:p>
      <text:p text:style-name="P84"><text:span text:style-name="T118">In these cases, it is very useful to know a few </text:span><text:span text:style-name="T125">10 moves</text:span><text:span text:style-name="T118"> algorithms:</text:span></text:p>
      <text:p text:style-name="P69">Fw2 R D R' Fw2 R D' R D R2 (J perm)<text:line-break/>Rw' U Rw' U2 R B<text:span text:style-name="T151">'</text:span> R' U2 Rw2 B' (T-perm + corner twist)</text:p>
      <text:p text:style-name="P70">There are also many 11 moves<text:note text:id="ftn53" text:note-class="footnote"><text:note-citation>53</text:note-citation><text:note-body><text:p text:style-name="P184">Sometimes it's 10 moves + AUF</text:p></text:note-body></text:note> ones, some of them are:</text:p>
      <text:p text:style-name="P69">R U2 R' U' R U2 L' U R' U' L (J perm)<text:line-break/>R2 D B2 D' Fw2 D B2 D' Fw2 R2 U' (J perm)<text:line-break/>R2 Uw R2 Uw' R2 F2 Uw' F2 Uw F2 U' (T perm)<text:line-break/>R' U R U2 L' R' U R U' L U2 (J perm + corner twist)</text:p>
      <text:p text:style-name="P70">Besides all of these algorithms (this is not a complete list anyway), also their inverses and “shifted” versions solve a 2 corners – 2 edges double swap.</text:p>
      <text:p text:style-name="P242">Note that <text:span text:style-name="T7">the inverses of these algorithms solve exactly the same case</text:span>. Just by noting this you double your chances of cancellations without the need to learn more algorithms.</text:p>
      <text:p text:style-name="P70">Don't expect lots of cancellations, but the more algorithms you know, the better.</text:p>
      <text:p text:style-name="P70"><text:a xlink:type="simple" xlink:href="http://fmcsolves.cubing.net/?p=83">This solve</text:a> is a good example, although it uses NISS, which will be explained later.</text:p>
      <text:h text:style-name="P300" text:outline-level="3"><text:bookmark-start text:name="__RefHeading__3234_1009467504"/>Other Insertions: Conjugate and Solve<text:bookmark-end text:name="__RefHeading__3234_1009467504"/></text:h>
      <text:p text:style-name="P84">A particular situation you can solve with only one insertion is when you have 4 edges and 4 corners left and both sets make a 4-cycle.</text:p>
      <text:p text:style-name="P125"><text:span text:style-name="T12">You can solve this case as follows: place all your 8 unsolved pieces on one layer (setup), so that a single move of that layer solves both the 4-cycles, perform that move (solve) and then put the 8 pieces back (anti-setup). The same technique works when the 8 pieces make four 2-cycles in total: </text:span><text:soft-page-break/><text:span text:style-name="T12">in this case, the “interchange” will be a 180° one (for example U2).</text:span><text:span text:style-name="T12"><text:note text:id="ftn54" text:note-class="footnote"><text:note-citation>54</text:note-citation><text:note-body><text:p text:style-name="P185">If the pieces left are not exactly 8, or do not make two 4-cycles, you can use “Reverse NISS”, later explained.</text:p></text:note-body></text:note></text:span></text:p>
      <text:p text:style-name="P125"><text:a xlink:type="simple" xlink:href="http://fmcsolves.cubing.net/?p=79">This solve</text:a><text:span text:style-name="T12"> is a good example. I have found the skeleton and solved the rest with three insertions, while Mirek Goljan suggest a more interesting insertion, using this method:</text:span></text:p>
      <text:p text:style-name="P126"><text:span text:style-name="T12">Scramble: R2 L2 D2 F2 D' R2 U' B2 D' F2 U2 F' D2 L' F U B F2 U2 F2 L<text:line-break/>Solu</text:span><text:span text:style-name="T76">t</text:span><text:span text:style-name="T12">ion: U2 F B' L2 D2 F' U F2 L' B2 L F2 L' B' L' D L B' D L U L' D' L U2 R F2 R' L2 B<text:line-break/>Skeleton: U2 F B' L2 D2 F' * R F2 R' L2 B<text:line-break/>Insertion: * = (B D R2 B R' B2 D U2 F') U (F U2 D' B2 R B' R2 D' B')</text:span></text:p>
      <text:p text:style-name="P127"><text:span text:style-name="T12">There are also some LL algorithm that work this way: one is (</text:span><text:span text:style-name="T77">R B2 R2 U2 R) B (R' U2 R2 B2 R'), </text:span><text:span text:style-name="T12">and you can find some other </text:span><text:a xlink:type="simple" xlink:href="http://www.speedsolving.com/forum/showthread.php?13599-The-FMC-thread&amp;p=488378&amp;viewfull=1#post488378">here</text:a><text:span text:style-name="T12">.</text:span></text:p>
      <text:h text:style-name="P301" text:outline-level="3"><text:bookmark-start text:name="__RefHeading__3236_1009467504"/>Move Count (an Estimate)<text:bookmark-end text:name="__RefHeading__3236_1009467504"/></text:h>
      <text:p text:style-name="P135"><text:span text:style-name="T76">H</text:span><text:span text:style-name="T12">ere I will give an estimate of how many moves are usually needed for the most common types of insertions. It is a heuristic estimate, not a mathematical proven one, and keep in mind that these number also depend on:</text:span></text:p>
      <text:list xml:id="list7184336481599421629" text:style-name="L17">
        <text:list-item>
          <text:p text:style-name="P243">How many commutators/algorithms you know and your ability to recognize them.</text:p>
        </text:list-item>
        <text:list-item>
          <text:p text:style-name="P243">The skeleton's length: longer skeletons give more spots where you to insert an algorithm, and so better chance of cancellations (but you shouldn't choose a long skeleton instead of a short one because of this!).</text:p>
        </text:list-item>
      </text:list>
      <text:p text:style-name="P85">These estimates are useful if you want to know whether it is worth or not to spend some time looking for insertions: if you goal is to achieve a solution shorter than 30 moves, if you have a skeleton leaving 3 corners in 23 moves you will probably get it, if your skeleton is 25 moves long you will need some luck.</text:p>
      <text:p text:style-name="P85">You can also compare different kind of skeletons: a skeleton leaving 4 corner in 18 moves is probably better than one leaving 3 corners in 25.</text:p>
      <text:p text:style-name="P135"><text:span text:style-name="T12">So here are the numbers:</text:span><text:span text:style-name="T12"><text:note text:id="ftn55" text:note-class="footnote"><text:note-citation>55</text:note-citation><text:note-body><text:p text:style-name="P186">Mostly taken from <text:a xlink:type="simple" xlink:href="http://www.speedsolving.com/forum/showthread.php?13599-The-FMC-thread&amp;p=614593&amp;viewfull=1#post614593">here</text:a>, slightly adjusted to match my personal opinion.</text:p></text:note-body></text:note></text:span></text:p>
      <text:list xml:id="list1811987146125283707" text:style-name="L18">
        <text:list-item>
          <text:p text:style-name="P244">Corner 3-cycle: 6 moves.</text:p>
        </text:list-item>
        <text:list-item>
          <text:p text:style-name="P255"><text:span text:style-name="T12">Edge 3-cycle: 7 moves (very changea</text:span><text:span text:style-name="T91">b</text:span><text:span text:style-name="T12">le).</text:span></text:p>
        </text:list-item>
        <text:list-item>
          <text:p text:style-name="P244">2 twisted corners, 2 commutators: 8 moves.</text:p>
        </text:list-item>
        <text:list-item>
          <text:p text:style-name="P244">3 twisted corners, 2 commutators: 9 moves.</text:p>
        </text:list-item>
        <text:list-item>
          <text:p text:style-name="P244">4 corners, 2 commutators: 10 moves.</text:p>
        </text:list-item>
        <text:list-item>
          <text:p text:style-name="P244">Corner 5-cycle, 2 commutators: 11 moves.</text:p>
        </text:list-item>
        <text:list-item>
          <text:p text:style-name="P244">2 corners and 2 edges, double swap: 10 moves</text:p>
        </text:list-item>
      </text:list>
      <text:h text:style-name="P302" text:outline-level="3"><text:bookmark-start text:name="__RefHeading__3238_1009467504"/><text:soft-page-break/>Insertion Finder<text:bookmark-end text:name="__RefHeading__3238_1009467504"/></text:h>
      <text:p text:style-name="P135"><text:a xlink:type="simple" xlink:href="http://mf.qiyuuu.com/cube/if.cube?lang=en">Insertion Finder</text:a><text:span text:style-name="T12">, developed by Baiqiang Dong, is a useful tool to find insertions and check if you have failed to see something in your solutions: it finds up to 4 insertions to solve a skeleton.</text:span></text:p>
      <text:p text:style-name="P85">It is especially useful for easy cases (3 corners or 3 edges) but in complex situation it may find solution that are not possible to find for humans: use it responsibly!</text:p>
      <text:h text:style-name="P317" text:outline-level="2"><text:bookmark-start text:name="__RefHeading__3240_1009467504"/>Go Back and Pimp your Solve<text:bookmark-end text:name="__RefHeading__3240_1009467504"/></text:h>
      <text:p text:style-name="P86">If you get stuck after a good start, you can try this: go through your solve move by move, looking for a spot where there is at least one layer containing only pieces that you have not solved yet; when you find it, you can move that layer (this is not going to affect any of the blocks you have already built). You have 3 choices (for example U, U2, U') and this way you will get 3 different starts that are just slightly (one move) longer than the previous. One move can be a good price to pay for a better continuation!</text:p>
      <text:h text:style-name="P317" text:outline-level="2"><text:bookmark-start text:name="__RefHeading__3242_1009467504"/>Get Lucky!<text:bookmark-end text:name="__RefHeading__3242_1009467504"/></text:h>
      <text:p text:style-name="P263"><text:span text:style-name="T12">Luck is not a skill to be learned obviously, but remember that in FMC you have to </text:span><text:span text:style-name="T18">go for it</text:span><text:span text:style-name="T37">: an “simple” solve ending with an LL skip is not less worthy than a complex unlucky one, if they have the same length. This is one of the reasons why you need to try as many different alternatives as you can: you are more likely to get a skip if you try 100 solutions than if you try 10 or 20.</text:span></text:p>
      <text:h text:style-name="P303" text:outline-level="3"><text:bookmark-start text:name="__RefHeading__7115_1077764956"/><text:span text:style-name="T118">First Example: Insert Last Pair</text:span><text:bookmark-end text:name="__RefHeading__7115_1077764956"/></text:h>
      <text:p text:style-name="P264"><text:span text:style-name="T67">A</text:span><text:span text:style-name="T43">fter completing an F2L-1, you can finish the F2L by inserting the last pair. This isn't usually a good way to continue, unless you get lucky. To improve your chances to get lucky, try to </text:span><text:span text:style-name="T69">insert the last pair in all the ways</text:span><text:span text:style-name="T43"> you can think of</text:span><text:span text:style-name="T68">.</text:span><text:span text:style-name="T68"><text:note text:id="ftn0" text:note-class="footnote"><text:note-citation>56</text:note-citation><text:note-body><text:p text:style-name="P333"><text:span text:style-name="T152">With an already made pair, there are 3 easy ones</text:span>: R U R', R U2 R' <text:span text:style-name="T152">and</text:span> R' F R F'.</text:p></text:note-body></text:note></text:span></text:p>
      <text:h text:style-name="P303" text:outline-level="3"><text:bookmark-start text:name="__RefHeading__7117_1077764956"/><text:span text:style-name="T122">S</text:span><text:span text:style-name="T118">econd Example: How to Use Algorithms</text:span><text:bookmark-end text:name="__RefHeading__7117_1077764956"/></text:h>
      <text:p text:style-name="P264"><text:span text:style-name="T67">F</text:span><text:span text:style-name="T43">irst of all, you need to be able to recognize </text:span><text:span text:style-name="T69">symmetries</text:span><text:span text:style-name="T43"> in algorithms: the OLL that is solved by</text:span><text:span text:style-name="T68"> F R U R' U' F' </text:span><text:span text:style-name="T43">is symmetrical about the S plane, so the same case can be solved by</text:span><text:span text:style-name="T68"> B' R' U' R B U</text:span><text:span text:style-name="T68"><text:note text:id="ftn81" text:note-class="footnote"><text:note-citation>57</text:note-citation><text:note-body><text:p text:style-name="P334">This case is also symmetrical for corners permutation.</text:p></text:note-body></text:note></text:span><text:span text:style-name="T68">. </text:span><text:span text:style-name="T43">If you want to use it, try also its symmetrical to double your chances of getting a skip (or a good case).</text:span></text:p>
      <text:p text:style-name="P245"><text:span text:style-name="T123">An extreme example is the </text:span><text:span text:style-name="T118">OLL </text:span><text:span text:style-name="T123">so</text:span><text:span text:style-name="T124">l</text:span><text:span text:style-name="T123">vable with</text:span><text:span text:style-name="T118"> R U2 R' U' R U R' U' R U' R': </text:span><text:span text:style-name="T123">with this algorithm and its symmetrical</text:span><text:span text:style-name="T118"> L' U2 L U L' U' L U L' U L </text:span><text:span text:style-name="T123">you can solve the same case from 4 different angles, and from other 4 if you use their inverses</text:span><text:span text:style-name="T118">.</text:span><text:span text:style-name="T118"><text:note text:id="ftn82" text:note-class="footnote"><text:note-citation>58</text:note-citation><text:note-body><text:p text:style-name="P334">Even in this case corners permutation remains the same, since it isn't affected by the algorithm.</text:p></text:note-body></text:note></text:span></text:p>
      <text:p text:style-name="P246"><text:span text:style-name="T118">Secondly, you don't need to use an algorithm for the purpose you have learnt it for. Sticking to</text:span><text:span text:style-name="T128"> </text:span><text:span text:style-name="T127">F R U R' U' F', </text:span><text:span text:style-name="T126">you probably know it as an</text:span><text:span text:style-name="T128"> OLL; </text:span><text:span text:style-name="T126">but you can decide to use it </text:span><text:span text:style-name="T125">ignoring corners</text:span><text:span text:style-name="T126">: if you complete the F2L and are left with 2 bad edges, you can try this algorithm from 4 different angles to see if you get a skip or at least an easy case (i.e.: a Sune).</text:span></text:p>
      <text:h text:style-name="P273" text:outline-level="1"><text:bookmark-start text:name="__RefHeading__3244_1009467504"/>3. Advanced Tools<text:bookmark-end text:name="__RefHeading__3244_1009467504"/></text:h>
      <text:p text:style-name="P33">In the previous chapter we have looked at the basic techniques, needed to find a good solution. In this one more advanced tool will be provided. They are not necessary, but they help getting unstuck and give you more possibilities to explore.</text:p>
      <text:h text:style-name="P318" text:outline-level="2"><text:bookmark-start text:name="__RefHeading__3246_1009467504"/>Inverse Scramble<text:bookmark-end text:name="__RefHeading__3246_1009467504"/></text:h>
      <text:p text:style-name="P136"><text:span text:style-name="T12">If you can't find any good start, you can try with inverse scramble: if you find a solution for the inverse sequence</text:span><text:span text:style-name="T12"><text:note text:id="ftn56" text:note-class="footnote"><text:note-citation>59</text:note-citation><text:note-body><text:p text:style-name="P187">I prefer repeating myself: the inverse sequence of, for example, F R U' is U R' F', not F' R' U nor U' R F!</text:p></text:note-body></text:note></text:span><text:span text:style-name="T12">, you just need to invert it to get a solution for the normal scramble. It looks complicated but it is actually very simple.</text:span></text:p>
      <text:p text:style-name="P136"><text:span text:style-name="T12">As an example, here is the </text:span><text:a xlink:type="simple" xlink:href="http://fmcsolves.cubing.net/?p=173">former North American record by Tim Reynolds</text:a><text:span text:style-name="T12">:</text:span></text:p>
      <text:p text:style-name="P137"><text:span text:style-name="T12">Scramble: D2 L2 B R2 U2 F' L2 U2 B2 L2 F' D L2 B U L' U2 L' F' R'<text:line-break/></text:span><text:span text:style-name="T78">Inverse </text:span><text:span text:style-name="T12">Scramble: R F L U2 L U' B' L2 D' F L2 B2 U2 L2 F U2 R2 B' L2 D2</text:span></text:p>
      <text:p text:style-name="P87">Apply inverse scramble and solve with:</text:p>
      <text:p text:style-name="P137">R' U F' L2<text:line-break/>F2 D' B' * D2 B<text:line-break/>R2 F R2 F' R2<text:line-break/>F D' F' D</text:p>
      <text:p text:style-name="P137"><text:span text:style-name="T12">Insert B' U2 B D B' U2 B D' </text:span><text:span text:style-name="T78">at *, 2 moves cancel.</text:span></text:p>
      <text:p text:style-name="P87">The solution you have found is:</text:p>
      <text:p text:style-name="P88">R' U F' L2 F2 D' B2 U2 B D B' U2 B D B R2 F R2 F' R2 F D' F' D</text:p>
      <text:p text:style-name="P87">But this solves the inverse scramble; the solution for the original scramble is:</text:p>
      <text:p text:style-name="P88">D' F D F' R2 F R2 F' R2 B' D' B' U2 B D' B' U2 B' D F2 L2 F U' R</text:p>
      <text:p text:style-name="P136"><text:span text:style-name="T12">It is a common mistake thinking that normal and inverse scramble are complete unrelated. They are actually very similar: for example, if you use ZZ, you will notice that, for any orientation, the two scrambles have the same number of “bad” edges, but in different positions. You will also notice that any block found in one of the two is also in the other one, but sometimes it is somewhere else and made of pieces of different colors. The general rule is this: </text:span><text:span text:style-name="T18">if in the normal scramble piece X occupies the place of piece Y, in the inverse scramble piece Y occupies the place of piece X</text:span><text:span text:style-name="T37">. Therefore, solved and flipped-in-place pieces will be respectively solved and flipped-in-place</text:span><text:span text:style-name="T37"><text:note text:id="ftn57" text:note-class="footnote"><text:note-citation>60</text:note-citation><text:note-body><text:p text:style-name="P187">Corner will be twisted the other way round.</text:p></text:note-body></text:note></text:span><text:span text:style-name="T37"> in the inverse scramble. “Fixed” blocks will stay the same, while “moving”</text:span><text:span text:style-name="T37"><text:note text:id="ftn58" text:note-class="footnote"><text:note-citation>61</text:note-citation><text:note-body><text:p text:style-name="P155">“<text:span text:style-name="T141">Fixed” blocks are those than can't more around centers, such as a 2x2x2 or a 2x2x3; “moving” blocks are, for example, 3x2x1s, 2x2x1s and corner/edge pairs.</text:span></text:p></text:note-body></text:note></text:span><text:span text:style-name="T37"> blocks will be made of different pieces and placed somewhere else.</text:span></text:p>
      <text:p text:style-name="P34">Besides being a technique useful as it is, in case you get stuck right at the beginning of a solve or simply to get more possibilities to explore, the ideas explained here are fundamental to the techniques introduced in the next paragraph.</text:p>
      <text:h text:style-name="P319" text:outline-level="2"><text:bookmark-start text:name="__RefHeading__3248_1009467504"/><text:soft-page-break/>Pseudo Blocks, Premoves and NISS<text:bookmark-end text:name="__RefHeading__3248_1009467504"/></text:h>
      <text:p text:style-name="P110"><text:span text:style-name="T79">T</text:span><text:span text:style-name="T12">o make what I mean by “pseudo blocks” clear it is better to start with an example:</text:span></text:p>
      <text:p text:style-name="P35">Scramble: F' L2 F2 U2 R2 B R2 F' R2 D2 U2 L' U' B' U R U L2 F2 L'</text:p>
      <text:p text:style-name="P111"><text:span text:style-name="T12">R2 F makes a 2x2x1 block. It would be nice to expand it to a 2x2x2 in 2 or 3 moves, but the 4 moves required (L' U B' D) are maybe too many. But try with L2 D': what you get is not an actual 2x2x2 block, but a </text:span><text:span text:style-name="T27">pseudo</text:span><text:span text:style-name="T12"> 2x2x2 block. We can think of the D layer as it was temporarily off by a D2 move, that we can do at the end to solve everything back. For example, we can continue with a CFOP style:</text:span></text:p>
      <text:p text:style-name="P112"><text:span text:style-name="T43">B' U2 R' U2 R2 U R<text:line-break/>U2 F' U F U' F' U' F<text:line-break/>L U2 L'<text:line-break/></text:span><text:span text:style-name="T47">B L B' U' B U L U' B'<text:line-break/>F2 D' L2 D F2 R2 D B2 D' R2<text:line-break/>D2</text:span></text:p>
      <text:p text:style-name="P111"><text:span text:style-name="T47">I</text:span><text:span text:style-name="T43">n this case the D2 could have been done before the OLL, or between OLL and PLL, but if you don't finish the F2L as an intermediate step you have to do it at the end.</text:span></text:p>
      <text:p text:style-name="P111"><text:span text:style-name="T43">But this “pseudoness</text:span><text:span text:style-name="T43"><text:note text:id="ftn59" text:note-class="footnote"><text:note-citation>62</text:note-citation><text:note-body><text:p text:style-name="P188">I hope the meaning is clear.</text:p></text:note-body></text:note></text:span><text:span text:style-name="T43">” makes it harder to go on with the solve (anyone who is not an expert will find it difficult, for example, to recognize the F2L pairs). Someone advises to try solving with pseudo blocks, but there is a trick that makes everything easier: you just need to perform the move that should be done at the end (in this case, D2) </text:span><text:span text:style-name="T69">before the scramble</text:span><text:span text:style-name="T43"><text:note text:id="ftn60" text:note-class="footnote"><text:note-citation>63</text:note-citation><text:note-body><text:p text:style-name="P188">That is why they are called “premoves”.</text:p></text:note-body></text:note></text:span><text:span text:style-name="T43">. Try it out!</text:span></text:p>
      <text:p text:style-name="P112"><text:span text:style-name="T48">Scramble: </text:span><text:span text:style-name="T30">D2</text:span><text:span text:style-name="T48"> F' L2 F2 U2 R2 B R2 F' R2 D2 U2 L' U' B' U R U L2 F2 L'<text:line-break/>Solu</text:span><text:span text:style-name="T49">t</text:span><text:span text:style-name="T48">ion:<text:line-break/>R2 F L2 D'<text:line-break/></text:span><text:span text:style-name="T43">B' U2 R' U2 R2 U R<text:line-break/>U2 F' U F U' F' U' F<text:line-break/>L U2 L'<text:line-break/></text:span><text:span text:style-name="T47">B L B' U' B U L U' B'<text:line-break/>F2 D' L2 D F2 R2 D B2 D' R2</text:span></text:p>
      <text:p text:style-name="P114"><text:span text:style-name="T47">O</text:span><text:span text:style-name="T43">nce you have found such a solution, remember that the premove (or premoves, if there is more than one) has to be </text:span><text:span text:style-name="T69">added at the end</text:span><text:span text:style-name="T43"> of the solution, to solve the given scramble.</text:span></text:p>
      <text:p text:style-name="P114"><text:span text:style-name="T43">You can use </text:span><text:span text:style-name="T69">more than one premove</text:span><text:span text:style-name="T43">: for example in </text:span><text:a xlink:type="simple" xlink:href="http://fmcsolves.cubing.net/?p=34">this solution</text:a><text:span text:style-name="T43"> I have found them one at the time. It is a little harder to recognize pseudo blocks that require more than one premove: with our scramble, start with the same 2x2x1 (R2 F); even and expert will fin it difficult to see that adding D F' as premoves you get a 2x2x2:</text:span></text:p>
      <text:p text:style-name="P113"><text:span text:style-name="T48">Scramble: </text:span><text:span text:style-name="T30">D </text:span><text:span text:style-name="T31">F'</text:span><text:span text:style-name="T48"> F' L2 F2 U2 R2 B R2 F' R2 D2 U2 L' U' B' U R U L2 F2 L'<text:line-break/></text:span><text:span text:style-name="T50">2x2x2: R2 F</text:span></text:p>
      <text:p text:style-name="P114"><text:span text:style-name="T50">B</text:span><text:span text:style-name="T43">ut such premoves are not hard to find, if you know </text:span><text:span text:style-name="T69">NISS</text:span><text:span text:style-name="T43"> (Normal-Inverse Scramble Switch). To </text:span><text:soft-page-break/><text:span text:style-name="T43">understand this technique, we need some of theory that there is behind it.</text:span><text:span text:style-name="T43"><text:note text:id="ftn61" text:note-class="footnote"><text:note-citation>64</text:note-citation><text:note-body><text:p text:style-name="P189">Taken from <text:a xlink:type="simple" xlink:href="http://www.speedsolving.com/forum/showthread.php?13599-The-FMC-thread&amp;p=667292&amp;viewfull=1#post667292">this post</text:a> by Tomoaki Okayama.</text:p></text:note-body></text:note></text:span></text:p>
      <text:p text:style-name="P114"><text:span text:style-name="T69">The scramble and the solution can be thought of as a single move sequence loop, that doesn't affect the cube in any way</text:span><text:span text:style-name="T43">. For example:</text:span></text:p>
      <text:p text:style-name="P76">Scramble: A B C D<text:line-break/>Solution: p q r s</text:p>
      <text:p text:style-name="P114"><text:span text:style-name="T43">The sequence <text:s/></text:span><text:span text:style-name="T50">A B C D p q r s </text:span><text:span text:style-name="T43">brings the cube back to its solved state. In the same way, every “shifted” version of this sequence:</text:span></text:p>
      <text:p text:style-name="P115"><text:span text:style-name="T51">s (A B C D p q r s) s' = </text:span><text:span text:style-name="T43">s A B C D p q r<text:line-break/></text:span><text:span text:style-name="T51">r s (A B C D p q r s) s' r' = </text:span><text:span text:style-name="T43">r s A B C D<text:line-break/></text:span><text:span text:style-name="T51">q r s (A B C D p q r s) s' r' q' = </text:span><text:span text:style-name="T43">q r s A B C D<text:line-break/></text:span><text:span text:style-name="T51">p q r s (A B C D p q r s) s' r' q' p' = </text:span><text:span text:style-name="T43">p q r s A B C D<text:line-break/></text:span><text:span text:style-name="T51">D p q r s (A B C D p q r s) s' r' q' p' D' = </text:span><text:span text:style-name="T43">D p q r s A B C<text:line-break/>…</text:span></text:p>
      <text:p text:style-name="P114"><text:span text:style-name="T43">doesn't affect the cube.</text:span><text:span text:style-name="T43"><text:note text:id="ftn62" text:note-class="footnote"><text:note-citation>65</text:note-citation><text:note-body><text:p text:style-name="P189">Inverse sequences don't affect the cube either.</text:p></text:note-body></text:note></text:span></text:p>
      <text:p text:style-name="P77">In our first example with premove D2, the loop would have been:</text:p>
      <text:p text:style-name="P129"><text:span text:style-name="T12">(Scramble) R2 F L2 D' (</text:span><text:span text:style-name="T80">Other moves</text:span><text:span text:style-name="T12">) D2</text:span></text:p>
      <text:p text:style-name="P76">And preforming D2 at the beginning only means taking one of the shifted variations:</text:p>
      <text:p text:style-name="P131"><text:span text:style-name="T12">D2 (Scramble) </text:span><text:span text:style-name="T81">R2 F L2 D' (</text:span><text:span text:style-name="T80">Other moves</text:span><text:span text:style-name="T81">)</text:span></text:p>
      <text:p text:style-name="P130"><text:span text:style-name="T81">I</text:span><text:span text:style-name="T12">n other words, we can consider </text:span><text:span text:style-name="T82">“</text:span><text:span text:style-name="T81">R2 F L2 D' (</text:span><text:span text:style-name="T12">Other moves</text:span><text:span text:style-name="T81">) </text:span><text:span text:style-name="T82">D2” </text:span><text:span text:style-name="T12">as a solution for “(Scramble)” or </text:span><text:span text:style-name="T82">“</text:span><text:span text:style-name="T81">R2 F L2 D' (</text:span><text:span text:style-name="T12">Other moves</text:span><text:span text:style-name="T81">)</text:span><text:span text:style-name="T82">” </text:span><text:span text:style-name="T12">as a solution for “D2 (Scramble)”.</text:span><text:span text:style-name="T12"><text:note text:id="ftn63" text:note-class="footnote"><text:note-citation>66</text:note-citation><text:note-body><text:p text:style-name="P189">You can also see the scramble as a solution to the solution.</text:p></text:note-body></text:note></text:span></text:p>
      <text:p text:style-name="P77">This should be enough to understand how premoves work. Knowing this, we can also find a solution partly on the normal scramble scramble and partly on the inverse one. How? Consider the same scramble and the same start R2 F. We know that, starting from here, our solution will look like R2 F (W), where (W) stay form some sequence of moves. Our loop sequence is:</text:p>
      <text:p text:style-name="P78">(Scramble) R2 F (W)</text:p>
      <text:p text:style-name="P77">As we said before, the inverse of this is also a “magic” loop (It is equivalent to finding a solution using the inverse scramble):</text:p>
      <text:p text:style-name="P132"><text:span text:style-name="T12">(W)' F' R2 (</text:span><text:span text:style-name="T80">Inverse Scramble</text:span><text:span text:style-name="T12">)</text:span></text:p>
      <text:p text:style-name="P133"><text:span text:style-name="T12">We can therefore consider “(W)' F' R2” as a solution for “(Inverse Scramble)” but also, for example, “(W)'” as a solution for “F' R2 (Inverse Scramble)”. This way, you can use </text:span><text:span text:style-name="T18">the inverse of the moves found on normal scramble as premoves for the inverse scramble</text:span><text:span text:style-name="T12">. Find a solution (let's call it (K), which in our example corresponds to (W)') for inverse scramble with premoves and you are done: your final solution would be R2 F (K)'.</text:span></text:p>
      <text:p text:style-name="P133"><text:span text:style-name="T12">You can repeat this process: suppose you have found the moves F D' on inverse scramble with </text:span><text:soft-page-break/><text:span text:style-name="T12">premoves (which make a 2x2x2 block), but no good continuation. At this point we can go back to normal scramble, using D F' as premoves. In fact, the loop sequence is:</text:span></text:p>
      <text:p text:style-name="P79">F' R2 (Inverse Scramble) F D' (Moves yet to be found)</text:p>
      <text:p text:style-name="P79">Inverting it gives another magic loop:</text:p>
      <text:p text:style-name="P79">(Inverse of moves yet to be found) D F' (Scramble) R2 F</text:p>
      <text:p text:style-name="P79">So we can consider D F' as premoves for the original scramble and start with R2 F.</text:p>
      <text:p text:style-name="P133"><text:span text:style-name="T12">An example (taken from </text:span><text:a xlink:type="simple" xlink:href="http://www.speedsolving.com/forum/showthread.php?13599-The-FMC-thread&amp;p=258791&amp;viewfull=1#post258791">here</text:a><text:span text:style-name="T12">) will make everything clearer:</text:span></text:p>
      <text:p text:style-name="P134"><text:span text:style-name="T12">Scramble: (fmc.mustcube.net #265) F2 B' R' B D B F' R B F L' D2 U2 B2 D U' B' F D2 L' F2 B' R2 B2 R L' F2 U' F' L<text:line-break/>Solu</text:span><text:span text:style-name="T83">tion</text:span><text:span text:style-name="T12"> (</text:span><text:span text:style-name="T83">by</text:span><text:span text:style-name="T12"> Guus Razoux Schultz): D' B' U B2 D' L F2 L' D R U2 R U2 B' R' U2 RU' R B' R' F2 U' L B' (25 HTM)</text:span></text:p>
      <text:p text:style-name="P134"><text:span text:style-name="T83">Explanation</text:span><text:span text:style-name="T12">:<text:line-break/></text:span><text:span text:style-name="T83">Nice start on inverse scramble</text:span><text:span text:style-name="T12">: B L' U F2<text:line-break/>Appl</text:span><text:span text:style-name="T83">y on normal</text:span><text:span text:style-name="T12"> scramble: [pre-moves F2 U' L B'] </text:span><text:span text:style-name="T83">nice</text:span><text:span text:style-name="T12"> continua</text:span><text:span text:style-name="T83">t</text:span><text:span text:style-name="T12">ion: D' B' U B2 R2<text:line-break/>Appl</text:span><text:span text:style-name="T83">y</text:span><text:span text:style-name="T12"> </text:span><text:span text:style-name="T83">on inverse</text:span><text:span text:style-name="T12"> scrambl</text:span><text:span text:style-name="T83">e</text:span><text:span text:style-name="T12">: [pre-moves R2 B2 U' B D]: B L' U F2<text:line-break/></text:span><text:span text:style-name="T83">Easy continaution on inverse scramble</text:span><text:span text:style-name="T12">:<text:line-break/>F2L: R B R' U R' U2 R B<text:line-break/>LL: U2 R' U2 R' D' L F2 L' D R2<text:line-break/>Premoves correction: R2 B2 U' B D, 2 </text:span><text:span text:style-name="T83">moves cancel</text:span><text:span text:style-name="T12"> (25)</text:span></text:p>
      <text:p text:style-name="P133"><text:span text:style-name="T12">To make writing such solutions shorter and easier, I have proposed the following notation</text:span><text:span text:style-name="T12"><text:note text:id="ftn64" text:note-class="footnote"><text:note-citation>67</text:note-citation><text:note-body><text:p text:style-name="P190">It has not yet gained a good popularity,so if you use it give some short explanation like “mo<text:span text:style-name="T149">v</text:span>e in brackets are done on inverse scramble”.</text:p></text:note-body></text:note></text:span><text:span text:style-name="T12">: write the parts of the solution found on inverse scramble in brackets. So Guus' solve becomes:</text:span></text:p>
      <text:p text:style-name="P134"><text:span text:style-name="T83">Nice start</text:span><text:span text:style-name="T12">: (B L' U F2)<text:line-break/></text:span><text:span text:style-name="T83">Nice continuation</text:span><text:span text:style-name="T12">: D' B' U B2 R2<text:line-break/>F2L: (R B R' U R' U2 R B)<text:line-break/>LL: (U2 R' U2 R' D' L F2 L' D R2)</text:span></text:p>
      <text:p text:style-name="P80">Simple and compact notation, that avoids repeating “On normal/inverse scramble with premoves...”.</text:p>
      <text:h text:style-name="P320" text:outline-level="2"><text:bookmark-start text:name="__RefHeading__3250_1009467504"/>Reverse NISS<text:bookmark-end text:name="__RefHeading__3250_1009467504"/></text:h>
      <text:p text:style-name="P138"><text:span text:style-name="T12">It is not a widely used technique, but it can occasionally be useful: it can be considered an improvement over both “Conjugate and Solve” and “Go Back and Pimp your Solve”. Suppose you have found a good skeleton solving everything but a few pieces (from 4 to 8); you would like to insert an algorithm to solve them, but if these pieces don't have at least one color in common (they don't belong to the same layer) it can be hard to recognize which algorithm to use. The trick is this: if you find a spot in the solve where all your unsolved pieces are conjugated to one layer, you can </text:span><text:span text:style-name="T18">“split” the solve</text:span><text:span text:style-name="T12"> there, using all the following moves as premoves (that is why I called it “Reverse NISS”); at this point, you have only a “Last Layer” left to solve. If needed, you can use some setup </text:span><text:soft-page-break/><text:span text:style-name="T12">moves. Let's take </text:span><text:a xlink:type="simple" xlink:href="http://fmcsolves.cubing.net/?p=81">this solve</text:a><text:span text:style-name="T12"> as an example:</text:span><text:span text:style-name="T12"><text:note text:id="ftn65" text:note-class="footnote"><text:note-citation>68</text:note-citation><text:note-body><text:p text:style-name="P190">Actually, in this solve, the algorithm was easy to recognize simply by marking the pieces with arrows and Xs, so I didn't use this technique, but this solution is a good example anyway.</text:p></text:note-body></text:note></text:span></text:p>
      <text:p text:style-name="P139"><text:span text:style-name="T12">Scramble: L2 D2 F2 U' L2 D L2 D2 B2 U' F' U' R' D B2 L D B' F' R'<text:line-break/>Solu</text:span><text:span text:style-name="T84">t</text:span><text:span text:style-name="T12">ion: F2 U R' U' F D2 F R F D F2 R F R2 D R D2 R' F2 U2 R D R' D2 B2 R2 (26 HTM)</text:span></text:p>
      <text:p text:style-name="P89">Explanation:</text:p>
      <text:p text:style-name="P140"><text:span text:style-name="T12">All but 5 pieces: <text:s/></text:span><text:span text:style-name="T85">F2 U R' U' F D2 * F' U2 R D R' D2 B2 R2 </text:span><text:span text:style-name="T12">(easy to follow if you use R2 as premove). Inserting F R at dot conjugates unsolved pieces to one layer. Let's take this skeleton:</text:span></text:p>
      <text:p text:style-name="P90">F2 U R' U' F D2 F R + R' F' F' U2 R D R' D2 B2 R2</text:p>
      <text:p text:style-name="P140"><text:span text:style-name="T12">And “split it” at +: use </text:span><text:span text:style-name="T85">R' F' F' U2 R D R' D2 B2 R2 </text:span><text:span text:style-name="T12">as premoves for normal scramble; now:</text:span></text:p>
      <text:p text:style-name="P91">Premoves: R' F2 U2 R D R' D2 B2 R2<text:line-break/>F2L: F2 U R' U' F D2 F R<text:line-break/>LL: F D F2 R F R2 D R D2</text:p>
      <text:h text:style-name="P321" text:outline-level="2"><text:bookmark-start text:name="__RefHeading__3252_1009467504"/>Useful Algorithms<text:bookmark-end text:name="__RefHeading__3252_1009467504"/></text:h>
      <text:p text:style-name="P141"><text:span text:style-name="T12">As you can see, in the last example solve I have use a maybe not that well known OLL: modulo rotations, </text:span><text:span text:style-name="T86">R U R2 F R F2 U F (U2). </text:span><text:span text:style-name="T12">This in particular is very useful, because it is the shortest algorithm that affects the orientation but not the permutation of pieces.</text:span></text:p>
      <text:p text:style-name="P141"><text:span text:style-name="T12">It is in general useful to know some of the shortest last layer algorithms, </text:span><text:span text:style-name="T18">up to 9 or 10 moves</text:span><text:span text:style-name="T12">; you can find a complete list (modulo rotations, symmetries and inverses) </text:span><text:a xlink:type="simple" xlink:href="http://porkynator.altervista.org/6-10_HTM_LL.txt">here</text:a><text:span text:style-name="T12">.</text:span><text:span text:style-name="T12"><text:note text:id="ftn66" text:note-class="footnote"><text:note-citation>69</text:note-citation><text:note-body><text:p text:style-name="P208">So<text:span text:style-name="T12">me of them have a name or some comment, that I have given them for personal use: you can safely ignore them. I may publish a well commented and sorted list in the future.</text:span></text:p></text:note-body></text:note></text:span></text:p>
      <text:p text:style-name="P141"><text:span text:style-name="T12">If you decide to break the “never build an F2L without influencing the last layer” rule (sometimes it is worth trying!) you can hope the last layer algorithm is very short: in this case, the more you know, the better!</text:span><text:span text:style-name="T12"><text:note text:id="ftn67" text:note-class="footnote"><text:note-citation>70</text:note-citation><text:note-body><text:p text:style-name="P191">When using a last layer algorithm, remember that you can try performing the AUF (“Adjust Upper Face”) both before and after it, hoping to cancel some move with the ones before it of with premoves.</text:p></text:note-body></text:note></text:span></text:p>
      <text:p text:style-name="P92">There are two other reasons why it is worth learning some algorithm, at least the ones from 6 to 9 moves: the first is that even if you don't know the exact algorithm for the last layer, or if you haven't completed the F2L, one of these algorithms may leave you with a good skeleton (for example, a corner 3-cycle), hopefully canceling some move.</text:p>
      <text:p text:style-name="P92">The other is that by studying algorithms you can learn to match blocks or complete the F2L. Let's take a look at the optimal T perm:</text:p>
      <text:p text:style-name="P93">R2 Uw R2 Uw' R2 y L2 Uw' L2 Uw L2 (U')</text:p>
      <text:p text:style-name="P92">It is just a useful F2L algorithm repeated twice.</text:p>
      <text:p text:style-name="P265"><text:span text:style-name="T92">Besides just learning algorithms, you can also </text:span><text:span text:style-name="T21">learn </text:span><text:span text:style-name="T32">from</text:span><text:span text:style-name="T21"> the algorithms</text:span><text:span text:style-name="T92">.</text:span></text:p>
      <text:h text:style-name="P329" text:outline-level="2"><text:bookmark-start text:name="__RefHeading__7119_1077764956"/><text:span text:style-name="T7">Pair Analysis</text:span><text:bookmark-end text:name="__RefHeading__7119_1077764956"/></text:h>
      <text:p text:style-name="P233"><text:span text:style-name="T154">A really obscure technique, based on intuition, not proven to actually give you some advantage </text:span><text:soft-page-break/><text:span text:style-name="T154">during the solve. What is it about? “Analyzing pairs” means taking into account some things about the scramble, which are:</text:span></text:p>
      <text:list xml:id="list511128917493898998" text:style-name="L24">
        <text:list-item>
          <text:p text:style-name="P235">Ready made pairs. There isn't much to say.</text:p>
        </text:list-item>
        <text:list-item>
          <text:p text:style-name="P234"><text:span text:style-name="T154">Pairs that can be made </text:span><text:span text:style-name="T10">with only one move</text:span><text:span text:style-name="T154">. To find them you can use the “brute force” technique described earlier or try to recognize them at first sight. Moreover, it can be useful knowing how to recognize</text:span> <text:span text:style-name="T7">pseudo </text:span><text:span text:style-name="T10">pairs</text:span>, <text:span text:style-name="T154">that pairs that can be solved with only one move on inverse scramble. Moves that make a pair, both on normal and on inverse scramble, can be taken as first move, or as a premove for the inverse of the scramble you are considering.</text:span> </text:p>
        </text:list-item>
        <text:list-item>
          <text:p text:style-name="P234"><text:span text:style-name="T10">Bad Pairs</text:span>: <text:span text:style-name="T154">those corner/edge pairs that are wrongly matched, because one of the pieces is misoriented. Intuitively, such pairs are bad and you want to break most of them as soon as you can.</text:span></text:p>
        </text:list-item>
      </text:list>
      <text:p text:style-name="P250"><text:span text:style-name="T94">There isn't much documentation about this technique, especially for bad pairs. Guus Razoux Schultz did a good analysis for </text:span><text:a xlink:type="simple" xlink:href="http://fmcsolves.cubing.net/?p=256">this</text:a><text:a xlink:type="simple" xlink:href="http://fmcsolves.cubing.net/?p=256"><text:span text:style-name="T92"> scramble</text:span></text:a><text:span text:style-name="T92">.</text:span></text:p>
      <text:h text:style-name="P274" text:outline-level="1"><text:bookmark-start text:name="__RefHeading__3254_1009467504"/>4. How to Practice<text:bookmark-end text:name="__RefHeading__3254_1009467504"/></text:h>
      <text:p text:style-name="P142"><text:span text:style-name="T87">M</text:span><text:span text:style-name="T12">any people say that to get better you need to “practice, practice, practice”. It is true, but you also need to know </text:span><text:span text:style-name="T27">how</text:span><text:span text:style-name="T12"> to practice: here is some advice on how to practice to get better at FMC.</text:span></text:p>
      <text:h text:style-name="P322" text:outline-level="2"><text:bookmark-start text:name="__RefHeading__3256_1009467504"/>No Time Limit and Simulating Competitions<text:bookmark-end text:name="__RefHeading__3256_1009467504"/></text:h>
      <text:p text:style-name="P142"><text:span text:style-name="T12">Always trying to simulate a competition and forcing yourself to complete your solution in one hour is not the best thing to do: on the contrary, I suggest </text:span><text:span text:style-name="T18">not limiting your time</text:span><text:span text:style-name="T12"> and trying the same scramble again and again until your are satisfied with your result.</text:span></text:p>
      <text:p text:style-name="P142"><text:span text:style-name="T12">This doesn't mean doing one hour solves is bad: it tells you what your level is and it helps you finding a good time management strategy</text:span><text:span text:style-name="T12"><text:note text:id="ftn68" text:note-class="footnote"><text:note-citation>71</text:note-citation><text:note-body><text:p text:style-name="P192">I will give you some advice in chapter 6.</text:p></text:note-body></text:note></text:span><text:span text:style-name="T12">. To train like this I suggest taking part in the </text:span><text:a xlink:type="simple" xlink:href="http://www.ocf.berkeley.edu/~dadams/fmc/">online weekly competition on David Adams' website</text:a><text:span text:style-name="T12">.</text:span></text:p>
      <text:p text:style-name="P94">Trying for one <text:span text:style-name="T150">h</text:span>our as it was a competition and then keep trying until you reach a good result is a balanced compromise.</text:p>
      <text:h text:style-name="P323" text:outline-level="2"><text:bookmark-start text:name="__RefHeading__3258_1009467504"/>Compare yourself to Masters (and Study their Solves)<text:bookmark-end text:name="__RefHeading__3258_1009467504"/></text:h>
      <text:p text:style-name="P94">When you want to practice, I suggest trying a scramble that has already been solved by some expert FMCer, so that you can compare your solution to their and find out whether you have missed a good start or anything else.</text:p>
      <text:p text:style-name="P143"><text:span text:style-name="T12">Moreover, to train blockbuilding and other methods it is mandatory to study the masters' solutions: you can find many of them on </text:span><text:a xlink:type="simple" xlink:href="http://fmcsolves.cubing.net/">http://fmcsolves.cubing.net/</text:a><text:span text:style-name="T12">.</text:span></text:p>
      <text:h text:style-name="P324" text:outline-level="2"><text:bookmark-start text:name="__RefHeading__3260_1009467504"/>Hard Scrambles<text:bookmark-end text:name="__RefHeading__3260_1009467504"/></text:h>
      <text:p text:style-name="P144"><text:span text:style-name="T12">To see what you can do in the “worst case scenario”, I suggest trying out some scrambles that are considered by expert to be really hard. You can find a list of hard scrambles </text:span><text:a xlink:type="simple" xlink:href="http://www.speedsolving.com/forum/showthread.php?13599-The-FMC-thread/page176&amp;p=842681#post842681">here</text:a><text:span text:style-name="T12">.</text:span></text:p>
      <text:h text:style-name="P324" text:outline-level="2"><text:bookmark-start text:name="__RefHeading__3262_1009467504"/>Deliberate Practice<text:bookmark-end text:name="__RefHeading__3262_1009467504"/></text:h>
      <text:p text:style-name="P95">If you think you have troubles in finding a good start, practice that: take a scramble, find a 2x2x2, 2x2x3 or something else until you are satisfied, than change scramble. You can apply this idea to F2L-1 or any other substep.</text:p>
      <text:h text:style-name="P325" text:outline-level="2"><text:bookmark-start text:name="__RefHeading__3264_1009467504"/>Fast Scrambling<text:bookmark-end text:name="__RefHeading__3264_1009467504"/></text:h>
      <text:p text:style-name="P144"><text:span text:style-name="T12">Even if it is not necessary, when using techniques like NISS, or simply if like me you tend to solve and scramble the cube many times during a solve, you should try to be at least “not too slow”</text:span><text:span text:style-name="T12"><text:note text:id="ftn69" text:note-class="footnote"><text:note-citation>72</text:note-citation><text:note-body><text:p text:style-name="P193">10 seconds or less for a 20 moves scramble is fine.</text:p></text:note-body></text:note></text:span><text:span text:style-name="T12"> at scrambling, and most important to be </text:span><text:span text:style-name="T18">accurate</text:span><text:span text:style-name="T12"> (not making mistakes).</text:span></text:p>
      <text:h text:style-name="P325" text:outline-level="2"><text:bookmark-start text:name="__RefHeading__3266_1009467504"/><text:soft-page-break/>Study!<text:bookmark-end text:name="__RefHeading__3266_1009467504"/></text:h>
      <text:p text:style-name="P144"><text:span text:style-name="T12">Last but not least. Study this guide, study from other sources, study algorithms and techniques, new or known. I have read </text:span><text:span text:style-name="T52">“</text:span><text:a xlink:type="simple" xlink:href="http://www.speedsolving.com/forum/showthread.php?13599-The-FMC-thread">The FMC Thread</text:a><text:span text:style-name="T52">” </text:span><text:span text:style-name="T43">on speedsolving.com </text:span><text:span text:style-name="T27">twice</text:span><text:span text:style-name="T43">, from top to bottom.</text:span></text:p>
      <text:p text:style-name="P144"><text:span text:style-name="T43">Study algorithms: there are dozens of different sets, to mention some of them </text:span><text:a xlink:type="simple" xlink:href="http://www.speedsolving.com/wiki/index.php/LLEF">LLEF</text:a><text:span text:style-name="T53"> (Last Layers Edges First) </text:span><text:span text:style-name="T43">or</text:span><text:span text:style-name="T53"> </text:span><text:a xlink:type="simple" xlink:href="http://www.speedsolving.com/wiki/index.php/Summer_Variation">Summer Variation</text:a><text:span text:style-name="T53">. </text:span><text:span text:style-name="T43">Remember that you shouldn't just </text:span><text:span text:style-name="T27">memorize</text:span><text:span text:style-name="T43"> them, but also try to understand </text:span><text:span text:style-name="T27">how they work</text:span><text:span text:style-name="T43">.</text:span></text:p>
      <text:h text:style-name="P275" text:outline-level="1"><text:bookmark-start text:name="__RefHeading__3268_1009467504"/>5. Some Other Ways<text:bookmark-end text:name="__RefHeading__3268_1009467504"/></text:h>
      <text:p text:style-name="P71">The “standard” method is building a skeleton with blockbuilding and then solving the last few pieces with insertions. But there are some other approaches worth mentioning.</text:p>
      <text:h text:style-name="P331" text:outline-level="2"><text:bookmark-start text:name="__RefHeading__3270_1009467504"/><text:span text:style-name="T43">Start</text:span><text:span text:style-name="T60">ing</text:span><text:span text:style-name="T43"> with EO</text:span><text:bookmark-end text:name="__RefHeading__3270_1009467504"/></text:h>
      <text:p text:style-name="P145"><text:span text:style-name="T43">You should always remember this possibility: </text:span><text:span text:style-name="T69">starting by orienting all edges</text:span><text:span text:style-name="T43">, as in a ZZ solve. From here you have two ways to continue.</text:span></text:p>
      <text:h text:style-name="P296" text:outline-level="3"><text:bookmark-start text:name="__RefHeading__3272_1009467504"/>EO + Blockbuilding<text:bookmark-end text:name="__RefHeading__3272_1009467504"/></text:h>
      <text:p text:style-name="P145"><text:span text:style-name="T43">After having oriented all edges, the most common way to go on is blockbuilding. The pro is that we don't have any “bad” edge, but this forces</text:span><text:span text:style-name="T43"><text:note text:id="ftn70" text:note-class="footnote"><text:note-citation>73</text:note-citation><text:note-body><text:p text:style-name="P194">Obviously, no one is forcing you to do anything, but orienting edges and then destroying what you have just done doesn't look like a smart thing to do. You can also start with a <text:span text:style-name="T111">partial</text:span> EO if you wish.</text:p></text:note-body></text:note></text:span><text:span text:style-name="T43"> us not to use moves that break the EO, and this is a (relatively small) limit.</text:span></text:p>
      <text:p text:style-name="P146"><text:span text:style-name="T43">Grzegorz Łuczyna </text:span><text:span text:style-name="T54">usually started with EO; here is the </text:span><text:a xlink:type="simple" xlink:href="http://fmcsolves.cubing.net/?p=176">solve</text:a><text:span text:style-name="T54"> that made European Champion 2010:</text:span></text:p>
      <text:p text:style-name="P72">Scramble: L D2 B' D2 B R' B' U B L B L2 B2 U2 F2 U R2 D' B2 D' B2<text:line-break/>Solution:<text:line-break/>EO: x y2 L2 D F'<text:line-break/>EOLine: R L2 D #<text:line-break/>2x2x3: R' U2 B2 R2 B2<text:line-break/>All but 3 corners: L2 U' R' U L U' L' R U2 L' U'<text:line-break/>3 corners: [D2, R' U' R] at # (4 moves cancel)</text:p>
      <text:h text:style-name="Heading_20_3" text:outline-level="3"><text:bookmark-start text:name="__RefHeading__3274_1009467504"/><text:span text:style-name="T54">“</text:span><text:span text:style-name="T55">Domino” Reduction (and HTA)</text:span><text:bookmark-end text:name="__RefHeading__3274_1009467504"/></text:h>
      <text:p text:style-name="P147"><text:span text:style-name="T43">Edges orientation can be considered, modulo rotations, a reduction to the </text:span><text:span text:style-name="T27">subgroup</text:span><text:span text:style-name="T43"> generated by the moves </text:span><text:span text:style-name="T56">&lt;R, L, U, D, F2, B2&gt;. </text:span><text:span text:style-name="T43">Another step in this direction leads to reducing the cube to subgroup generated by </text:span><text:span text:style-name="T56">&lt;U, D, R2, L2, F2, B2&gt;; </text:span><text:span text:style-name="T43">to do so you have to:</text:span></text:p>
      <text:list xml:id="list1839717986583887273" text:style-name="L19">
        <text:list-item>
          <text:p text:style-name="P238">Placing E layer edges on the E layer.</text:p>
        </text:list-item>
        <text:list-item>
          <text:p text:style-name="P238">Orient corners.</text:p>
        </text:list-item>
      </text:list>
      <text:p text:style-name="P147"><text:span text:style-name="T43">This reduction is also called “Domino”, because it makes a Rubik's Cube solvable as a 3x3x2 “cube” (called “Domino Cube”). Moreover, these are the first two steps of </text:span><text:span text:style-name="T56">Human Thistlethwaite Algorithm (HTA), </text:span><text:span text:style-name="T43">a modified version of </text:span><text:span text:style-name="T56">Thistlethwaite Algorithm. </text:span><text:span text:style-name="T43">If you are interested in this method for FMC, I suggest </text:span><text:a xlink:type="simple" xlink:href="http://www.speedsolving.com/forum/showthread.php?31704-Guide-Human-Thistlethwaite-Algorithm-for-Fewest-Moves-HTA-for-FMC">this tutorial</text:a><text:span text:style-name="T43">.</text:span></text:p>
      <text:p text:style-name="P147"><text:span text:style-name="T43">Here is an example </text:span><text:a xlink:type="simple" xlink:href="http://fmcsolves.cubing.net/?p=96">solve</text:a><text:span text:style-name="T43"> by Per Kristen Fredlund:</text:span></text:p>
      <text:p text:style-name="P128"><text:span text:style-name="T12">Scramble: D U' R' F B2 R B2 R' U2 R B2 R' U2 R B2 R' U2 R B2 R' U2 B2 F2 U D F D' B2 D F D' B2 D F D' B2 D F D' B2 F' D B' F R'<text:line-break/>Solu</text:span><text:span text:style-name="T88">t</text:span><text:span text:style-name="T12">ion:<text:line-break/>R' B U' D F //EO (5/5)<text:line-break/>L' F2 L //Domino </text:span><text:span text:style-name="T88">Reduction</text:span><text:span text:style-name="T12">(3/8)<text:line-break/></text:span><text:soft-page-break/><text:span text:style-name="T12">D2 L2 F2 D F2 D L2 U' R2 D2 R2 //</text:span><text:span text:style-name="T88">Finish</text:span><text:span text:style-name="T12"> (11/19)</text:span></text:p>
      <text:h text:style-name="P326" text:outline-level="2"><text:bookmark-start text:name="__RefHeading__3276_1009467504"/>Corners First<text:bookmark-end text:name="__RefHeading__3276_1009467504"/></text:h>
      <text:p text:style-name="P100"><text:span text:style-name="T52">“</text:span><text:span text:style-name="T57">Corners First” (sometimes shortened to CF) is not really a method, but a class of methods that, as the name says, solve </text:span><text:span text:style-name="T70">the corners first</text:span><text:span text:style-name="T57">, and then the edges. Roux can be considered a CF method.</text:span></text:p>
      <text:p text:style-name="P148"><text:span text:style-name="T43">Among the ones who have figured out how to solve the cube on their own, many had a corners first approach:</text:span><text:span text:style-name="T43"><text:note text:id="ftn71" text:note-class="footnote"><text:note-citation>74</text:note-citation><text:note-body><text:p text:style-name="P195">For example, Valery Morozov, who has made a <text:a xlink:type="simple" xlink:href="http://www.speedsolving.com/forum/showthread.php?44264-A-unique-phase-method-for-a-Rubik-s-Cube">tutorial</text:a> to learn his method.</text:p></text:note-body></text:note></text:span><text:span text:style-name="T43"> Thinking separately about corners and edges makes it somehow easier to solve the cube intuitively. Moreover, by solving the corners first you can more freely solve edges: inner layers can be moved without affecting corners.</text:span></text:p>
      <text:p text:style-name="P148"><text:span text:style-name="T43">But this is also a disadvantage in FMC: inner layer moves count as two moves! Despite this, there at least two expert FMCer that use this technique: </text:span><text:span text:style-name="T71">Attila Horváth</text:span><text:span text:style-name="T71"><text:note text:id="ftn72" text:note-class="footnote"><text:note-citation>75</text:note-citation><text:note-body><text:p text:style-name="P209"><text:span text:style-name="T12">WCA </text:span><text:span text:style-name="T89">profile</text:span><text:span text:style-name="T12">: </text:span><text:a xlink:type="simple" xlink:href="https://www.worldcubeassociation.org/results/p.php?i=2012HORV01">2012HORV01</text:a><text:span text:style-name="T12">; </text:span><text:span text:style-name="T89">s</text:span><text:span text:style-name="T12">peedsolving.com </text:span><text:span text:style-name="T89">profile</text:span><text:span text:style-name="T12">: </text:span><text:a xlink:type="simple" xlink:href="http://www.speedsolving.com/forum/member.php?10652-Attila">Attila</text:a><text:span text:style-name="T12">.</text:span></text:p></text:note-body></text:note></text:span><text:span text:style-name="T71">, </text:span><text:span text:style-name="T72">who has only participated in two official competitions and </text:span><text:span text:style-name="T71">Javier Cabezuelo Sánchez</text:span><text:span text:style-name="T71"><text:note text:id="ftn73" text:note-class="footnote"><text:note-citation>76</text:note-citation><text:note-body><text:p text:style-name="P210">WCA <text:span text:style-name="T142">profile</text:span>: <text:a xlink:type="simple" xlink:href="https://www.worldcubeassociation.org/results/p.php?i=2007SANC01">2007SANC01</text:a>.</text:p></text:note-body></text:note></text:span><text:span text:style-name="T73">, </text:span><text:span text:style-name="T72">Spanish national record holder. Both say that Corner First methods are excellent for FMC, but not very suitable for the one hour time limit.</text:span><text:span text:style-name="T72"><text:note text:id="ftn74" text:note-class="footnote"><text:note-citation>77</text:note-citation><text:note-body><text:p text:style-name="P195">Notice how many of Javier's results are DNFs.</text:p></text:note-body></text:note></text:span></text:p>
      <text:p text:style-name="P116"><text:span text:style-name="T43">Attila Horv</text:span><text:span text:style-name="T58">áth </text:span><text:span text:style-name="T59">mostly solves corners using a method similar to Guimond (orient first); centers are not cared about in this step; for this step he sometimes uses premoves or NISS. After this, he goes through the solution he has found and modifies it slightly, inserting inner layer moves, to get at least 2 or 3 edges solved. At the end he solves the edges left, not in a specific order. He sometimes doesn't solve the center until the end, and solves them with an insertion</text:span><text:span text:style-name="T59"><text:note text:id="ftn75" text:note-class="footnote"><text:note-citation>78</text:note-citation><text:note-body><text:p text:style-name="P196">Algorithms like M E M' E' or M E2 M' E2</text:p></text:note-body></text:note></text:span><text:span text:style-name="T59">, usually canceling many move. </text:span><text:a xlink:type="simple" xlink:href="http://fmcsolves.cubing.net/?p=212">Example solve</text:a><text:span text:style-name="T59">.</text:span></text:p>
      <text:p text:style-name="P117"><text:span text:style-name="T59">Javier Cabezuelo Sánchez solves the corners in a different way: first layer corners first, then the other. He then tries to solve the edges inserting moves (or algorithms) in the solution he has found. He doesn't use techniques such as inverse scramble, premoves or NISS. Differently from Attila, he cares about centers while solving corners.</text:span><text:span text:style-name="T59"><text:note text:id="ftn76" text:note-class="footnote"><text:note-citation>79</text:note-citation><text:note-body><text:p text:style-name="P211"><text:span text:style-name="T12">Source: </text:span><text:a xlink:type="simple" xlink:href="http://www.speedsolving.com/forum/showthread.php?13599-The-FMC-thread&amp;p=945295&amp;viewfull=1#post945295">this post</text:a><text:span text:style-name="T12">.</text:span></text:p></text:note-body></text:note></text:span></text:p>
      <text:p text:style-name="P81">Both Attila and Javier only use their CF method and are not wiling to learn more “standard” ones, which break the “never restrict yourself” rule; but they still get excellent results.</text:p>
      <text:h text:style-name="P276" text:outline-level="1"><text:bookmark-start text:name="__RefHeading__3278_1009467504"/>6. In Competitions<text:bookmark-end text:name="__RefHeading__3278_1009467504"/></text:h>
      <text:h text:style-name="P332" text:outline-level="2"><text:bookmark-start text:name="__RefHeading__3280_1009467504"/><text:span text:style-name="T59">H</text:span><text:span text:style-name="T43">ow to Write a Solution</text:span><text:bookmark-end text:name="__RefHeading__3280_1009467504"/></text:h>
      <text:p text:style-name="P149"><text:span text:style-name="T43">Both in competition and while practicing, write it down </text:span><text:span text:style-name="T69">without rotations</text:span><text:span text:style-name="T43">. There are many good reasons to do so:</text:span></text:p>
      <text:list xml:id="list6966223262258085424" text:style-name="L20">
        <text:list-item>
          <text:p text:style-name="P239">Using rotations, it is easier to make mistakes.</text:p>
        </text:list-item>
        <text:list-item>
          <text:p text:style-name="P256"><text:span text:style-name="T43">Rotations can hide cancellations.</text:span><text:span text:style-name="T43"><text:note text:id="ftn77" text:note-class="footnote"><text:note-citation>80</text:note-citation><text:note-body><text:p text:style-name="P197">For example, if you write something like ... R z' U' … you deserve being made fun of.</text:p></text:note-body></text:note></text:span></text:p>
        </text:list-item>
        <text:list-item>
          <text:p text:style-name="P256"><text:span text:style-name="T43">While solving, </text:span><text:span text:style-name="T61">if you rotate the cube,</text:span><text:span text:style-name="T43"> </text:span><text:span text:style-name="T61">you always need to keep in mind which side is where.</text:span></text:p>
        </text:list-item>
      </text:list>
      <text:p text:style-name="P150"><text:span text:style-name="T43">How to write a solution without rotations? A PLL in B is obviously awkward. There is an easy way: keeping the standard orientation, with a BOY color scheme (the “standard” one), you just need to remember that the white-centered layer is always U, the green-centered one is F, the yellow-centered one is D and so on.</text:span><text:span text:style-name="T43"><text:note text:id="ftn78" text:note-class="footnote"><text:note-citation>81</text:note-citation><text:note-body><text:p text:style-name="P199">To help memorizing the scheme (not that it is hard), remember that Blue and Red begin with the same letter as their layer.</text:p></text:note-body></text:note></text:span><text:span text:style-name="T43"> Every time you move a layer, for example the white-centered one, you don't need to care about how you are looking at the cube at that moment: just write U.</text:span></text:p>
      <text:h text:style-name="P327" text:outline-level="2"><text:bookmark-start text:name="__RefHeading__3282_1009467504"/>Backup Solution<text:bookmark-end text:name="__RefHeading__3282_1009467504"/></text:h>
      <text:p text:style-name="P150"><text:span text:style-name="T43">It is good habit, in time-limited competitions, to write a “backup solution”. It is usually a not so good solution, but still better than a DNF, found before the last moments, when haste may lead to making a mistake or not finding a solution at all. If, for example, you average about 35 moves, but after 20 minutes you have found and written down somewhere</text:span><text:span text:style-name="T43"><text:note text:id="ftn79" text:note-class="footnote"><text:note-citation>82</text:note-citation><text:note-body><text:p text:style-name="P199">You can even write it down on the official sheet: if you later want to change your solution, you can delete the backup solution and write down the new one.</text:p></text:note-body></text:note></text:span><text:span text:style-name="T43"> a 40 moves solution, you will be calmer for the remaining 40 minutes. There are many possible approaches to finding a backup solution:</text:span></text:p>
      <text:list xml:id="list6608214831084370231" text:style-name="L21">
        <text:list-item>
          <text:p text:style-name="P240">Force yourself to have found and written a solution, no matter how bad, in a fixed time limit (i.e.: 35 minutes); I don't do this, but it can be useful if you often find yourself at the end of the hour without anything written down.</text:p>
        </text:list-item>
        <text:list-item>
          <text:p text:style-name="P240">If you casually come across some solution (i.e.: you have found a good start and solving the cube to re-scramble it you get a PLL skip), take note of it somewhere.</text:p>
        </text:list-item>
        <text:list-item>
          <text:p text:style-name="P257"><text:span text:style-name="T43">What I do: I don't really find backup solutions, but many backup </text:span><text:span text:style-name="T27">skeletons</text:span><text:span text:style-name="T43">. For example, my goal is usually sub-30; in this case, a skeleton leaving 3 corners in 26 moves is not good, but if I find one I keep it somewhere. If I have, for example, 10 minutes left and I don't have anything better, I look for an insertion in that skeleton.</text:span><text:span text:style-name="T43"><text:note text:id="ftn80" text:note-class="footnote"><text:note-citation>83</text:note-citation><text:note-body><text:p text:style-name="P198">A single 3 corners insertion usually takes me 5 minutes.</text:p></text:note-body></text:note></text:span></text:p>
        </text:list-item>
      </text:list>
      <text:p text:style-name="P73">Which can be a good backup solution? Any solution! Anything is better than a DNF, especially now that the preferred format for FMC (in official competitions) is <text:s/>“Mean of 3”: a single DNF gives you a DNF mean.</text:p>
      <text:h text:style-name="P328" text:outline-level="2"><text:bookmark-start text:name="__RefHeading__3284_1009467504"/><text:soft-page-break/>Time Management<text:bookmark-end text:name="__RefHeading__3284_1009467504"/></text:h>
      <text:p text:style-name="P73">“How to manage your time” is a complex topic, and I don't want to say that my advice is absolutely good in any case: follow it carefully! The best teacher, in this case, is personal experience.</text:p>
      <text:h text:style-name="P297" text:outline-level="3"><text:bookmark-start text:name="__RefHeading__3286_1009467504"/>Don't Get Stuck!<text:bookmark-end text:name="__RefHeading__3286_1009467504"/></text:h>
      <text:p text:style-name="P73">It can happen to anyone: during a competition you get stuck on a certain start and don't seem to find any better continuation. The ability to quickly understand if a start can lead to a good continuation would as useful as being able to read other people's mind. My advice, maybe trivial, is: don't get stuck. If you have tried every method and technique you know and found nothing, don't stare at the cube hoping it solves itself: go back and try something else.</text:p>
      <text:h text:style-name="P297" text:outline-level="3"><text:bookmark-start text:name="__RefHeading__3396_1009467504"/>Explore Every Possibility<text:bookmark-end text:name="__RefHeading__3396_1009467504"/></text:h>
      <text:p text:style-name="P151"><text:span text:style-name="T62">I</text:span><text:span text:style-name="T43">f you are computer scientist, mathematicians or so I can tell you that exploring different possible solution is actually a </text:span><text:a xlink:type="simple" xlink:href="http://en.wikipedia.org/wiki/Tree_(data_structure)">tree</text:a><text:span text:style-name="T27"> search</text:span><text:span text:style-name="T43">: you can choose if you prefer a DFS (depth-first search, trying to complete a solution before moving to another one) or a BFS (breadth-first search, “advance” every solution in parallel) approach, or a mixed one. Keep in mind that form a single partial solution can derive a lot of nice branches as well a none; for this reason I don't use a fixed method. It is also important to know when to prune a branch (that is, discarding unpromising partial solutions).</text:span></text:p>
      <text:p text:style-name="P75">I hope also non-nerds could understand what I wrote.</text:p>
      <text:h text:style-name="P277" text:outline-level="1"><text:bookmark-start text:name="__RefHeading__3290_1009467504"/><text:span text:style-name="T43">7. Other </text:span><text:span text:style-name="T66">Res</text:span><text:span text:style-name="T43">ources</text:span><text:bookmark-end text:name="__RefHeading__3290_1009467504"/></text:h>
      <text:p text:style-name="P74">To conclude, here is a list of the sources where I got all this information from and other useful links:</text:p>
      <text:list xml:id="list6480495716467929599" text:style-name="L22">
        <text:list-item>
          <text:p text:style-name="P258"><text:a xlink:type="simple" xlink:href="http://www.ocf.berkeley.edu/~dadams/fmc/">David Adams' website</text:a><text:span text:style-name="T43">, hosting a weekly competition, in which you can compete against cubers of different levels. Very useful to study different solutions for the same scramble.</text:span></text:p>
        </text:list-item>
        <text:list-item>
          <text:p text:style-name="P258"><text:a xlink:type="simple" xlink:href="http://fmc.mustcube.net/">fmc.mustcube.net</text:a><text:span text:style-name="T43"> by Per Kristen Fredlund, offline at the moment, used to host a similar weekly competition.</text:span></text:p>
        </text:list-item>
        <text:list-item>
          <text:p text:style-name="P259"><text:a xlink:type="simple" xlink:href="http://mf.qiyuuu.com/cube/if.cube?lang=en">Insertion Finder</text:a><text:span text:style-name="T43">, u</text:span><text:span text:style-name="T63">seful to find insertions.</text:span></text:p>
        </text:list-item>
        <text:list-item>
          <text:p text:style-name="P259"><text:a xlink:type="simple" xlink:href="http://laire.fi/jarcs/">JARCS</text:a><text:span text:style-name="T63">, a tool to find (and study) optimal solutions to many common substeps. Offline at the moment.</text:span></text:p>
        </text:list-item>
        <text:list-item>
          <text:p text:style-name="P259"><text:a xlink:type="simple" xlink:href="http://fmcsolves.cubing.net/">fmcsolves.cubing.net</text:a><text:span text:style-name="T63">, a Blog/Database for FMC solves, both official and unofficial.</text:span></text:p>
        </text:list-item>
        <text:list-item>
          <text:p text:style-name="P260"><text:a xlink:type="simple" xlink:href="http://menas.com.br/">menas.com.br</text:a><text:span text:style-name="T63">, a collection of official solves by Brazilian cubers, each with an explanation video (in Portuguese).</text:span></text:p>
        </text:list-item>
        <text:list-item>
          <text:p text:style-name="P261"><text:a xlink:type="simple" xlink:href="http://www.speedsolving.com/">Speedsolving.com</text:a><text:span text:style-name="T43">, </text:span><text:span text:style-name="T63">a good reference for cubing in general</text:span><text:span text:style-name="T43">; in partic</text:span><text:span text:style-name="T63">u</text:span><text:span text:style-name="T43">lar:</text:span></text:p>
          <text:list>
            <text:list-item>
              <text:p text:style-name="P259"><text:a xlink:type="simple" xlink:href="http://www.speedsolving.com/forum/showthread.php?13599-The-FMC-thread">The FMC thread</text:a><text:span text:style-name="T43">, dedicat</text:span><text:span text:style-name="T63">ed to</text:span><text:span text:style-name="T43"> Fewest Moves.</text:span></text:p>
            </text:list-item>
            <text:list-item>
              <text:p text:style-name="P259"><text:a xlink:type="simple" xlink:href="http://www.speedsolving.com/forum/showthread.php?1566-Fewest-Moves-Tips-and-Techniques">Fewest Moves: Tips and Techniques</text:a><text:span text:style-name="T43">, </text:span><text:span text:style-name="T63">another</text:span><text:span text:style-name="T43"> thread </text:span><text:span text:style-name="T63">for</text:span><text:span text:style-name="T43"> FMC.</text:span></text:p>
            </text:list-item>
            <text:list-item>
              <text:p text:style-name="P262"><text:span text:style-name="T63">C</text:span><text:a xlink:type="simple" xlink:href="http://www.speedsolving.com/forum/showthread.php?12268-BH-Tutorial">ommutators Tutorial by Brian Yu</text:a></text:p>
            </text:list-item>
          </text:list>
        </text:list-item>
        <text:list-item>
          <text:p text:style-name="P259"><text:a xlink:type="simple" xlink:href="http://www.ryanheise.com/cube/">Ryan Heise' website</text:a><text:span text:style-name="T63">, explaining both his method and some “</text:span><text:a xlink:type="simple" xlink:href="http://www.ryanheise.com/cube/fundamental_techniques.html">fundamental techniques</text:a><text:span text:style-name="T63">”.</text:span></text:p>
        </text:list-item>
        <text:list-item>
          <text:p text:style-name="P259"><text:a xlink:type="simple" xlink:href="http://www.lar5.com/">Lars Petrus' website</text:a><text:span text:style-name="T63">, with useful blockbuilding examples</text:span></text:p>
        </text:list-item>
        <text:list-item>
          <text:p text:style-name="P258"><text:span text:style-name="T43">A </text:span><text:a xlink:type="simple" xlink:href="https://www.youtube.com/watch?v=q0mrMD933rM">v</text:a><text:a xlink:type="simple" xlink:href="https://www.youtube.com/watch?v=q0mrMD933rM">ideo</text:a><text:span text:style-name="T64"> </text:span><text:span text:style-name="T43">by</text:span><text:span text:style-name="T64"> Daniel Sheppard </text:span><text:span text:style-name="T43">with come advice on how to get better</text:span></text:p>
        </text:list-item>
        <text:list-item>
          <text:p text:style-name="P258"><text:span text:style-name="T43">5-video tutorial by Ranzha</text:span><text:span text:style-name="T64">: [</text:span><text:a xlink:type="simple" xlink:href="https://www.youtube.com/watch?v=-gKAzXYonHI">1</text:a><text:span text:style-name="T64">] [</text:span><text:a xlink:type="simple" xlink:href="https://www.youtube.com/watch?v=p8SHkfEfvzE">2</text:a><text:span text:style-name="T64">] [</text:span><text:a xlink:type="simple" xlink:href="https://www.youtube.com/watch?v=PLTtS5IWXCQ">3</text:a><text:span text:style-name="T64">] [</text:span><text:a xlink:type="simple" xlink:href="https://www.youtube.com/watch?v=jVShZKOgFrk">4</text:a><text:span text:style-name="T64">] [</text:span><text:a xlink:type="simple" xlink:href="https://www.youtube.com/watch?v=6OIgLiBahSM">5</text:a><text:span text:style-name="T64">]</text:span></text:p>
        </text:list-item>
        <text:list-item>
          <text:p text:style-name="P258"><text:span text:style-name="T64">A </text:span><text:a xlink:type="simple" xlink:href="http://prezi.com/cng_isud-im-/rubiks-cube-fewest-moves/">presentation</text:a><text:span text:style-name="T43"> by </text:span><text:span text:style-name="T65">Pranav Manerik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2:11:37.316532965</meta:creation-date>
    <dc:date>2014-09-04T23:14:52.075469668</dc:date>
    <meta:editing-duration>P1DT45S</meta:editing-duration>
    <meta:editing-cycles>66</meta:editing-cycles>
    <meta:generator>LibreOffice/4.2.6.3$Linux_X86_64 LibreOffice_project/420m0$Build-3</meta:generator>
    <meta:document-statistic meta:table-count="0" meta:image-count="0" meta:object-count="0" meta:page-count="39" meta:paragraph-count="657" meta:word-count="16038" meta:character-count="83289" meta:non-whitespace-character-count="67991"/>
  </office:meta>
</office:document-meta>
</file>